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208cm" fo:margin-left="1.289cm" fo:margin-right="0.012cm" table:align="margins" style:writing-mode="lr-tb"/>
    </style:style>
    <style:style style:name="Table1.A" style:family="table-column">
      <style:table-column-properties style:column-width="3.877cm" style:rel-column-width="2198*"/>
    </style:style>
    <style:style style:name="Table1.B" style:family="table-column">
      <style:table-column-properties style:column-width="4.96cm" style:rel-column-width="2812*"/>
    </style:style>
    <style:style style:name="Table1.C" style:family="table-column">
      <style:table-column-properties style:column-width="6.371cm" style:rel-column-width="3612*"/>
    </style:style>
    <style:style style:name="Table1.1" style:family="table-row">
      <style:table-row-properties style:min-row-height="1.27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2" style:family="table-row">
      <style:table-row-properties style:min-row-height="0.711cm"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1.3" style:family="table-row">
      <style:table-row-properties style:min-row-height="0.61cm" style:keep-together="true" fo:keep-together="auto"/>
    </style:style>
    <style:style style:name="P1" style:family="paragraph" style:parent-style-name="code">
      <style:text-properties style:font-name="Courier New1" fo:font-size="8.5pt" style:font-size-asian="8.5pt" style:font-size-complex="8.5pt"/>
    </style:style>
    <style:style style:name="P2" style:family="paragraph" style:parent-style-name="code">
      <style:paragraph-properties loext:contextual-spacing="false" fo:orphans="2" fo:widows="2"/>
      <style:text-properties style:font-name="Courier New1" fo:font-size="8.5pt" style:font-size-asian="8.5pt" style:font-size-complex="8.5pt"/>
    </style:style>
    <style:style style:name="P3" style:family="paragraph" style:parent-style-name="code">
      <style:paragraph-properties fo:orphans="2" fo:widows="2"/>
    </style:style>
    <style:style style:name="P4" style:family="paragraph" style:parent-style-name="Standard">
      <style:paragraph-properties loext:contextual-spacing="false" fo:margin-top="0cm" fo:margin-bottom="0cm" fo:orphans="2" fo:widows="2"/>
    </style:style>
    <style:style style:name="P5" style:family="paragraph" style:parent-style-name="body">
      <style:paragraph-properties fo:orphans="2" fo:widows="2"/>
    </style:style>
    <style:style style:name="P6" style:family="paragraph" style:parent-style-name="body">
      <style:paragraph-properties loext:contextual-spacing="false" fo:margin-top="0cm" fo:margin-bottom="0.106cm" style:line-height-at-least="0.388cm" fo:orphans="2" fo:widows="2"/>
      <style:text-properties style:font-name="Courier New" fo:font-size="9pt" style:font-size-asian="9pt" style:font-name-complex="Courier New2" style:font-size-complex="9pt"/>
    </style:style>
    <style:style style:name="P7" style:family="paragraph" style:parent-style-name="CellBody">
      <style:paragraph-properties loext:contextual-spacing="false" fo:margin-left="0.212cm" fo:margin-right="0.212cm" fo:margin-top="0.212cm" fo:margin-bottom="0.141cm" style:line-height-at-least="0.441cm" fo:orphans="2" fo:widows="2" fo:text-indent="0cm" style:auto-text-indent="false"/>
      <style:text-properties fo:font-size="10.5pt" style:font-size-asian="10.5pt" style:font-size-complex="10.5pt"/>
    </style:style>
    <style:style style:name="P8"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9" style:family="paragraph" style:parent-style-name="CellBody">
      <style:paragraph-properties loext:contextual-spacing="false" fo:margin-left="0.212cm" fo:margin-right="0.212cm" fo:margin-top="0.212cm" fo:margin-bottom="0cm" style:line-height-at-least="0.494cm" fo:orphans="2" fo:widows="2" fo:text-indent="0cm" style:auto-text-indent="false"/>
      <style:text-properties fo:font-size="10.5pt" style:font-size-asian="10.5pt" style:font-size-complex="10.5pt"/>
    </style:style>
    <style:style style:name="P10"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11" style:family="paragraph" style:parent-style-name="Standard">
      <style:paragraph-properties fo:line-height="0.423cm" fo:orphans="2" fo:widows="2"/>
      <style:text-properties fo:font-size="12pt" style:font-size-asian="12pt" style:font-size-complex="12pt"/>
    </style:style>
    <style:style style:name="P12" style:family="paragraph" style:parent-style-name="Standard">
      <style:paragraph-properties fo:line-height="0.212cm" fo:orphans="2" fo:widows="2"/>
      <style:text-properties fo:font-size="12pt" style:font-size-asian="12pt" style:font-size-complex="12pt"/>
    </style:style>
    <style:style style:name="P13" style:family="paragraph" style:parent-style-name="Standard">
      <style:paragraph-properties loext:contextual-spacing="false" fo:margin-top="0cm" fo:margin-bottom="2.54cm" style:line-height-at-least="0.353cm" fo:orphans="2" fo:widows="2"/>
    </style:style>
    <style:style style:name="P14" style:family="paragraph" style:parent-style-name="Standard">
      <style:paragraph-properties loext:contextual-spacing="false" fo:margin-top="0.423cm" fo:margin-bottom="0cm" style:line-height-at-least="0.353cm" fo:orphans="2" fo:widows="2" fo:keep-with-next="always"/>
    </style:style>
    <style:style style:name="P15" style:family="paragraph" style:parent-style-name="TableTitle">
      <style:paragraph-properties fo:orphans="2" fo:widows="2"/>
    </style:style>
    <style:style style:name="P16" style:family="paragraph" style:parent-style-name="bullet">
      <style:paragraph-properties fo:margin-top="0cm" fo:margin-bottom="0.176cm" fo:orphans="2" fo:widows="2"/>
    </style:style>
    <style:style style:name="P17" style:family="paragraph" style:parent-style-name="bullet">
      <style:paragraph-properties loext:contextual-spacing="false" fo:margin-top="0cm" fo:margin-bottom="0.176cm" fo:orphans="2" fo:widows="2"/>
    </style:style>
    <style:style style:name="P18" style:family="paragraph" style:parent-style-name="sectionheading">
      <style:paragraph-properties loext:contextual-spacing="false" fo:margin-top="0.071cm" fo:margin-bottom="0.141cm" fo:orphans="2" fo:widows="2"/>
    </style:style>
    <style:style style:name="P19" style:family="paragraph" style:parent-style-name="sectionheading">
      <style:paragraph-properties loext:contextual-spacing="false" fo:margin-top="0.106cm" fo:margin-bottom="0.141cm" fo:orphans="2" fo:widows="2"/>
    </style:style>
    <style:style style:name="P20" style:family="paragraph" style:parent-style-name="CellBody">
      <style:paragraph-properties style:line-height-at-least="0.494cm" fo:orphans="2" fo:widows="2"/>
      <style:text-properties fo:font-size="10.5pt" style:font-size-asian="10.5pt" style:font-size-complex="10.5pt"/>
    </style:style>
    <style:style style:name="P21" style:family="paragraph" style:parent-style-name="body" style:master-page-name="">
      <style:paragraph-properties loext:contextual-spacing="false" fo:margin-top="0cm" fo:margin-bottom="0.106cm" style:line-height-at-least="0.388cm" fo:orphans="2" fo:widows="2" style:page-number="auto" fo:keep-with-next="always"/>
      <style:text-properties style:font-name="Courier New" fo:font-size="9pt" style:font-size-asian="9pt" style:font-name-complex="Courier New2" style:font-size-complex="9pt"/>
    </style:style>
    <style:style style:name="P22" style:family="paragraph" style:parent-style-name="body" style:master-page-name="">
      <style:paragraph-properties loext:contextual-spacing="false" fo:margin-top="0cm" fo:margin-bottom="0cm" style:line-height-at-least="0.388cm" fo:orphans="2" fo:widows="2" style:page-number="auto"/>
      <style:text-properties style:font-name="Courier New" fo:font-size="8.5pt" style:font-size-asian="8.5pt" style:font-name-complex="Courier New2" style:font-size-complex="8.5pt"/>
    </style:style>
    <style:style style:name="P23" style:family="paragraph" style:parent-style-name="body">
      <style:paragraph-properties loext:contextual-spacing="false" fo:margin-top="0cm" fo:margin-bottom="0cm" style:line-height-at-least="0.388cm" fo:orphans="2" fo:widows="2"/>
      <style:text-properties style:font-name="Courier New" fo:font-size="8.5pt" style:font-size-asian="8.5pt" style:font-name-complex="Courier New2" style:font-size-complex="8.5pt"/>
    </style:style>
    <style:style style:name="P24" style:family="paragraph" style:parent-style-name="body">
      <style:paragraph-properties loext:contextual-spacing="false" fo:margin-top="0cm" fo:margin-bottom="0cm" style:line-height-at-least="0.388cm" fo:text-align="start" style:justify-single-word="false" fo:orphans="2" fo:widows="2"/>
      <style:text-properties style:font-name="Courier New" fo:font-size="8.5pt" style:font-size-asian="8.5pt" style:font-name-complex="Courier New2" style:font-size-complex="8.5pt"/>
    </style:style>
    <style:style style:name="P25" style:family="paragraph" style:parent-style-name="body">
      <style:paragraph-properties loext:contextual-spacing="false" fo:margin-top="0cm" fo:margin-bottom="0cm" style:line-height-at-least="0.388cm" fo:text-align="start" style:justify-single-word="false" fo:orphans="2" fo:widows="2"/>
      <style:text-properties style:font-name="Courier New" fo:font-size="8.5pt" style:font-size-asian="8.5pt" style:font-name-complex="Courier New2" style:font-size-complex="8.5pt"/>
    </style:style>
    <style:style style:name="P26" style:family="paragraph" style:parent-style-name="body">
      <style:paragraph-properties loext:contextual-spacing="false" fo:margin-top="0cm" fo:margin-bottom="0cm" style:line-height-at-least="0.388cm" fo:orphans="2" fo:widows="2"/>
      <style:text-properties style:font-name="Courier New" fo:font-size="9pt" style:font-size-asian="9pt" style:font-name-complex="Courier New2" style:font-size-complex="9pt"/>
    </style:style>
    <style:style style:name="P27" style:family="paragraph" style:parent-style-name="body">
      <style:paragraph-properties loext:contextual-spacing="false" fo:margin-top="0cm" fo:margin-bottom="0cm" style:line-height-at-least="0.388cm" fo:orphans="2" fo:widows="2"/>
      <style:text-properties fo:font-size="8.5pt" style:font-size-asian="8.5pt" style:font-size-complex="8.5pt"/>
    </style:style>
    <style:style style:name="P28" style:family="paragraph" style:parent-style-name="body" style:master-page-name="">
      <style:paragraph-properties loext:contextual-spacing="false" fo:margin-top="0cm" fo:margin-bottom="0cm" style:line-height-at-least="0.388cm" fo:orphans="2" fo:widows="2" style:page-number="auto" fo:keep-with-next="always"/>
      <style:text-properties style:font-name="Courier New" fo:font-size="8.5pt" style:font-size-asian="8.5pt" style:font-name-complex="Courier New2" style:font-size-complex="8.5pt"/>
    </style:style>
    <style:style style:name="P29" style:family="paragraph" style:parent-style-name="code" style:master-page-name="">
      <style:paragraph-properties fo:orphans="2" fo:widows="2" style:page-number="auto" fo:keep-with-next="always"/>
    </style:style>
    <style:style style:name="P30" style:family="paragraph" style:parent-style-name="code">
      <style:paragraph-properties fo:orphans="2" fo:widows="2"/>
    </style:style>
    <style:style style:name="P31" style:family="paragraph" style:parent-style-name="Heading_20_2">
      <style:paragraph-properties loext:contextual-spacing="false" fo:margin-top="0cm" fo:margin-bottom="0.141cm" fo:orphans="2" fo:widows="2"/>
    </style:style>
    <style:style style:name="P32" style:family="paragraph" style:parent-style-name="Heading_20_3">
      <style:paragraph-properties fo:orphans="2" fo:widows="2"/>
    </style:style>
    <style:style style:name="P33" style:family="paragraph" style:parent-style-name="Heading_20_3">
      <style:paragraph-properties loext:contextual-spacing="false" fo:margin-top="0.106cm" fo:margin-bottom="0.176cm" fo:orphans="2" fo:widows="2"/>
    </style:style>
    <style:style style:name="P34" style:family="paragraph" style:parent-style-name="Heading_20_3">
      <style:paragraph-properties loext:contextual-spacing="false" fo:margin-top="0.141cm" fo:margin-bottom="0.176cm" fo:orphans="2" fo:widows="2"/>
    </style:style>
    <style:style style:name="P35" style:family="paragraph" style:parent-style-name="Heading_20_1" style:master-page-name="Standard">
      <style:paragraph-properties loext:contextual-spacing="false" fo:margin-top="0cm" fo:margin-bottom="0cm" fo:orphans="2" fo:widows="2" style:page-number="auto"/>
    </style:style>
    <style:style style:name="P36"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6"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8" draw:name="Picture 72"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9" draw:name="Picture 73"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0" draw:name="Picture 74"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1" draw:name="Picture 75"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2" draw:name="Picture 76"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3" draw:name="Picture 77"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4" draw:name="Picture 78" draw:style-name="gr2" draw:text-style-name="P36" svg:width="7.09cm" svg:height="0.343cm" svg:x="-6.033cm" svg:y="0cm">
        <draw:image xlink:href="Pictures/2000000900000FB5000000C9E5A4A80D23E7850E.wmf" xlink:type="simple" xlink:show="embed" xlink:actuate="onLoad">
          <text:p/>
        </draw:image>
      </draw:frame>
      <draw:frame text:anchor-type="page" text:anchor-page-number="1" draw:z-index="15" draw:name="Picture 79" draw:style-name="gr2" draw:text-style-name="P36" svg:width="7.09cm" svg:height="0.343cm" svg:x="-6.033cm" svg:y="0cm">
        <draw:image xlink:href="Pictures/2000000900000FB5000000C9E5A4A80D23E7850E.wmf" xlink:type="simple" xlink:show="embed" xlink:actuate="onLoad">
          <text:p/>
        </draw:image>
      </draw:frame>
      <text:p text:style-name="P35"><text:alphabetical-index-mark-start text:id="IMark5275789824" text:main-entry="true"/>Annotations<text:alphabetical-index-mark-end text:id="IMark5275789824"/> and <text:alphabetical-index-mark-start text:id="IMark5275789632" text:main-entry="true"/>Metadata API<text:alphabetical-index-mark-end text:id="IMark5275789632"/></text:p>
      <text:p text:style-name="P13"><draw:frame draw:style-name="fr1" draw:name="graphics1" text:anchor-type="as-char" svg:width="16.51cm" svg:height="0.342cm" draw:z-index="16"><draw:image xlink:href="Pictures/20000009000025F9000000C9A96828DD27FE8892.wmf" xlink:type="simple" xlink:show="embed" xlink:actuate="onLoad"/></draw:frame></text:p>
      <text:p text:style-name="P5">This chapter specifies the <text:alphabetical-index-mark-start text:id="IMark5275789632"/><text:alphabetical-index-mark-start text:id="IMark5275789824" text:main-entry="true"/>annotations<text:alphabetical-index-mark-end text:id="IMark5275789824"/><text:alphabetical-index-mark-end text:id="IMark5275789632"/> that describe a persistence-capable class or interface, optionally including its mapping to a relational database; and an API to dynamically access and create metadata. The annotations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annotations, xml, or API, the metadata can be obtained at runtime via the API.</text:p>
      <text:p text:style-name="P5">The annotations described herein support the entire range of metadata that can be expressed using the xml format. Annotations have identical semantics to the corresponding xml metadata. </text:p>
      <text:p text:style-name="P5">All annotations are defined in the package javax.jdo.annotations. Annotations apply to classes, fields, or methods, depending on their purpose. If xml metadata is defined for annotated classes, fields, or methods, xml metadata overrides the annotation.</text:p>
      <text:p text:style-name="P5">Annotations can be applied to classes and interfaces; and within classes and interfaces, to fields and methods. Annotations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5">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element names follow the Java field naming convention: lower case the first character and camel case compound words.</text:p>
      <text:p text:style-name="P5">Annotations differ from xml metadata in the richness of usage. The differences become significant in several areas:</text:p>
      <text:p text:style-name="P16">•<text:tab/>Multiple annotations of the same interface type cannot be applied to a class, interface, field, or method. Therefore, where multiple xml elements are permitted, the corresponding annotation has an additional annotation for multiple instances. For example, <text:span text:style-name="T1">@</text:span><text:span text:style-name="T1">Index</text:span> can appear only once so there is an <text:span text:style-name="T1">@</text:span><text:span text:style-name="T1">Indices</text:span> that contains an array of <text:span text:style-name="T1">@</text:span><text:span text:style-name="T1">Index</text:span> annotations.</text:p>
      <text:p text:style-name="P17">•<text:tab/>Annotations cannot have null defaults. Therefore, <text:span text:style-name="T1">boolean</text:span> element types are not used. Instead, elements that have <text:span text:style-name="T1">boolean</text:span> values are declared to have <text:span text:style-name="T1">String</text:span> type, and the default is the empty <text:span text:style-name="T1">String</text:span>. This allows identical semantics between xml and annotations. For example, <text:span text:style-name="T1">@</text:span><text:span text:style-name="T1">Persistent</text:span> has an element <text:span text:style-name="T1">primaryKey</text:span><text:span text:style-name="T1">()</text:span> which defaults to the empty String, and if unspecified, defaults to <text:span text:style-name="T1">true</text:span> if the <text:span text:style-name="T1">@</text:span><text:span text:style-name="T1">PrimaryKey</text:span> annotation is used, and to <text:span text:style-name="T1">false</text:span> if not.</text:p>
      <text:p text:style-name="P16"><text:soft-page-break/>•<text:tab/>Annotation elements of annotation types cannot have default values, since there is no way to construct an instance of an annotation type to use as the default. When translating xml metadata to annotations, where annotation elements would need to be of an annotation type, the element is instead promoted to directly annotate the class, interface, field, or method. For example, xml element <text:span text:style-name="T1">key</text:span> is a contained element of xml element <text:span text:style-name="T1">field</text:span> but in annotations it is a separate <text:span text:style-name="T1">@</text:span><text:span text:style-name="T1">Key</text:span> annotation applied to the field or property directly.</text:p>
      <text:p text:style-name="P17">•<text:tab/>Annotations can be combined and applied to user-defined compound annotations. A user-defined annotation itself can be annotated with one or more JDO annotations and when the user-defined annotation is applied to an element, all of its JDO annotations will be applied to that element. Nested user-defined annotations are also supported. If the same JDO annotations appear multiple times in user-defined annotations, all JDO annotation values will be applied to the target element. If the same JDO annotation value appears multiple times, results are undefined.</text:p>
      <text:p text:style-name="P18"><text:tab/><text:tab/>Java Persistence API Annotations</text:p>
      <text:p text:style-name="P5">A JDO implementation that supports jdo annotations must also support Java Persistence API annotations. </text:p>
      <text:p text:style-name="P19"><text:tab/><text:tab/>Overrides</text:p>
      <text:p text:style-name="P5">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annotations, which override metadata specified in Java Persistence API annotations. ]</text:p>
      <text:p text:style-name="P14"><draw:frame draw:style-name="fr1" draw:name="1" text:anchor-type="as-char" svg:width="7.091cm" svg:height="0.342cm" draw:z-index="1"><draw:image xlink:href="Pictures/2000000900000FB5000000C9E5A4A80D23E7850E.wmf" xlink:type="simple" xlink:show="embed" xlink:actuate="onLoad"/></draw:frame></text:p>
      <text:h text:style-name="P31" text:outline-level="2"><text:alphabetical-index-mark-start text:id="IMark5275789632" text:main-entry="true"/>Metadata <text:alphabetical-index-mark-start text:id="IMark5275789824" text:main-entry="true"/>Annotations<text:alphabetical-index-mark-end text:id="IMark5275789824"/><text:alphabetical-index-mark-end text:id="IMark5275789632"/></text:h>
      <text:p text:style-name="P5">The following describes each jdo annotation, in alphabetical order.</text:p>
      <text:h text:style-name="P33" text:outline-level="3"><text:alphabetical-index-mark-start text:id="IMark5275789632" text:key1="annotation"/>Cacheable<text:alphabetical-index-mark-end text:id="IMark5275789632"/> Annotation</text:h>
      <text:p text:style-name="P3">@Target({ElementType.TYPE, ElementType.FIELD, ElementType.METHOD}) </text:p>
      <text:p text:style-name="P3">@Retention(RetentionPolicy.RUNTIME)</text:p>
      <text:p text:style-name="P3">public @interface Cacheable</text:p>
      <text:p text:style-name="P3">{</text:p>
      <text:p text:style-name="P3"><text:tab/>String value() default “true”;</text:p>
      <text:p text:style-name="P3">}</text:p>
      <text:p text:style-name="P3"/>
      <text:h text:style-name="P32" text:outline-level="3"><text:alphabetical-index-mark-start text:id="IMark5275789632" text:key1="annotation"/>Column<text:alphabetical-index-mark-end text:id="IMark5275789632"/> Annotation</text:h>
      <text:p text:style-name="P3">@Target({ElementType.FIELD, ElementType.METHOD, ElementType.TYPE}) </text:p>
      <text:p text:style-name="P3">@Retention(RetentionPolicy.RUNTIME)</text:p>
      <text:p text:style-name="P3">@Repeatable(Columns.class)</text:p>
      <text:p text:style-name="P3">public @interface Column</text:p>
      <text:p text:style-name="P3">{</text:p>
      <text:p text:style-name="P3"><text:s text:c="4"/>/**</text:p>
      <text:p text:style-name="P3"><text:s text:c="5"/>* Name of the column.</text:p>
      <text:p text:style-name="P3"><text:s text:c="5"/>* @return the name of the column</text:p>
      <text:p text:style-name="P3"><text:s text:c="5"/>*/</text:p>
      <text:p text:style-name="P3"><text:soft-page-break/><text:s text:c="4"/>String name() default ““;</text:p>
      <text:p text:style-name="P3"/>
      <text:p text:style-name="P3"><text:s text:c="4"/>/**</text:p>
      <text:p text:style-name="P3"><text:s text:c="5"/>* Target column for this column in the other table when part of a </text:p>
      <text:p text:style-name="P3"><text:s text:c="5"/>* foreign key relation.</text:p>
      <text:p text:style-name="P3"><text:s text:c="5"/>* @return the target column in the other table for this column </text:p>
      <text:p text:style-name="P3"><text:s text:c="5"/>* when part of a foreign key relation.</text:p>
      <text:p text:style-name="P3"><text:s text:c="5"/>*/</text:p>
      <text:p text:style-name="P3"><text:s text:c="4"/>String target() default ““;</text:p>
      <text:p text:style-name="P3"/>
      <text:p text:style-name="P3"><text:s text:c="4"/>/**</text:p>
      <text:p text:style-name="P3"><text:s text:c="5"/>* Target member in the other class or interface for this column </text:p>
      <text:p text:style-name="P3"><text:s text:c="5"/>* when part of a bidirectional relation.</text:p>
      <text:p text:style-name="P3"><text:s text:c="5"/>* @return the target member for this column when part of </text:p>
      <text:p text:style-name="P3"><text:s text:c="5"/>* a bidirectional relation.</text:p>
      <text:p text:style-name="P3"><text:s text:c="5"/>*/</text:p>
      <text:p text:style-name="P3"><text:s text:c="4"/>String targetMember() default ““;</text:p>
      <text:p text:style-name="P3"/>
      <text:p text:style-name="P3"><text:s text:c="4"/>/**</text:p>
      <text:p text:style-name="P3"><text:s text:c="5"/>* JDBC Type for this column.</text:p>
      <text:p text:style-name="P3"><text:s text:c="5"/>* @return JDBC type for this column</text:p>
      <text:p text:style-name="P3"><text:s text:c="5"/>*/</text:p>
      <text:p text:style-name="P3"><text:s text:c="4"/>String jdbcType() default ““;</text:p>
      <text:p text:style-name="P3"/>
      <text:p text:style-name="P3"><text:s text:c="4"/>/**</text:p>
      <text:p text:style-name="P3"><text:s text:c="5"/>* SQL Type for this column.</text:p>
      <text:p text:style-name="P3"><text:s text:c="5"/>* @return SQL type for this column</text:p>
      <text:p text:style-name="P3"><text:s text:c="5"/>*/</text:p>
      <text:p text:style-name="P3"><text:s text:c="4"/>String sqlType() default ““;</text:p>
      <text:p text:style-name="P3"/>
      <text:p text:style-name="P3"><text:s text:c="4"/>/**</text:p>
      <text:p text:style-name="P3"><text:s text:c="5"/>* Maximum length of data stored in this column.</text:p>
      <text:p text:style-name="P3"><text:s text:c="5"/>* @return the maximum length of data stored in this column</text:p>
      <text:p text:style-name="P3"><text:s text:c="5"/>*/</text:p>
      <text:p text:style-name="P3"><text:s text:c="4"/>int length() default -1;</text:p>
      <text:p text:style-name="P3"/>
      <text:p text:style-name="P3"><text:s text:c="4"/>/**</text:p>
      <text:p text:style-name="P3"><text:s text:c="5"/>* Scale for the column when handling floating point values.</text:p>
      <text:p text:style-name="P3"><text:s text:c="5"/>* @return the scale for the column when handling floating point values</text:p>
      <text:p text:style-name="P3"><text:s text:c="5"/>*/</text:p>
      <text:p text:style-name="P3"><text:s text:c="4"/>int scale() default -1;</text:p>
      <text:p text:style-name="P3"/>
      <text:p text:style-name="P3"><text:s text:c="4"/>/**</text:p>
      <text:p text:style-name="P3"><text:s text:c="5"/>* Whether the column allows null values to be inserted.</text:p>
      <text:p text:style-name="P3"><text:s text:c="5"/>* @return whether the column allows null values to be inserted</text:p>
      <text:p text:style-name="P3"><text:s text:c="5"/>*/</text:p>
      <text:p text:style-name="P3"><text:s text:c="4"/>String allowsNull() default ““;</text:p>
      <text:p text:style-name="P3"/>
      <text:p text:style-name="P3"><text:s text:c="4"/>/**</text:p>
      <text:p text:style-name="P3"><text:s text:c="5"/>* Default value for this column.</text:p>
      <text:p text:style-name="P3"><text:s text:c="5"/>* @return the default value for this column</text:p>
      <text:p text:style-name="P3"><text:s text:c="5"/>*/</text:p>
      <text:p text:style-name="P3"><text:s text:c="4"/>String defaultValue() default ““;</text:p>
      <text:p text:style-name="P3"/>
      <text:p text:style-name="P3"><text:s text:c="4"/>/**</text:p>
      <text:p text:style-name="P3"><text:s text:c="5"/>* Value to be inserted when this is an “unmapped” column</text:p>
      <text:p text:style-name="P3"><text:soft-page-break/><text:s text:c="5"/>* @return the value to be inserted when this is an “unmapped” column</text:p>
      <text:p text:style-name="P3"><text:s text:c="5"/>*/</text:p>
      <text:p text:style-name="P3"><text:s text:c="4"/>String insertValue() default ““;</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
      <text:p text:style-name="P3"/>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3"/>
      <text:h text:style-name="P32" text:outline-level="3"><text:alphabetical-index-mark-start text:id="IMark5275789632" text:key1="annotation"/>Columns<text:alphabetical-index-mark-end text:id="IMark5275789632"/> Annotation</text:h>
      <text:p text:style-name="P3">@Target({ElementType.FIELD, ElementType.METHOD, ElementType.TYPE}) </text:p>
      <text:p text:style-name="P3">@Retention(RetentionPolicy.RUNTIME)</text:p>
      <text:p text:style-name="P3">public @interface Columns</text:p>
      <text:p text:style-name="P3">{</text:p>
      <text:p text:style-name="P3"><text:s text:c="4"/>/** The columns annotation information.</text:p>
      <text:p text:style-name="P3"><text:s text:c="5"/>* @return the columns</text:p>
      <text:p text:style-name="P3"><text:s text:c="5"/>*/</text:p>
      <text:p text:style-name="P3"><text:s text:c="4"/>Column[] value();</text:p>
      <text:p text:style-name="P3">}</text:p>
      <text:p text:style-name="P3"/>
      <text:h text:style-name="P32" text:outline-level="3"><text:alphabetical-index-mark-start text:id="IMark5275789632" text:main-entry="true"/>Convert<text:alphabetical-index-mark-end text:id="IMark5275789632"/> Annotation</text:h>
      <text:p text:style-name="P3">@Retention(RetentionPolicy.RUNTIME)</text:p>
      <text:p text:style-name="P3">@Target({ElementType.METHOD, ElementType.FIELD})</text:p>
      <text:p text:style-name="P3">public @interface Convert</text:p>
      <text:p text:style-name="P3">{</text:p>
      <text:p text:style-name="P3"><text:tab/>/**</text:p>
      <text:p text:style-name="P3"><text:tab/> * The AttributeConverter to use for conversion.</text:p>
      <text:p text:style-name="P3"><text:tab/> * @return Converter class to use</text:p>
      <text:p text:style-name="P3"><text:tab/> */</text:p>
      <text:p text:style-name="P3"><text:tab/>@SuppressWarnings("rawtypes")</text:p>
      <text:p text:style-name="P3"><text:tab/>Class&lt;? extends AttributeConverter&gt; value();</text:p>
      <text:p text:style-name="P3"><text:tab/>/**</text:p>
      <text:p text:style-name="P3"><text:tab/> * Whether this conversion is enabled. true by default.</text:p>
      <text:p text:style-name="P3"><text:tab/> * Setting this to false allows disabling conversions specified at PMF level.</text:p>
      <text:p text:style-name="P3"><text:tab/> * @return Whether the PMF default converter is enabled</text:p>
      <text:p text:style-name="P3"><text:tab/> */</text:p>
      <text:p text:style-name="P3"><text:tab/>boolean enabled() default true;</text:p>
      <text:p text:style-name="P3">}</text:p>
      <text:h text:style-name="P32" text:outline-level="3"><text:alphabetical-index-mark-start text:id="IMark5275789632" text:key1="annotation"/><text:alphabetical-index-mark text:string-value=" " text:key1="annotation"/>DatastoreIdentity<text:alphabetical-index-mark-end text:id="IMark5275789632"/> Annotation</text:h>
      <text:p text:style-name="P3">@Target(ElementType.TYPE) </text:p>
      <text:p text:style-name="P3">@Retention(RetentionPolicy.RUNTIME)</text:p>
      <text:p text:style-name="P3">public @interface DatastoreIdentity</text:p>
      <text:p text:style-name="P3">{</text:p>
      <text:p text:style-name="P3"><text:soft-page-break/><text:s text:c="4"/>/**</text:p>
      <text:p text:style-name="P3"><text:s text:c="5"/>* Strategy to use when generating datastore identities</text:p>
      <text:p text:style-name="P3"><text:s text:c="5"/>* @return Strategy to use when generating datastore identities</text:p>
      <text:p text:style-name="P3"><text:s text:c="5"/>*/</text:p>
      <text:p text:style-name="P3"><text:s text:c="4"/>IdGeneratorStrategy strategy() default IdGeneratorStrategy.UNSPECIFIED;</text:p>
      <text:p text:style-name="P3"/>
      <text:p text:style-name="P3"><text:s text:c="4"/>/** Custom strategy to use to generate the value for the identity. </text:p>
      <text:p text:style-name="P3"><text:s text:c="5"/>* If customStrategy is non-empty, then strategy must be UNSPECIFIED.</text:p>
      <text:p text:style-name="P3"><text:s text:c="5"/>* @return the custom strategy</text:p>
      <text:p text:style-name="P3"><text:s text:c="5"/>*/</text:p>
      <text:p text:style-name="P3"><text:s text:c="4"/>String customStrategy() default ““;</text:p>
      <text:p text:style-name="P3"/>
      <text:p text:style-name="P3"><text:s text:c="4"/>/**</text:p>
      <text:p text:style-name="P3"><text:s text:c="5"/>* Name of sequence to use when the strategy involves sequences</text:p>
      <text:p text:style-name="P3"><text:s text:c="5"/>* @return Name of sequence to use when the strategy involves sequences</text:p>
      <text:p text:style-name="P3"><text:s text:c="5"/>*/</text:p>
      <text:p text:style-name="P3"><text:s text:c="4"/>String sequence() default ““;</text:p>
      <text:p text:style-name="P3"/>
      <text:p text:style-name="P3"><text:s text:c="4"/>/**</text:p>
      <text:p text:style-name="P3"><text:s text:c="5"/>* Name of the column for the datastore identity</text:p>
      <text:p text:style-name="P3"><text:s text:c="5"/>* @return Name of the column for the datastore identity</text:p>
      <text:p text:style-name="P3"><text:s text:c="5"/>*/</text:p>
      <text:p text:style-name="P3"><text:s text:c="4"/>String column() default ““;</text:p>
      <text:p text:style-name="P3"/>
      <text:p text:style-name="P3"><text:s text:c="4"/>/**</text:p>
      <text:p text:style-name="P3"><text:s text:c="5"/>* The column(s) making up the datastore identity.</text:p>
      <text:p text:style-name="P3"><text:s text:c="5"/>* @return The column(s) making up the datastore identity.</text:p>
      <text:p text:style-name="P3"><text:s text:c="5"/>*/</text:p>
      <text:p text:style-name="P3"><text:s text:c="4"/>Column[] columns() default {};</text:p>
      <text:p text:style-name="P3"/>
      <text:p text:style-name="P3"><text:s text:c="4"/>/** Vendor extensions. </text:p>
      <text:p text:style-name="P3"><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789632" text:key1="annotation"/>Discriminator<text:alphabetical-index-mark-end text:id="IMark5275789632"/> Annotation</text:h>
      <text:p text:style-name="P3">@Target(ElementType.TYPE) </text:p>
      <text:p text:style-name="P3">@Retention(RetentionPolicy.RUNTIME)</text:p>
      <text:p text:style-name="P3">public @interface Discriminator</text:p>
      <text:p text:style-name="P3">{</text:p>
      <text:p text:style-name="P3"><text:s text:c="4"/>/**</text:p>
      <text:p text:style-name="P3"><text:s text:c="5"/>* Strategy to use for the discriminator. The discriminator determines</text:p>
      <text:p text:style-name="P3"><text:s text:c="5"/>* the class associated with a row in the datastore.</text:p>
      <text:p text:style-name="P3"><text:s text:c="5"/>* @return the strategy to use for the discriminator</text:p>
      <text:p text:style-name="P3"><text:s text:c="5"/>*/</text:p>
      <text:p text:style-name="P3"><text:s text:c="4"/>DiscriminatorStrategy strategy() </text:p>
      <text:p text:style-name="P3"><text:s text:c="8"/>default DiscriminatorStrategy.UNSPECIFIED;</text:p>
      <text:p text:style-name="P3"/>
      <text:p text:style-name="P3"><text:s text:c="4"/>/** Custom strategy to use for the discriminator. </text:p>
      <text:p text:style-name="P3"><text:s text:c="5"/>* If customStrategy is non-empty, then strategy must be UNSPECIFIED.</text:p>
      <text:p text:style-name="P3"><text:s text:c="5"/>* @return the custom strategy</text:p>
      <text:p text:style-name="P3"><text:s text:c="5"/>*/</text:p>
      <text:p text:style-name="P3"><text:s text:c="4"/>String customStrategy() default ““;</text:p>
      <text:p text:style-name="P3"><text:soft-page-break/></text:p>
      <text:p text:style-name="P3"><text:s text:c="4"/>/**</text:p>
      <text:p text:style-name="P3"><text:s text:c="5"/>* Whether the discriminator is indexed.</text:p>
      <text:p text:style-name="P3"><text:s text:c="5"/>* @return whether the discriminator is indexed</text:p>
      <text:p text:style-name="P3"><text:s text:c="5"/>*/</text:p>
      <text:p text:style-name="P3"><text:s text:c="4"/>String indexed() default ““;</text:p>
      <text:p text:style-name="P3"/>
      <text:p text:style-name="P3"><text:s text:c="4"/>/**</text:p>
      <text:p text:style-name="P3"><text:s text:c="5"/>* Name of the column for the discriminator</text:p>
      <text:p text:style-name="P3"><text:s text:c="5"/>* @return the name of the column for the discriminator</text:p>
      <text:p text:style-name="P3"><text:s text:c="5"/>*/</text:p>
      <text:p text:style-name="P3"><text:s text:c="4"/>String column() default ““;</text:p>
      <text:p text:style-name="P3"/>
      <text:p text:style-name="P3"><text:s text:c="4"/>/**</text:p>
      <text:p text:style-name="P3"><text:s text:c="5"/>* The value for the discriminator for objects of this class </text:p>
      <text:p text:style-name="P3"><text:s text:c="5"/>* when using “value-map” strategy.</text:p>
      <text:p text:style-name="P3"><text:s text:c="5"/>* @return The value for the discriminator for objects of this class </text:p>
      <text:p text:style-name="P3"><text:s text:c="5"/>* when using “value-map” strategy</text:p>
      <text:p text:style-name="P3"><text:s text:c="5"/>*/</text:p>
      <text:p text:style-name="P3"><text:s text:c="4"/>String value() default ““;</text:p>
      <text:p text:style-name="P3"/>
      <text:p text:style-name="P3"><text:s text:c="4"/>/**</text:p>
      <text:p text:style-name="P3"><text:s text:c="5"/>* The column(s) making up the discriminator.</text:p>
      <text:p text:style-name="P3"><text:s text:c="5"/>* @return the column(s) making up the discriminator</text:p>
      <text:p text:style-name="P3"><text:s text:c="5"/>*/</text:p>
      <text:p text:style-name="P3"><text:s text:c="4"/>Column[] columns() default {};</text:p>
      <text:p text:style-name="P3">}</text:p>
      <text:p text:style-name="P3"/>
      <text:h text:style-name="P32" text:outline-level="3"><text:alphabetical-index-mark-start text:id="IMark5275789632" text:key1="annotation"/>DiscriminatorStrategy<text:alphabetical-index-mark-end text:id="IMark5275789632"/> Enum</text:h>
      <text:p text:style-name="P3"/>
      <text:p text:style-name="P3">public enum DiscriminatorStrategy</text:p>
      <text:p text:style-name="P3">{</text:p>
      <text:p text:style-name="P3"><text:s text:c="4"/>UNSPECIFIED,</text:p>
      <text:p text:style-name="P3"><text:s text:c="4"/>NONE,</text:p>
      <text:p text:style-name="P3"><text:s text:c="4"/>VALUE_MAP,</text:p>
      <text:p text:style-name="P3"><text:s text:c="4"/>CLASS_NAME</text:p>
      <text:p text:style-name="P3">}</text:p>
      <text:p text:style-name="P3"/>
      <text:h text:style-name="P32" text:outline-level="3"><text:alphabetical-index-mark-start text:id="IMark5275789632" text:key1="annotation"/>Element<text:alphabetical-index-mark-end text:id="IMark5275789632"/> Annotation</text:h>
      <text:p text:style-name="P3">@Target({ElementType.ANNOTATION_TYPE, ElementType.FIELD, ElementType.METHOD}) </text:p>
      <text:p text:style-name="P3">@Retention(RetentionPolicy.RUNTIME)</text:p>
      <text:p text:style-name="P3">public @interface Element</text:p>
      <text:p text:style-name="P3">{</text:p>
      <text:p text:style-name="P3"><text:s text:c="4"/>/**</text:p>
      <text:p text:style-name="P3"><text:s text:c="5"/>* Types of the elements. This can be determined if using JDK1.5 generics</text:p>
      <text:p text:style-name="P3"><text:s text:c="5"/>* but is required otherwise. Multiple types can be specified if the</text:p>
      <text:p text:style-name="P3"><text:s text:c="5"/>* implementation supports multiple types.</text:p>
      <text:p text:style-name="P3"><text:s text:c="5"/>* @return the types of elements</text:p>
      <text:p text:style-name="P3"><text:s text:c="5"/>*/</text:p>
      <text:p text:style-name="P3"><text:s text:c="4"/>Class[] types() default {};</text:p>
      <text:p text:style-name="P3"/>
      <text:p text:style-name="P3"><text:s text:c="4"/>/**</text:p>
      <text:p text:style-name="P3"><text:s text:c="5"/>* Whether the element is to be stored serialized (into a join table)</text:p>
      <text:p text:style-name="P3"><text:soft-page-break/><text:s text:c="5"/>* @return whether the element is to be stored serialized </text:p>
      <text:p text:style-name="P3"><text:s text:c="5"/>* (into a join table)</text:p>
      <text:p text:style-name="P3"><text:s text:c="5"/>*/</text:p>
      <text:p text:style-name="P3"><text:s text:c="4"/>String serialized() default ““;</text:p>
      <text:p text:style-name="P3"/>
      <text:p text:style-name="P3"><text:s text:c="4"/>/** Whether this element is embedded. </text:p>
      <text:p text:style-name="P3"><text:s text:c="5"/>* @return whether this element is embedded</text:p>
      <text:p text:style-name="P3"><text:s text:c="5"/>*/</text:p>
      <text:p text:style-name="P3"><text:s text:c="4"/>String embedded() default ““;</text:p>
      <text:p text:style-name="P3"/>
      <text:p text:style-name="P3"><text:s text:c="4"/>/**</text:p>
      <text:p text:style-name="P3"><text:s text:c="5"/>* The embedded mapping for the element.</text:p>
      <text:p text:style-name="P3"><text:s text:c="5"/>* @return the embedded mapping for the element</text:p>
      <text:p text:style-name="P3"><text:s text:c="5"/>*/</text:p>
      <text:p text:style-name="P3"><text:s text:c="4"/>Embedded[] embeddedMapping() default {};</text:p>
      <text:p text:style-name="P3"/>
      <text:p text:style-name="P3"><text:s text:c="4"/>/**</text:p>
      <text:p text:style-name="P3"><text:s text:c="5"/>* Whether the element is dependent on the owner, and will be deleted </text:p>
      <text:p text:style-name="P3"><text:s text:c="5"/>* when the owner is deleted.</text:p>
      <text:p text:style-name="P3"><text:s text:c="5"/>* @return whether the element is dependent on the owner, and will be </text:p>
      <text:p text:style-name="P3"><text:s text:c="5"/>* deleted when the owner is deleted</text:p>
      <text:p text:style-name="P3"><text:s text:c="5"/>*/</text:p>
      <text:p text:style-name="P3"><text:s text:c="4"/>String dependent() default ““;</text:p>
      <text:p text:style-name="P3"/>
      <text:p text:style-name="P3"><text:s text:c="4"/>/**</text:p>
      <text:p text:style-name="P3"><text:s text:c="5"/>* Name of the table for the element.</text:p>
      <text:p text:style-name="P3"><text:s text:c="5"/>* @return name of the table for the element</text:p>
      <text:p text:style-name="P3"><text:s text:c="5"/>*/</text:p>
      <text:p text:style-name="P3"><text:s text:c="4"/>String table() default ““;</text:p>
      <text:p text:style-name="P3"/>
      <text:p text:style-name="P3"><text:s text:c="4"/>/**</text:p>
      <text:p text:style-name="P3"><text:s text:c="5"/>* Name of the column to store the element in.</text:p>
      <text:p text:style-name="P3"><text:s text:c="5"/>* @return name of the column to store the element in</text:p>
      <text:p text:style-name="P3"><text:s text:c="5"/>*/</text:p>
      <text:p text:style-name="P3"><text:s text:c="4"/>String column() default ““;</text:p>
      <text:p text:style-name="P3"/>
      <text:p text:style-name="P3"><text:s text:c="4"/>/**</text:p>
      <text:p text:style-name="P3"><text:s text:c="5"/>* Delete action to apply to any foreign key for the element.</text:p>
      <text:p text:style-name="P3"><text:s text:c="5"/>* @return delete action to apply to any foreign key for the element</text:p>
      <text:p text:style-name="P3"><text:s text:c="5"/>*/</text:p>
      <text:p text:style-name="P3"><text:s text:c="4"/>ForeignKeyAction deleteAction() default ForeignKeyAction.UNSPECIFIED;</text:p>
      <text:p text:style-name="P3"/>
      <text:p text:style-name="P3"><text:s text:c="4"/>/**</text:p>
      <text:p text:style-name="P3"><text:s text:c="5"/>* Update action to apply to any foreign key for the element</text:p>
      <text:p text:style-name="P3"><text:s text:c="5"/>* @return update action to apply to any foreign key for the element</text:p>
      <text:p text:style-name="P3"><text:s text:c="5"/>*/</text:p>
      <text:p text:style-name="P3"><text:s text:c="4"/>ForeignKeyAction updateAction() default ForeignKeyAction.UNSPECIFIED;</text:p>
      <text:p text:style-name="P3"/>
      <text:p text:style-name="P3"><text:s text:c="4"/>/**</text:p>
      <text:p text:style-name="P3"><text:s text:c="5"/>* Whether the value column(s) should be indexed.</text:p>
      <text:p text:style-name="P3"><text:s text:c="5"/>* @return whether the value column(s) should be indexed.</text:p>
      <text:p text:style-name="P3"><text:s text:c="5"/>*/</text:p>
      <text:p text:style-name="P3"><text:s text:c="4"/>String indexed() default ““;</text:p>
      <text:p text:style-name="P3"/>
      <text:p text:style-name="P3"><text:s text:c="4"/>/** The name of the index to generate. </text:p>
      <text:p text:style-name="P3"><text:s text:c="5"/>* @return the name of the index</text:p>
      <text:p text:style-name="P3"><text:soft-page-break/><text:s text:c="5"/>*/</text:p>
      <text:p text:style-name="P3"><text:s text:c="4"/>String index() default ““;</text:p>
      <text:p text:style-name="P3"/>
      <text:p text:style-name="P3"><text:s text:c="4"/>/**</text:p>
      <text:p text:style-name="P3"><text:s text:c="5"/>* Whether a unique constraint should be generated or assumed.</text:p>
      <text:p text:style-name="P3"><text:s text:c="5"/>* @return whether a unique constraint should be generated or assumed</text:p>
      <text:p text:style-name="P3"><text:s text:c="5"/>*/</text:p>
      <text:p text:style-name="P3"><text:s text:c="4"/>String unique() default ““;</text:p>
      <text:p text:style-name="P3"/>
      <text:p text:style-name="P3"><text:s text:c="4"/>/**</text:p>
      <text:p text:style-name="P3"><text:s text:c="5"/>* The name of the unique key constraint to generate.</text:p>
      <text:p text:style-name="P3"><text:s text:c="5"/>* @return the name of the unique key constraint</text:p>
      <text:p text:style-name="P3"><text:s text:c="5"/>*/</text:p>
      <text:p text:style-name="P3"><text:s text:c="4"/>String uniqueKey() default ““;</text:p>
      <text:p text:style-name="P3"/>
      <text:p text:style-name="P3"><text:s text:c="4"/>/**</text:p>
      <text:p text:style-name="P3"><text:s text:c="5"/>* Name of the member in the target class that forms a bidirectional </text:p>
      <text:p text:style-name="P3"><text:s text:c="5"/>* relationship with this member. </text:p>
      <text:p text:style-name="P3"><text:s text:c="5"/>* @return name of the member in the target class that forms a bidirectional </text:p>
      <text:p text:style-name="P3"><text:s text:c="5"/>* relationship with this member</text:p>
      <text:p text:style-name="P3"><text:s text:c="5"/>*/</text:p>
      <text:p text:style-name="P3"><text:s text:c="4"/>String mappedBy() default ““;</text:p>
      <text:p text:style-name="P3"/>
      <text:p text:style-name="P3"><text:s text:c="4"/>/**</text:p>
      <text:p text:style-name="P3"><text:s text:c="5"/>* The column(s) for the element.</text:p>
      <text:p text:style-name="P3"><text:s text:c="5"/>* @return the column(s) for the element</text:p>
      <text:p text:style-name="P3"><text:s text:c="5"/>*/</text:p>
      <text:p text:style-name="P3"><text:s text:c="4"/>Column[] columns() default {};</text:p>
      <text:p text:style-name="P3"/>
      <text:p text:style-name="P3"><text:s text:c="4"/>/** Generate or assume a foreign key constraint exists on the column</text:p>
      <text:p text:style-name="P3"><text:s text:c="5"/>* or columns associated with this join. Specify “true” or “false”.</text:p>
      <text:p text:style-name="P3"><text:s text:c="5"/>* @return whether to generate or assume a primary key constraint</text:p>
      <text:p text:style-name="P3"><text:s text:c="5"/>*/</text:p>
      <text:p text:style-name="P3"><text:s text:c="4"/>String generateForeignKey() default ““;</text:p>
      <text:p text:style-name="P3"/>
      <text:p text:style-name="P3"><text:s text:c="4"/>/** Name for a generated foreign key constraint.</text:p>
      <text:p text:style-name="P3"><text:s text:c="5"/>* @return the name of the generated foreign key constraint</text:p>
      <text:p text:style-name="P3"><text:s text:c="5"/>*/</text:p>
      <text:p text:style-name="P3"><text:s text:c="4"/>String foreignKey() default ““;</text:p>
      <text:p text:style-name="P3"/>
      <text:p text:style-name="P3"><text:tab/>/**</text:p>
      <text:p text:style-name="P3"><text:tab/> * Optional AttributeConverter to use for converting this element.</text:p>
      <text:p text:style-name="P3"><text:tab/> * @return The converter class</text:p>
      <text:p text:style-name="P3"><text:tab/> */</text:p>
      <text:p text:style-name="P3"><text:tab/>@SuppressWarnings("rawtypes")</text:p>
      <text:p text:style-name="P3"><text:tab/>Class&lt;? extends AttributeConverter&gt; converter() default UseDefault.class;</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p>
      <text:p text:style-name="P2"/>
      <text:h text:style-name="P32" text:outline-level="3"><text:soft-page-break/><text:alphabetical-index-mark-start text:id="IMark5275789632" text:key1="annotation"/>Embedded<text:alphabetical-index-mark-end text:id="IMark5275789632"/> Annotation</text:h>
      <text:p text:style-name="P3">@Target({ElementType.ANNOTATION_TYPE, ElementType.FIELD, ElementType.METHOD}) </text:p>
      <text:p text:style-name="P3">@Retention(RetentionPolicy.RUNTIME)</text:p>
      <text:p text:style-name="P3">public @interface Embedded</text:p>
      <text:p text:style-name="P3">{</text:p>
      <text:p text:style-name="P3"><text:s text:c="4"/>/** The member in the embedded object that links back to the owning object</text:p>
      <text:p text:style-name="P3"><text:s text:c="5"/>* where it has a bidirectional relationship. </text:p>
      <text:p text:style-name="P3"><text:s text:c="5"/>* @return the member that refers to the owner</text:p>
      <text:p text:style-name="P3"><text:s text:c="5"/>*/</text:p>
      <text:p text:style-name="P3"><text:s text:c="4"/>String ownerMember() default ““;</text:p>
      <text:p text:style-name="P3"/>
      <text:p text:style-name="P3"><text:s text:c="4"/>/** The column in the embedded object used to judge if the embedded object</text:p>
      <text:p text:style-name="P3"><text:s text:c="5"/>* is null. </text:p>
      <text:p text:style-name="P3"><text:s text:c="5"/>* @return the null indicator column</text:p>
      <text:p text:style-name="P3"><text:s text:c="5"/>*/</text:p>
      <text:p text:style-name="P3"><text:s text:c="4"/>String nullIndicatorColumn() default ““;</text:p>
      <text:p text:style-name="P3"/>
      <text:p text:style-name="P3"><text:s text:c="4"/>/** The value in the null column to interpret the object as being null.</text:p>
      <text:p text:style-name="P3"><text:s text:c="5"/>* @return the null indicator value</text:p>
      <text:p text:style-name="P3"><text:s text:c="5"/>*/</text:p>
      <text:p text:style-name="P3"><text:s text:c="4"/>String nullIndicatorValue() default ““;</text:p>
      <text:p text:style-name="P3"/>
      <text:p text:style-name="P3"><text:s text:c="4"/>/** Members for this embedding. </text:p>
      <text:p text:style-name="P3"><text:s text:c="5"/>* @return the members embedded in the field or property being annotated</text:p>
      <text:p text:style-name="P3"><text:s text:c="5"/>*/</text:p>
      <text:p text:style-name="P3"><text:s text:c="4"/>Persistent[] members() default {};</text:p>
      <text:p text:style-name="P3">}</text:p>
      <text:p text:style-name="P3"/>
      <text:h text:style-name="P32" text:outline-level="3"><text:alphabetical-index-mark-start text:id="IMark5275789632" text:key1="annotation"/>EmbeddedOnly<text:alphabetical-index-mark-end text:id="IMark5275789632"/> Annotation</text:h>
      <text:p text:style-name="P3">@Target(ElementType.TYPE) </text:p>
      <text:p text:style-name="P3">@Retention(RetentionPolicy.RUNTIME)</text:p>
      <text:p text:style-name="P3">public @interface EmbeddedOnly</text:p>
      <text:p text:style-name="P3">{</text:p>
      <text:p text:style-name="P3">}</text:p>
      <text:p text:style-name="P3"/>
      <text:h text:style-name="P32" text:outline-level="3"><text:alphabetical-index-mark-start text:id="IMark5275789632" text:key1="annotation"/>Extension<text:alphabetical-index-mark-end text:id="IMark5275789632"/> Annotation</text:h>
      <text:p text:style-name="P3">@Target({ElementType.TYPE, ElementType.FIELD, ElementType.METHOD}) </text:p>
      <text:p text:style-name="P3">@Retention(RetentionPolicy.RUNTIME)</text:p>
      <text:p text:style-name="P3">@Repeatable(Extensions.class)</text:p>
      <text:p text:style-name="P3">public @interface Extension</text:p>
      <text:p text:style-name="P3">{</text:p>
      <text:p text:style-name="P3"><text:s text:c="4"/>/** Vendor that the extension applies to (required).</text:p>
      <text:p text:style-name="P3"><text:s text:c="5"/>* @return the vendor</text:p>
      <text:p text:style-name="P3"><text:s text:c="5"/>*/</text:p>
      <text:p text:style-name="P3"><text:s text:c="4"/>String vendorName();</text:p>
      <text:p text:style-name="P3"/>
      <text:p text:style-name="P3"><text:s text:c="4"/>/** The key for the extension (required). </text:p>
      <text:p text:style-name="P3"><text:s text:c="5"/>* @return the key</text:p>
      <text:p text:style-name="P3"><text:s text:c="5"/>*/</text:p>
      <text:p text:style-name="P3"><text:s text:c="4"/>String key();</text:p>
      <text:p text:style-name="P3"/>
      <text:p text:style-name="P3"><text:s text:c="4"/>/** The value for the extension (required). </text:p>
      <text:p text:style-name="P3"><text:soft-page-break/><text:s text:c="5"/>* @return the value</text:p>
      <text:p text:style-name="P3"><text:s text:c="5"/>*/</text:p>
      <text:p text:style-name="P3"><text:s text:c="4"/>String value();</text:p>
      <text:p text:style-name="P3">}</text:p>
      <text:p text:style-name="P3"/>
      <text:h text:style-name="P32" text:outline-level="3"><text:alphabetical-index-mark-start text:id="IMark5275789632" text:key1="annotation"/>Extensions<text:alphabetical-index-mark-end text:id="IMark5275789632"/> Annotation</text:h>
      <text:p text:style-name="P3">@Target({ElementType.TYPE, ElementType.FIELD, ElementType.METHOD}) </text:p>
      <text:p text:style-name="P3">@Retention(RetentionPolicy.RUNTIME)</text:p>
      <text:p text:style-name="P3">public @interface Extensions</text:p>
      <text:p text:style-name="P3">{</text:p>
      <text:p text:style-name="P3"><text:s text:c="4"/>/**</text:p>
      <text:p text:style-name="P3"><text:s text:c="5"/>* The extensions.</text:p>
      <text:p text:style-name="P3"><text:s text:c="5"/>* @return the extensions</text:p>
      <text:p text:style-name="P3"><text:s text:c="5"/>*/</text:p>
      <text:p text:style-name="P3"><text:s text:c="4"/>Extension[] value();</text:p>
      <text:p text:style-name="P3">}</text:p>
      <text:p text:style-name="P3"/>
      <text:h text:style-name="P32" text:outline-level="3"><text:alphabetical-index-mark-start text:id="IMark5275789632" text:key1="annotation"/>FetchGroup<text:alphabetical-index-mark-end text:id="IMark5275789632"/> Annotation</text:h>
      <text:p text:style-name="P3">@Target(ElementType.TYPE) </text:p>
      <text:p text:style-name="P3">@Retention(RetentionPolicy.RUNTIME)</text:p>
      <text:p text:style-name="P3">@Repeatable(FetchGroups.class)</text:p>
      <text:p text:style-name="P3">public @interface FetchGroup</text:p>
      <text:p text:style-name="P3">{</text:p>
      <text:p text:style-name="P3"><text:s text:c="4"/>/**</text:p>
      <text:p text:style-name="P3"><text:s text:c="5"/>* Name of the fetch group.</text:p>
      <text:p text:style-name="P3"><text:s text:c="5"/>* @return the name of the fetch group</text:p>
      <text:p text:style-name="P3"><text:s text:c="5"/>*/</text:p>
      <text:p text:style-name="P3"><text:s text:c="4"/>String name() default ““;</text:p>
      <text:p text:style-name="P3"/>
      <text:p text:style-name="P3"><text:s text:c="4"/>/**</text:p>
      <text:p text:style-name="P3"><text:s text:c="5"/>* Whether we should load this group as part of the post load process.</text:p>
      <text:p text:style-name="P3"><text:s text:c="5"/>* @return whether we should load this group as part of the post load </text:p>
      <text:p text:style-name="P3"><text:s text:c="5"/>* process.</text:p>
      <text:p text:style-name="P3"><text:s text:c="5"/>*/</text:p>
      <text:p text:style-name="P3"><text:s text:c="4"/>String postLoad() default ““;</text:p>
      <text:p text:style-name="P3"/>
      <text:p text:style-name="P3"><text:s text:c="4"/>/**</text:p>
      <text:p text:style-name="P3"><text:s text:c="5"/>* Members (fields and properties) of the fetch group. The members</text:p>
      <text:p text:style-name="P3"><text:s text:c="5"/>* should contain only name and recursionDepth.</text:p>
      <text:p text:style-name="P3"><text:s text:c="5"/>* @return members for the fetch group</text:p>
      <text:p text:style-name="P3"><text:s text:c="5"/>*/</text:p>
      <text:p text:style-name="P3"><text:s text:c="4"/>Persistent[] members();</text:p>
      <text:p text:style-name="P3"/>
      <text:p text:style-name="P3"><text:s text:c="4"/>/** </text:p>
      <text:p text:style-name="P3"><text:s text:c="5"/>* Fetch groups to be nested (included) in this fetch group.</text:p>
      <text:p text:style-name="P3"><text:s text:c="5"/>*/</text:p>
      <text:p text:style-name="P3"><text:s text:c="4"/>String[] fetchGroups() default {};</text:p>
      <text:p text:style-name="P3">}</text:p>
      <text:p text:style-name="P3"/>
      <text:p text:style-name="P3"/>
      <text:p text:style-name="P3"/>
      <text:h text:style-name="P32" text:outline-level="3"><text:soft-page-break/><text:alphabetical-index-mark-start text:id="IMark5275789632" text:key1="annotation"/>FetchGroups<text:alphabetical-index-mark-end text:id="IMark5275789632"/> Annotation</text:h>
      <text:p text:style-name="P3">@Target(ElementType.TYPE) </text:p>
      <text:p text:style-name="P3">@Retention(RetentionPolicy.RUNTIME)</text:p>
      <text:p text:style-name="P3">public @interface FetchGroups</text:p>
      <text:p text:style-name="P3">{</text:p>
      <text:p text:style-name="P3"><text:s text:c="4"/>/**</text:p>
      <text:p text:style-name="P3"><text:s text:c="5"/>* The Fetch Groups</text:p>
      <text:p text:style-name="P3"><text:s text:c="5"/>* @return The Fetch Groups</text:p>
      <text:p text:style-name="P3"><text:s text:c="5"/>*/</text:p>
      <text:p text:style-name="P3"><text:s text:c="4"/>FetchGroup[] value();</text:p>
      <text:p text:style-name="P3">}</text:p>
      <text:p text:style-name="P3"/>
      <text:h text:style-name="P32" text:outline-level="3"><text:alphabetical-index-mark-start text:id="IMark5275789632" text:key1="annotation"/>FetchPlan<text:alphabetical-index-mark-end text:id="IMark5275789632"/> Annotation</text:h>
      <text:p text:style-name="P3">@Target(ElementType.TYPE) </text:p>
      <text:p text:style-name="P3">@Retention(RetentionPolicy.RUNTIME)</text:p>
      <text:p text:style-name="P3">@Repeatable(FetchPlans.class)</text:p>
      <text:p text:style-name="P3">public @interface FetchPlan</text:p>
      <text:p text:style-name="P3">{</text:p>
      <text:p text:style-name="P3"><text:s text:c="4"/>/**</text:p>
      <text:p text:style-name="P3"><text:s text:c="5"/>* Name of the fetch plan.</text:p>
      <text:p text:style-name="P3"><text:s text:c="5"/>* @return the name of the fetch plan</text:p>
      <text:p text:style-name="P3"><text:s text:c="5"/>*/</text:p>
      <text:p text:style-name="P3"><text:s text:c="4"/>String name() default ““;</text:p>
      <text:p text:style-name="P3"/>
      <text:p text:style-name="P3"><text:s text:c="4"/>/**</text:p>
      <text:p text:style-name="P3"><text:s text:c="5"/>* The fetch groups in this fetch plan.</text:p>
      <text:p text:style-name="P3"><text:s text:c="5"/>* @return the fetch groups </text:p>
      <text:p text:style-name="P3"><text:s text:c="5"/>*/</text:p>
      <text:p text:style-name="P3"><text:s text:c="4"/>String[] fetchGroups() default {};</text:p>
      <text:p text:style-name="P3"/>
      <text:p text:style-name="P3"><text:s text:c="4"/>/**</text:p>
      <text:p text:style-name="P3"><text:s text:c="5"/>* The depth of references to instantiate, starting with the root object.</text:p>
      <text:p text:style-name="P3"><text:s text:c="5"/>* @return the maxium fetch depth</text:p>
      <text:p text:style-name="P3"><text:s text:c="5"/>*/</text:p>
      <text:p text:style-name="P3"><text:s text:c="4"/>int maxFetchDepth() default 1;</text:p>
      <text:p text:style-name="P3"/>
      <text:p text:style-name="P3"><text:s text:c="4"/>/** </text:p>
      <text:p text:style-name="P3"><text:s text:c="5"/>* The number of instances of multi-valued fields retrieved by queries.</text:p>
      <text:p text:style-name="P3"><text:s text:c="5"/>* @return the fetch size</text:p>
      <text:p text:style-name="P3"><text:s text:c="5"/>*/</text:p>
      <text:p text:style-name="P3"><text:s text:c="4"/>int fetchSize() default 0;</text:p>
      <text:p text:style-name="P3">}</text:p>
      <text:p text:style-name="P3"/>
      <text:h text:style-name="P32" text:outline-level="3"><text:alphabetical-index-mark-start text:id="IMark5275789632" text:key1="annotation"/>FetchPlans<text:alphabetical-index-mark-end text:id="IMark5275789632"/> Annotation</text:h>
      <text:p text:style-name="P3">@Target(ElementType.TYPE) </text:p>
      <text:p text:style-name="P3">@Retention(RetentionPolicy.RUNTIME)</text:p>
      <text:p text:style-name="P3">public @interface FetchPlans</text:p>
      <text:p text:style-name="P3">{</text:p>
      <text:p text:style-name="P3"><text:s text:c="4"/>/**</text:p>
      <text:p text:style-name="P3"><text:s text:c="5"/>* The Fetch Plans</text:p>
      <text:p text:style-name="P3"><text:s text:c="5"/>* @return The Fetch Plans</text:p>
      <text:p text:style-name="P3"><text:s text:c="5"/>*/</text:p>
      <text:p text:style-name="P3"><text:soft-page-break/><text:s text:c="4"/>FetchPlan[] value();</text:p>
      <text:p text:style-name="P3">}</text:p>
      <text:p text:style-name="P3"/>
      <text:h text:style-name="P32" text:outline-level="3"><text:alphabetical-index-mark-start text:id="IMark5275789632" text:key1="annotation"/>ForeignKey<text:alphabetical-index-mark-end text:id="IMark5275789632"/> Annotation</text:h>
      <text:p text:style-name="P3">@Target({ElementType.TYPE, ElementType.FIELD, ElementType.METHOD}) </text:p>
      <text:p text:style-name="P3">@Retention(RetentionPolicy.RUNTIME)</text:p>
      <text:p text:style-name="P3">@Repeatable(ForeignKeys.class)</text:p>
      <text:p text:style-name="P3">public @interface ForeignKey</text:p>
      <text:p text:style-name="P3">{</text:p>
      <text:p text:style-name="P3"><text:s text:c="4"/>/** Name of the foreign key.</text:p>
      <text:p text:style-name="P3"><text:s text:c="5"/>* @return the name of the foreign key</text:p>
      <text:p text:style-name="P3"><text:s text:c="5"/>*/</text:p>
      <text:p text:style-name="P3"><text:s text:c="4"/>String name() default ““;</text:p>
      <text:p text:style-name="P3"/>
      <text:p text:style-name="P3"><text:s text:c="4"/>/** Table for the foreign key. This is needed iff annotating a type where</text:p>
      <text:p text:style-name="P3"><text:s text:c="5"/>* the foreign key is not defined on the primary table for the type.</text:p>
      <text:p text:style-name="P3"><text:s text:c="5"/>* @return the table on which the foreign key is defined</text:p>
      <text:p text:style-name="P3"><text:s text:c="5"/>*/</text:p>
      <text:p text:style-name="P3"><text:s text:c="4"/>String table() default ““;</text:p>
      <text:p text:style-name="P3"/>
      <text:p text:style-name="P3"><text:s text:c="4"/>/** Whether this foreign key is deferred </text:p>
      <text:p text:style-name="P3"><text:s text:c="5"/>* (constraint is checked only at commit).</text:p>
      <text:p text:style-name="P3"><text:s text:c="5"/>* @return whether this foreign key is deferred</text:p>
      <text:p text:style-name="P3"><text:s text:c="5"/>*/</text:p>
      <text:p text:style-name="P3"><text:s text:c="4"/>String deferred() default ““;</text:p>
      <text:p text:style-name="P3"/>
      <text:p text:style-name="P3"><text:s text:c="4"/>/** Whether this foreign key is unique.</text:p>
      <text:p text:style-name="P3"><text:s text:c="5"/>* @return whether this foreign key is unique</text:p>
      <text:p text:style-name="P3"><text:s text:c="5"/>*/</text:p>
      <text:p text:style-name="P3"><text:s text:c="4"/>String unique() default ““;</text:p>
      <text:p text:style-name="P3"/>
      <text:p text:style-name="P3"><text:s text:c="4"/>/** The delete action of this foreign key.</text:p>
      <text:p text:style-name="P3"><text:s text:c="5"/>* @return the delete action of this foreign key</text:p>
      <text:p text:style-name="P3"><text:s text:c="5"/>*/</text:p>
      <text:p text:style-name="P3"><text:s text:c="4"/>ForeignKeyAction deleteAction() default ForeignKeyAction.RESTRICT;</text:p>
      <text:p text:style-name="P3"/>
      <text:p text:style-name="P3"><text:s text:c="4"/>/** The update action of this foreign key.</text:p>
      <text:p text:style-name="P3"><text:s text:c="5"/>* @return the update action of this foreign key</text:p>
      <text:p text:style-name="P3"><text:s text:c="5"/>*/</text:p>
      <text:p text:style-name="P3"><text:s text:c="4"/>ForeignKeyAction updateAction() default ForeignKeyAction.RESTRICT;</text:p>
      <text:p text:style-name="P3"/>
      <text:p text:style-name="P3"><text:s text:c="4"/>/** Member (field and property) names that compose this foreign key.</text:p>
      <text:p text:style-name="P3"><text:s text:c="5"/>* @return the member names that compose this foreign key</text:p>
      <text:p text:style-name="P3"><text:s text:c="5"/>*/</text:p>
      <text:p text:style-name="P3"><text:s text:c="4"/>String[] members() default {};</text:p>
      <text:p text:style-name="P3"/>
      <text:p text:style-name="P3"><text:s text:c="4"/>/** Columns that compose this foreign key.</text:p>
      <text:p text:style-name="P3"><text:s text:c="5"/>* @return the columns that compose this foreign key</text:p>
      <text:p text:style-name="P3"><text:s text:c="5"/>*/</text:p>
      <text:p text:style-name="P3"><text:s text:c="4"/>Column[] columns() default {};</text:p>
      <text:p text:style-name="P3"/>
      <text:p text:style-name="P3"><text:s text:c="4"/>/** Vendor extensions.</text:p>
      <text:p text:style-name="P3"><text:s text:c="5"/>* @return the vendor extensions</text:p>
      <text:p text:style-name="P3"><text:s text:c="5"/>*/</text:p>
      <text:p text:style-name="P3"><text:soft-page-break/><text:s text:c="4"/>Extension[] extensions() default {};</text:p>
      <text:p text:style-name="P3">}</text:p>
      <text:p text:style-name="P3"/>
      <text:h text:style-name="P32" text:outline-level="3"><text:alphabetical-index-mark-start text:id="IMark5275789632" text:key1="annotation"/>ForeignKeyAction<text:alphabetical-index-mark-end text:id="IMark5275789632"/> Enum</text:h>
      <text:p text:style-name="P3"/>
      <text:p text:style-name="P3">public enum ForeignKeyAction</text:p>
      <text:p text:style-name="P3">{</text:p>
      <text:p text:style-name="P3"><text:s text:c="4"/>UNSPECIFIED,</text:p>
      <text:p text:style-name="P3"><text:s text:c="4"/>RESTRICT,</text:p>
      <text:p text:style-name="P3"><text:s text:c="4"/>CASCADE,</text:p>
      <text:p text:style-name="P3"><text:s text:c="4"/>NULL,</text:p>
      <text:p text:style-name="P3"><text:s text:c="4"/>DEFAULT,</text:p>
      <text:p text:style-name="P3"><text:s text:c="4"/>NONE</text:p>
      <text:p text:style-name="P3">}</text:p>
      <text:p text:style-name="P3"/>
      <text:h text:style-name="P32" text:outline-level="3"><text:alphabetical-index-mark-start text:id="IMark5275789632" text:key1="annotation"/>ForeignKeys<text:alphabetical-index-mark-end text:id="IMark5275789632"/> Annotation</text:h>
      <text:p text:style-name="P3">@Target(ElementType.TYPE) </text:p>
      <text:p text:style-name="P3">@Retention(RetentionPolicy.RUNTIME)</text:p>
      <text:p text:style-name="P3">public @interface ForeignKeys</text:p>
      <text:p text:style-name="P3">{</text:p>
      <text:p text:style-name="P3"><text:s text:c="4"/>/**</text:p>
      <text:p text:style-name="P3"><text:s text:c="5"/>* The foreign keys.</text:p>
      <text:p text:style-name="P3"><text:s text:c="5"/>* @return The foreign keys</text:p>
      <text:p text:style-name="P3"><text:s text:c="5"/>*/</text:p>
      <text:p text:style-name="P3"><text:s text:c="4"/>ForeignKey[] value();</text:p>
      <text:p text:style-name="P3">}</text:p>
      <text:p text:style-name="P3"/>
      <text:h text:style-name="P32" text:outline-level="3"><text:alphabetical-index-mark-start text:id="IMark5275789632" text:key1="annotation"/>IdGeneratorStrategy<text:alphabetical-index-mark-end text:id="IMark5275789632"/> Enum</text:h>
      <text:p text:style-name="P3"/>
      <text:p text:style-name="P3">public enum IdGeneratorStrategy</text:p>
      <text:p text:style-name="P3">{</text:p>
      <text:p text:style-name="P3"><text:s text:c="4"/>UNSPECIFIED,</text:p>
      <text:p text:style-name="P3"><text:s text:c="4"/>NATIVE,</text:p>
      <text:p text:style-name="P3"><text:s text:c="4"/>SEQUENCE,</text:p>
      <text:p text:style-name="P3"><text:s text:c="4"/>IDENTITY,</text:p>
      <text:p text:style-name="P3"><text:s text:c="4"/>INCREMENT,</text:p>
      <text:p text:style-name="P3"><text:s text:c="4"/>UUIDSTRING,</text:p>
      <text:p text:style-name="P3"><text:s text:c="4"/>UUIDHEX</text:p>
      <text:p text:style-name="P3">}</text:p>
      <text:p text:style-name="P3"/>
      <text:h text:style-name="P32" text:outline-level="3"><text:alphabetical-index-mark-start text:id="IMark5275789632" text:key1="annotation"/>IdentityType<text:alphabetical-index-mark-end text:id="IMark5275789632"/> Enum</text:h>
      <text:p text:style-name="P3"/>
      <text:p text:style-name="P3">public enum IdentityType</text:p>
      <text:p text:style-name="P3">{</text:p>
      <text:p text:style-name="P3"><text:s text:c="4"/>UNSPECIFIED,</text:p>
      <text:p text:style-name="P3"><text:s text:c="4"/>APPLICATION,</text:p>
      <text:p text:style-name="P3"><text:s text:c="4"/>DATASTORE,</text:p>
      <text:p text:style-name="P3"><text:s text:c="4"/>NONDURABLE</text:p>
      <text:p text:style-name="P3">}</text:p>
      <text:p text:style-name="P3"/>
      <text:h text:style-name="P32" text:outline-level="3"><text:soft-page-break/><text:alphabetical-index-mark-start text:id="IMark5275789632" text:key1="annotation"/>Index<text:alphabetical-index-mark-end text:id="IMark5275789632"/> Annotation</text:h>
      <text:p text:style-name="P3">@Target({ElementType.TYPE, ElementType.FIELD, ElementType.METHOD}) </text:p>
      <text:p text:style-name="P3">@Retention(RetentionPolicy.RUNTIME)</text:p>
      <text:p text:style-name="P3">@Repeatable(Indices.class)</text:p>
      <text:p text:style-name="P3">public @interface Index</text:p>
      <text:p text:style-name="P3">{</text:p>
      <text:p text:style-name="P3"><text:s text:c="4"/>/** Name of the index</text:p>
      <text:p text:style-name="P3"><text:s text:c="5"/>* @return the name of the index</text:p>
      <text:p text:style-name="P3"><text:s text:c="5"/>*/</text:p>
      <text:p text:style-name="P3"><text:s text:c="4"/>String name() default ““;</text:p>
      <text:p text:style-name="P3"/>
      <text:p text:style-name="P3"><text:s text:c="4"/>/** Table for the index. This is needed iff annotating a type where</text:p>
      <text:p text:style-name="P3"><text:s text:c="5"/>* the index is not defined on the primary table for the type.</text:p>
      <text:p text:style-name="P3"><text:s text:c="5"/>* @return the table on which the index is defined</text:p>
      <text:p text:style-name="P3"><text:s text:c="5"/>*/</text:p>
      <text:p text:style-name="P3"><text:s text:c="4"/>String table() default ““;</text:p>
      <text:p text:style-name="P3"/>
      <text:p text:style-name="P3"><text:s text:c="4"/>/** Whether this index is unique</text:p>
      <text:p text:style-name="P3"><text:s text:c="5"/>* @return whether this index is unique</text:p>
      <text:p text:style-name="P3"><text:s text:c="5"/>*/</text:p>
      <text:p text:style-name="P3"><text:s text:c="4"/>String unique() default ““;</text:p>
      <text:p text:style-name="P3"/>
      <text:p text:style-name="P3"><text:s text:c="4"/>/** Member (field and property) names that compose this index.</text:p>
      <text:p text:style-name="P3"><text:s text:c="5"/>* @return member names that compose this index</text:p>
      <text:p text:style-name="P3"><text:s text:c="5"/>*/</text:p>
      <text:p text:style-name="P3"><text:s text:c="4"/>String[] members() default {};</text:p>
      <text:p text:style-name="P3"/>
      <text:p text:style-name="P3"><text:s text:c="4"/>/** Columns that compose this index.</text:p>
      <text:p text:style-name="P3"><text:s text:c="5"/>* @return columns that compose this index</text:p>
      <text:p text:style-name="P3"><text:s text:c="5"/>*/</text:p>
      <text:p text:style-name="P3"><text:s text:c="4"/>Column[] columns() default {};</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789632" text:key1="annotation"/>Indices<text:alphabetical-index-mark-end text:id="IMark5275789632"/> Annotation</text:h>
      <text:p text:style-name="P3">@Target(ElementType.TYPE) </text:p>
      <text:p text:style-name="P3">@Retention(RetentionPolicy.RUNTIME)</text:p>
      <text:p text:style-name="P3">public @interface Indices</text:p>
      <text:p text:style-name="P3">{</text:p>
      <text:p text:style-name="P3"><text:s text:c="4"/>/**</text:p>
      <text:p text:style-name="P3"><text:s text:c="5"/>* The indices</text:p>
      <text:p text:style-name="P3"><text:s text:c="5"/>* @return The indices</text:p>
      <text:p text:style-name="P3"><text:s text:c="5"/>*/</text:p>
      <text:p text:style-name="P3"><text:s text:c="4"/>Index[] value();</text:p>
      <text:p text:style-name="P3">}</text:p>
      <text:p text:style-name="P3"/>
      <text:p text:style-name="P3"/>
      <text:h text:style-name="P32" text:outline-level="3"><text:soft-page-break/><text:alphabetical-index-mark-start text:id="IMark5275789632" text:key1="annotation"/>Inheritance<text:alphabetical-index-mark-end text:id="IMark5275789632"/> Annotation</text:h>
      <text:p text:style-name="P3">@Target(ElementType.TYPE) </text:p>
      <text:p text:style-name="P3">@Retention(RetentionPolicy.RUNTIME)</text:p>
      <text:p text:style-name="P3">public @interface Inheritance</text:p>
      <text:p text:style-name="P3">{</text:p>
      <text:p text:style-name="P3"><text:s text:c="4"/>/** Strategy to use for inheritance. Specifies in which table(s)</text:p>
      <text:p text:style-name="P3"><text:s text:c="5"/>* the members for the class are stored. </text:p>
      <text:p text:style-name="P3"><text:s text:c="5"/>* @return the inheritance strategy</text:p>
      <text:p text:style-name="P3"><text:s text:c="5"/>*/</text:p>
      <text:p text:style-name="P3"><text:s text:c="4"/>InheritanceStrategy strategy() default InheritanceStrategy.UNSPECIFIED;</text:p>
      <text:p text:style-name="P3"/>
      <text:p text:style-name="P3"><text:s text:c="4"/>/** Custom inheritance strategy. If customStrategy is non-empty, then</text:p>
      <text:p text:style-name="P3"><text:s text:c="5"/>* strategy must be UNSPECIFIED.</text:p>
      <text:p text:style-name="P3"><text:s text:c="5"/>* @return the custom inheritance strategy</text:p>
      <text:p text:style-name="P3"><text:s text:c="5"/>*/</text:p>
      <text:p text:style-name="P3"><text:s text:c="4"/>String customStrategy() default ““;</text:p>
      <text:p text:style-name="P3">}</text:p>
      <text:p text:style-name="P3"/>
      <text:h text:style-name="P32" text:outline-level="3"><text:alphabetical-index-mark-start text:id="IMark5275789632" text:key1="annotation"/>InheritanceStrategy<text:alphabetical-index-mark-end text:id="IMark5275789632"/> Enum</text:h>
      <text:p text:style-name="P3"/>
      <text:p text:style-name="P3">public enum InheritanceStrategy</text:p>
      <text:p text:style-name="P3">{</text:p>
      <text:p text:style-name="P3"><text:s text:c="4"/>UNSPECIFIED,</text:p>
      <text:p text:style-name="P3"><text:s text:c="4"/>NEW_TABLE,</text:p>
      <text:p text:style-name="P3"><text:s text:c="4"/>SUBCLASS_TABLE,</text:p>
      <text:p text:style-name="P3"><text:s text:c="4"/>SUPERCLASS_TABLE,</text:p>
      <text:p text:style-name="P3"><text:s text:c="4"/>COMPLETE_TABLE</text:p>
      <text:p text:style-name="P3">}</text:p>
      <text:p text:style-name="P3"/>
      <text:h text:style-name="P32" text:outline-level="3"><text:alphabetical-index-mark-start text:id="IMark5275789632" text:key1="annotation"/>Join<text:alphabetical-index-mark-end text:id="IMark5275789632"/> Annotation</text:h>
      <text:p text:style-name="P3">@Target({ElementType.TYPE, ElementType.FIELD, ElementType.METHOD}) </text:p>
      <text:p text:style-name="P3">@Retention(RetentionPolicy.RUNTIME)</text:p>
      <text:p text:style-name="P3">@Repeatable(Joins.class)</text:p>
      <text:p text:style-name="P3">public @interface Join</text:p>
      <text:p text:style-name="P3">{</text:p>
      <text:p text:style-name="P3"><text:s text:c="4"/>/** Table to join to (used when joining to secondary tables). </text:p>
      <text:p text:style-name="P3"><text:s text:c="5"/>* @return the table</text:p>
      <text:p text:style-name="P3"><text:s text:c="5"/>*/</text:p>
      <text:p text:style-name="P3"><text:s text:c="4"/>String table() default ““;</text:p>
      <text:p text:style-name="P3"/>
      <text:p text:style-name="P3"><text:s text:c="4"/>/** Name of the column in the join table. </text:p>
      <text:p text:style-name="P3"><text:s text:c="5"/>* @return the name of the column in the join table</text:p>
      <text:p text:style-name="P3"><text:s text:c="5"/>*/</text:p>
      <text:p text:style-name="P3"><text:s text:c="4"/>String column() default ““;</text:p>
      <text:p text:style-name="P3"/>
      <text:p text:style-name="P3"><text:s text:c="4"/>/** Whether the join column is indexed. </text:p>
      <text:p text:style-name="P3"><text:s text:c="5"/>* @return whether the join column(s) is(are) indexed</text:p>
      <text:p text:style-name="P3"><text:s text:c="5"/>*/</text:p>
      <text:p text:style-name="P3"><text:s text:c="4"/>String indexed() default ““;</text:p>
      <text:p text:style-name="P3"/>
      <text:p text:style-name="P3"><text:s text:c="4"/>/** The name of the index to generate. </text:p>
      <text:p text:style-name="P3"><text:s text:c="5"/>* @return the name of the index</text:p>
      <text:p text:style-name="P3"><text:soft-page-break/><text:s text:c="5"/>*/</text:p>
      <text:p text:style-name="P3"><text:s text:c="4"/>String index() default ““;</text:p>
      <text:p text:style-name="P3"/>
      <text:p text:style-name="P3"><text:s text:c="4"/>/** Whether the join column is unique.</text:p>
      <text:p text:style-name="P3"><text:s text:c="5"/>* @return whether the join column(s) is(are) is unique</text:p>
      <text:p text:style-name="P3"><text:s text:c="5"/>*/</text:p>
      <text:p text:style-name="P3"><text:s text:c="4"/>String unique() default ““;</text:p>
      <text:p text:style-name="P3"/>
      <text:p text:style-name="P3"><text:s text:c="4"/>/**</text:p>
      <text:p text:style-name="P3"><text:s text:c="5"/>* The name of the unique key constraint to generate.</text:p>
      <text:p text:style-name="P3"><text:s text:c="5"/>* @return the name of the unique key constraint</text:p>
      <text:p text:style-name="P3"><text:s text:c="5"/>*/</text:p>
      <text:p text:style-name="P3"><text:s text:c="4"/>String uniqueKey() default ““;</text:p>
      <text:p text:style-name="P3"/>
      <text:p text:style-name="P3"><text:s text:c="4"/>/** Whether to use an outer join. </text:p>
      <text:p text:style-name="P3"><text:s text:c="5"/>* @return whether to use an outer join</text:p>
      <text:p text:style-name="P3"><text:s text:c="5"/>*/</text:p>
      <text:p text:style-name="P3"><text:s text:c="4"/>String outer() default ““;</text:p>
      <text:p text:style-name="P3"/>
      <text:p text:style-name="P3"><text:s text:c="4"/>/** Delete action to be applied to any ForeignKey on this join.</text:p>
      <text:p text:style-name="P3"><text:s text:c="5"/>* @return the delete action</text:p>
      <text:p text:style-name="P3"><text:s text:c="5"/>*/</text:p>
      <text:p text:style-name="P3"><text:s text:c="4"/>ForeignKeyAction deleteAction() default ForeignKeyAction.UNSPECIFIED;</text:p>
      <text:p text:style-name="P3"/>
      <text:p text:style-name="P3"><text:s text:c="4"/>/** Detail definition of the join column(s). This is needed for</text:p>
      <text:p text:style-name="P3"><text:s text:c="5"/>* more than one join column.</text:p>
      <text:p text:style-name="P3"><text:s text:c="5"/>* @return the join columns</text:p>
      <text:p text:style-name="P3"><text:s text:c="5"/>*/</text:p>
      <text:p text:style-name="P3"><text:s text:c="4"/>Column[] columns() default {};</text:p>
      <text:p text:style-name="P3"/>
      <text:p text:style-name="P3"><text:s text:c="4"/>/** Generate or assume a primary key constraint exists on the column</text:p>
      <text:p text:style-name="P3"><text:s text:c="5"/>* or columns associated with this join. Specify “true” or “false”.</text:p>
      <text:p text:style-name="P3"><text:s text:c="5"/>* @return whether to generate or assume a primary key constraint</text:p>
      <text:p text:style-name="P3"><text:s text:c="5"/>*/</text:p>
      <text:p text:style-name="P3"><text:s text:c="4"/>String generatePrimaryKey() default ““;</text:p>
      <text:p text:style-name="P3"/>
      <text:p text:style-name="P3"><text:s text:c="4"/>/** Name for a generated primary key constraint.</text:p>
      <text:p text:style-name="P3"><text:s text:c="5"/>* @return the name of the generated primary key constraint</text:p>
      <text:p text:style-name="P3"><text:s text:c="5"/>*/</text:p>
      <text:p text:style-name="P3"><text:s text:c="4"/>String primaryKey() default ““;</text:p>
      <text:p text:style-name="P3"/>
      <text:p text:style-name="P3"><text:s text:c="4"/>/** Generate or assume a foreign key constraint exists on the column</text:p>
      <text:p text:style-name="P3"><text:s text:c="5"/>* or columns associated with this join. Specify “true” or “false”.</text:p>
      <text:p text:style-name="P3"><text:s text:c="5"/>* @return whether to generate or assume a foreign key constraint</text:p>
      <text:p text:style-name="P3"><text:s text:c="5"/>*/</text:p>
      <text:p text:style-name="P3"><text:s text:c="4"/>String generateForeignKey() default ““;</text:p>
      <text:p text:style-name="P3"/>
      <text:p text:style-name="P3"><text:s text:c="4"/>/** Name for a generated foreign key constraint.</text:p>
      <text:p text:style-name="P3"><text:s text:c="5"/>* @return the name of the generated foreign key constraint</text:p>
      <text:p text:style-name="P3"><text:s text:c="5"/>*/</text:p>
      <text:p text:style-name="P3"><text:s text:c="4"/>String foreignKey() default ““;</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soft-page-break/>}</text:p>
      <text:p text:style-name="P3"/>
      <text:h text:style-name="P32" text:outline-level="3"><text:alphabetical-index-mark-start text:id="IMark5275126864" text:key1="annotation"/>Joins<text:alphabetical-index-mark-end text:id="IMark5275126864"/> Annotation</text:h>
      <text:p text:style-name="P3">@Target(ElementType.TYPE) </text:p>
      <text:p text:style-name="P3">@Retention(RetentionPolicy.RUNTIME)</text:p>
      <text:p text:style-name="P3">public @interface Joins</text:p>
      <text:p text:style-name="P3">{</text:p>
      <text:p text:style-name="P3"><text:s text:c="4"/>/**</text:p>
      <text:p text:style-name="P3"><text:s text:c="5"/>* The join definitions used for the mapping of this type. Joins for</text:p>
      <text:p text:style-name="P3"><text:s text:c="5"/>* secondary tables are usually defined at the type level and not the</text:p>
      <text:p text:style-name="P3"><text:s text:c="5"/>* field or property level. This allows multiple fields and properties</text:p>
      <text:p text:style-name="P3"><text:s text:c="5"/>* to share the same join definition and avoid redundancies.</text:p>
      <text:p text:style-name="P3"><text:s text:c="5"/>* @return the join definitions</text:p>
      <text:p text:style-name="P3"><text:s text:c="5"/>*/</text:p>
      <text:p text:style-name="P3"><text:s text:c="4"/>Join[] value();</text:p>
      <text:p text:style-name="P3">}</text:p>
      <text:p text:style-name="P3"/>
      <text:h text:style-name="P32" text:outline-level="3"><text:alphabetical-index-mark-start text:id="IMark5275126864" text:key1="annotation"/>Key<text:alphabetical-index-mark-end text:id="IMark5275126864"/> Annotation</text:h>
      <text:p text:style-name="P3">@Target({ElementType.ANNOTATION_TYPE, ElementType.FIELD, ElementType.METHOD}) </text:p>
      <text:p text:style-name="P3">@Retention(RetentionPolicy.RUNTIME)</text:p>
      <text:p text:style-name="P3">public @interface Key</text:p>
      <text:p text:style-name="P3">{</text:p>
      <text:p text:style-name="P3"><text:s text:c="4"/>/**</text:p>
      <text:p text:style-name="P3"><text:s text:c="5"/>* Types of the keys. This can be determined if using JDK1.5 generics</text:p>
      <text:p text:style-name="P3"><text:s text:c="5"/>* but is required otherwise. Multiple types can be specified if the</text:p>
      <text:p text:style-name="P3"><text:s text:c="5"/>* implementation supports multiple types.</text:p>
      <text:p text:style-name="P3"><text:s text:c="5"/>* @return the types of keys</text:p>
      <text:p text:style-name="P3"><text:s text:c="5"/>*/</text:p>
      <text:p text:style-name="P3"><text:s text:c="4"/>Class[] types() default {};</text:p>
      <text:p text:style-name="P3"/>
      <text:p text:style-name="P3"><text:s text:c="4"/>/**</text:p>
      <text:p text:style-name="P3"><text:s text:c="5"/>* Whether the key is to be stored serialized (into a single column of a</text:p>
      <text:p text:style-name="P3"><text:s text:c="5"/>* join table).</text:p>
      <text:p text:style-name="P3"><text:s text:c="5"/>* @return whether the key is to be stored serialized</text:p>
      <text:p text:style-name="P3"><text:s text:c="5"/>*/</text:p>
      <text:p text:style-name="P3"><text:s text:c="4"/>String serialized() default ““;</text:p>
      <text:p text:style-name="P3"/>
      <text:p text:style-name="P3"><text:s text:c="4"/>/** Whether this key is embedded. </text:p>
      <text:p text:style-name="P3"><text:s text:c="5"/>* @return whether this key is embedded</text:p>
      <text:p text:style-name="P3"><text:s text:c="5"/>*/</text:p>
      <text:p text:style-name="P3"><text:s text:c="4"/>String embedded() default ““;</text:p>
      <text:p text:style-name="P3"/>
      <text:p text:style-name="P3"><text:s text:c="4"/>/**</text:p>
      <text:p text:style-name="P3"><text:s text:c="5"/>* The embedded mapping for the key.</text:p>
      <text:p text:style-name="P3"><text:s text:c="5"/>* @return the embedded mapping for the key</text:p>
      <text:p text:style-name="P3"><text:s text:c="5"/>*/</text:p>
      <text:p text:style-name="P3"><text:s text:c="4"/>Embedded[] embeddedMapping() default {};</text:p>
      <text:p text:style-name="P3"/>
      <text:p text:style-name="P3"><text:s text:c="4"/>/**</text:p>
      <text:p text:style-name="P3"><text:s text:c="5"/>* Whether the key is dependent on the owner (and will be deleted </text:p>
      <text:p text:style-name="P3"><text:s text:c="5"/>* when the owner is deleted).</text:p>
      <text:p text:style-name="P3"><text:s text:c="5"/>* @return whether the key is dependent on the owner</text:p>
      <text:p text:style-name="P3"><text:s text:c="5"/>*/</text:p>
      <text:p text:style-name="P3"><text:soft-page-break/><text:s text:c="4"/>String dependent() default ““;</text:p>
      <text:p text:style-name="P3"/>
      <text:p text:style-name="P3"><text:s text:c="4"/>/**</text:p>
      <text:p text:style-name="P3"><text:s text:c="5"/>* Name of the table for the key.</text:p>
      <text:p text:style-name="P3"><text:s text:c="5"/>* @return name of the table for the key</text:p>
      <text:p text:style-name="P3"><text:s text:c="5"/>*/</text:p>
      <text:p text:style-name="P3"><text:s text:c="4"/>String table() default ““;</text:p>
      <text:p text:style-name="P3"/>
      <text:p text:style-name="P3"><text:s text:c="4"/>/**</text:p>
      <text:p text:style-name="P3"><text:s text:c="5"/>* Name of the column to store the key in.</text:p>
      <text:p text:style-name="P3"><text:s text:c="5"/>* @return name of the column to store the key in</text:p>
      <text:p text:style-name="P3"><text:s text:c="5"/>*/</text:p>
      <text:p text:style-name="P3"><text:s text:c="4"/>String column() default ““;</text:p>
      <text:p text:style-name="P3"/>
      <text:p text:style-name="P3"><text:s text:c="4"/>/**</text:p>
      <text:p text:style-name="P3"><text:s text:c="5"/>* Delete action to apply to the foreign key for the key.</text:p>
      <text:p text:style-name="P3"><text:s text:c="5"/>* @return delete action to apply to the foreign key for the key</text:p>
      <text:p text:style-name="P3"><text:s text:c="5"/>*/</text:p>
      <text:p text:style-name="P3"><text:s text:c="4"/>ForeignKeyAction deleteAction() default ForeignKeyAction.UNSPECIFIED;</text:p>
      <text:p text:style-name="P3"/>
      <text:p text:style-name="P3"><text:s text:c="4"/>/**</text:p>
      <text:p text:style-name="P3"><text:s text:c="5"/>* Update action to apply to the foreign key for the key.</text:p>
      <text:p text:style-name="P3"><text:s text:c="5"/>* @return update action to apply to the foreign key for the key</text:p>
      <text:p text:style-name="P3"><text:s text:c="5"/>*/</text:p>
      <text:p text:style-name="P3"><text:s text:c="4"/>ForeignKeyAction updateAction() default ForeignKeyAction.UNSPECIFIED;</text:p>
      <text:p text:style-name="P3"/>
      <text:p text:style-name="P3"><text:s text:c="4"/>/**</text:p>
      <text:p text:style-name="P3"><text:s text:c="5"/>* Whether the value column(s) should be indexed.</text:p>
      <text:p text:style-name="P3"><text:s text:c="5"/>* @return whether the value column(s) should be indexed.</text:p>
      <text:p text:style-name="P3"><text:s text:c="5"/>*/</text:p>
      <text:p text:style-name="P3"><text:s text:c="4"/>String indexed() default ““;</text:p>
      <text:p text:style-name="P3"/>
      <text:p text:style-name="P3"><text:s text:c="4"/>/** The name of the index to generate. </text:p>
      <text:p text:style-name="P3"><text:s text:c="5"/>* @return the name of the index</text:p>
      <text:p text:style-name="P3"><text:s text:c="5"/>*/</text:p>
      <text:p text:style-name="P3"><text:s text:c="4"/>String index() default ““;</text:p>
      <text:p text:style-name="P3"/>
      <text:p text:style-name="P3"><text:s text:c="4"/>/**</text:p>
      <text:p text:style-name="P3"><text:s text:c="5"/>* Whether the element column(s) contents should be considered unique</text:p>
      <text:p text:style-name="P3"><text:s text:c="5"/>* @return whether the element column(s) contents should be considered unique</text:p>
      <text:p text:style-name="P3"><text:s text:c="5"/>*/</text:p>
      <text:p text:style-name="P3"><text:s text:c="4"/>String unique() default ““;</text:p>
      <text:p text:style-name="P3"/>
      <text:p text:style-name="P3"><text:s text:c="4"/>/**</text:p>
      <text:p text:style-name="P3"><text:s text:c="5"/>* The name of the unique key constraint to generate.</text:p>
      <text:p text:style-name="P3"><text:s text:c="5"/>* @return the name of the unique key constraint</text:p>
      <text:p text:style-name="P3"><text:s text:c="5"/>*/</text:p>
      <text:p text:style-name="P3"><text:s text:c="4"/>String uniqueKey() default ““;</text:p>
      <text:p text:style-name="P3"/>
      <text:p text:style-name="P3"><text:s text:c="4"/>/**</text:p>
      <text:p text:style-name="P3"><text:s text:c="5"/>* Name of a member in the value class where this key is stored.</text:p>
      <text:p text:style-name="P3"><text:s text:c="5"/>* @return the name of a member in the value class where this key is stored</text:p>
      <text:p text:style-name="P3"><text:s text:c="5"/>*/</text:p>
      <text:p text:style-name="P3"><text:s text:c="4"/>String mappedBy() default ““;</text:p>
      <text:p text:style-name="P3"/>
      <text:p text:style-name="P3"><text:s text:c="4"/>/**</text:p>
      <text:p text:style-name="P3"><text:soft-page-break/><text:s text:c="5"/>* The column(s) for the key</text:p>
      <text:p text:style-name="P3"><text:s text:c="5"/>* @return the column(s) for the key</text:p>
      <text:p text:style-name="P3"><text:s text:c="5"/>*/</text:p>
      <text:p text:style-name="P3"><text:s text:c="4"/>Column[] columns() default {};</text:p>
      <text:p text:style-name="P3"/>
      <text:p text:style-name="P3"><text:s text:c="4"/>/** Generate or assume a foreign key constraint exists on the column</text:p>
      <text:p text:style-name="P3"><text:s text:c="5"/>* or columns associated with this join. Specify “true” or “false”.</text:p>
      <text:p text:style-name="P3"><text:s text:c="5"/>* @return whether to generate or assume a foreign key constraint</text:p>
      <text:p text:style-name="P3"><text:s text:c="5"/>*/</text:p>
      <text:p text:style-name="P3"><text:s text:c="4"/>String generateForeignKey() default ““;</text:p>
      <text:p text:style-name="P3"/>
      <text:p text:style-name="P3"><text:s text:c="4"/>/** Name for a generated foreign key constraint.</text:p>
      <text:p text:style-name="P3"><text:s text:c="5"/>* @return the name of the generated foreign key constraint</text:p>
      <text:p text:style-name="P3"><text:s text:c="5"/>*/</text:p>
      <text:p text:style-name="P3"><text:s text:c="4"/>String foreignKey() default ““;</text:p>
      <text:p text:style-name="P3"/>
      <text:p text:style-name="P3"><text:tab/>/** Optional AttributeConverter to use for converting this key.</text:p>
      <text:p text:style-name="P3"><text:tab/> * @return The converter class</text:p>
      <text:p text:style-name="P3"><text:tab/> */</text:p>
      <text:p text:style-name="P3"><text:tab/>@SuppressWarnings("rawtypes")</text:p>
      <text:p text:style-name="P3"><text:tab/>Class&lt;? extends AttributeConverter&gt; converter() default UseDefault.class;</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annotation"/>NotPersistent<text:alphabetical-index-mark-end text:id="IMark5275126864"/> Annotation</text:h>
      <text:p text:style-name="P3">@Target({ElementType.ANNOTATION_TYPE, ElementType.FIELD, ElementType.METHOD}) </text:p>
      <text:p text:style-name="P3">@Retention(RetentionPolicy.RUNTIME)</text:p>
      <text:p text:style-name="P3">public @interface NotPersistent</text:p>
      <text:p text:style-name="P3">{</text:p>
      <text:p text:style-name="P3">}</text:p>
      <text:p text:style-name="P3"/>
      <text:h text:style-name="P32" text:outline-level="3"><text:alphabetical-index-mark-start text:id="IMark5275126864" text:key1="annotation"/>NullValue<text:alphabetical-index-mark-end text:id="IMark5275126864"/> Enum</text:h>
      <text:p text:style-name="P3"/>
      <text:p text:style-name="P3">public enum NullValue</text:p>
      <text:p text:style-name="P3">{</text:p>
      <text:p text:style-name="P3"><text:s text:c="4"/>NONE,</text:p>
      <text:p text:style-name="P3"><text:s text:c="4"/>EXCEPTION,</text:p>
      <text:p text:style-name="P3"><text:s text:c="4"/>DEFAULT</text:p>
      <text:p text:style-name="P3">}</text:p>
      <text:p text:style-name="P3"/>
      <text:h text:style-name="P32" text:outline-level="3"><text:alphabetical-index-mark-start text:id="IMark5275126864" text:key1="annotation"/>Order<text:alphabetical-index-mark-end text:id="IMark5275126864"/> Annotation</text:h>
      <text:p text:style-name="P3">@Target({ElementType.ANNOTATION_TYPE, ElementType.FIELD, ElementType.METHOD}) </text:p>
      <text:p text:style-name="P3">@Retention(RetentionPolicy.RUNTIME)</text:p>
      <text:p text:style-name="P3">public @interface Order</text:p>
      <text:p text:style-name="P3">{</text:p>
      <text:p text:style-name="P3"><text:s text:c="4"/>/** The name of the column to use for ordering the elements of the member.</text:p>
      <text:p text:style-name="P3"><text:s text:c="5"/>* @return the name of the ordering column</text:p>
      <text:p text:style-name="P3"><text:s text:c="5"/>*/</text:p>
      <text:p text:style-name="P3"><text:soft-page-break/><text:s text:c="4"/>String column() default ““;</text:p>
      <text:p text:style-name="P3"/>
      <text:p text:style-name="P3"><text:s text:c="4"/>/** Name of a field or property in the target class that acts as the </text:p>
      <text:p text:style-name="P3"><text:s text:c="5"/>* ordering field or property for this member.</text:p>
      <text:p text:style-name="P3"><text:s text:c="5"/>* Return the name of the field or property in the target class</text:p>
      <text:p text:style-name="P3"><text:s text:c="5"/>*/</text:p>
      <text:p text:style-name="P3"><text:s text:c="4"/>String mappedBy() default ““;</text:p>
      <text:p text:style-name="P3"/>
      <text:p text:style-name="P3"><text:s text:c="4"/>/** The definition of the column(s) to use for ordering.</text:p>
      <text:p text:style-name="P3"><text:s text:c="5"/>* @return the columns to use for ordering</text:p>
      <text:p text:style-name="P3"><text:s text:c="5"/>*/</text:p>
      <text:p text:style-name="P3"><text:s text:c="4"/>Column[] columns() default {};</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annotation"/>PersistenceAware<text:alphabetical-index-mark-end text:id="IMark5275126864"/> Annotation</text:h>
      <text:p text:style-name="P3">@Target(ElementType.TYPE) </text:p>
      <text:p text:style-name="P3">@Retention(RetentionPolicy.RUNTIME)</text:p>
      <text:p text:style-name="P3">public @interface PersistenceAware</text:p>
      <text:p text:style-name="P3">{</text:p>
      <text:p text:style-name="P3">}</text:p>
      <text:p text:style-name="P3"/>
      <text:h text:style-name="P32" text:outline-level="3"><text:alphabetical-index-mark-start text:id="IMark5275126864" text:key1="annotation"/>PersistenceCapable<text:alphabetical-index-mark-end text:id="IMark5275126864"/> Annotation</text:h>
      <text:p text:style-name="P3">@Target(ElementType.TYPE) </text:p>
      <text:p text:style-name="P3">@Retention(RetentionPolicy.RUNTIME)</text:p>
      <text:p text:style-name="P3">public @interface PersistenceCapable</text:p>
      <text:p text:style-name="P3">{</text:p>
      <text:p text:style-name="P3"><text:s text:c="4"/>/** Member declarations. Annotations for persistent members of this</text:p>
      <text:p text:style-name="P3"><text:s text:c="5"/>* class or interface can be specifed either here or on each member.</text:p>
      <text:p text:style-name="P3"><text:s text:c="5"/>* Annotations for inherited members can only be specified here.</text:p>
      <text:p text:style-name="P3"><text:s text:c="5"/>* @return member declarations</text:p>
      <text:p text:style-name="P3"><text:s text:c="5"/>*/</text:p>
      <text:p text:style-name="P3"><text:s text:c="4"/>Persistent[] members() default {};</text:p>
      <text:p text:style-name="P3"/>
      <text:p text:style-name="P3"><text:s text:c="4"/>/** Table to use for persisting this class or interface. </text:p>
      <text:p text:style-name="P3"><text:s text:c="5"/>*/</text:p>
      <text:p text:style-name="P3"><text:s text:c="4"/>String table() default ““;</text:p>
      <text:p text:style-name="P3"/>
      <text:p text:style-name="P3"><text:s text:c="4"/>/** Catalog to use for persisting this class or interface. </text:p>
      <text:p text:style-name="P3"><text:s text:c="5"/>*/</text:p>
      <text:p text:style-name="P3"><text:s text:c="4"/>String catalog() default ““;</text:p>
      <text:p text:style-name="P3"/>
      <text:p text:style-name="P3"><text:s text:c="4"/>/** Schema to use for persisting this class or interface. </text:p>
      <text:p text:style-name="P3"><text:s text:c="5"/>*/</text:p>
      <text:p text:style-name="P3"><text:s text:c="4"/>String schema() default ““;</text:p>
      <text:p text:style-name="P3"/>
      <text:p text:style-name="P3"><text:s text:c="4"/>/** Whether this class or interface manages an extent. </text:p>
      <text:p text:style-name="P3"><text:s text:c="5"/>*/</text:p>
      <text:p text:style-name="P3"><text:s text:c="4"/>String requiresExtent() default ““;</text:p>
      <text:p text:style-name="P3"><text:soft-page-break/></text:p>
      <text:p text:style-name="P3"><text:s text:c="4"/>/** Whether objects of this class or interface can only be embedded. </text:p>
      <text:p text:style-name="P3"><text:s text:c="5"/>*/</text:p>
      <text:p text:style-name="P3"><text:s text:c="4"/>String embeddedOnly() default ““;</text:p>
      <text:p text:style-name="P3"/>
      <text:p text:style-name="P3"><text:s text:c="4"/>/** Whether this class or interface is detachable. </text:p>
      <text:p text:style-name="P3"><text:s text:c="5"/>*/</text:p>
      <text:p text:style-name="P3"><text:s text:c="4"/>String detachable() default ““;</text:p>
      <text:p text:style-name="P3"/>
      <text:p text:style-name="P3"><text:s text:c="4"/>/** Type of identity for this class or interface. </text:p>
      <text:p text:style-name="P3"><text:s text:c="5"/>*/</text:p>
      <text:p text:style-name="P3"><text:s text:c="4"/>IdentityType identityType() default IdentityType.UNSPECIFIED;</text:p>
      <text:p text:style-name="P3"/>
      <text:p text:style-name="P3"><text:s text:c="4"/>/** Primary key class when using application identity and using own PK. </text:p>
      <text:p text:style-name="P3"><text:s text:c="5"/>*/</text:p>
      <text:p text:style-name="P3"><text:s text:c="4"/>Class objectIdClass() default void.class;</text:p>
      <text:p text:style-name="P3"/>
      <text:p text:style-name="P3"><text:s text:c="4"/>/** Whether this class is cacheable in a Level2 cache.</text:p>
      <text:p text:style-name="P3"><text:s text:c="5"/>* @since 2.2</text:p>
      <text:p text:style-name="P3"><text:s text:c="5"/>*/</text:p>
      <text:p text:style-name="P3"><text:s text:c="4"/>String cacheable() default “true”;</text:p>
      <text:p text:style-name="P3"/>
      <text:p text:style-name="P3"><text:s text:c="4"/>/** Whether objects of this type should, by default, be locked when read.</text:p>
      <text:p text:style-name="P3"><text:s text:c="5"/>* @since 2.3</text:p>
      <text:p text:style-name="P3"><text:s text:c="5"/>*/</text:p>
      <text:p text:style-name="P3"><text:s text:c="4"/>String serializeRead() default “false”;</text:p>
      <text:p text:style-name="P3"/>
      <text:p text:style-name="P3"><text:s text:c="4"/>/** Any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enum"/>PersistenceModifier<text:alphabetical-index-mark-end text:id="IMark5275126864"/> Enum</text:h>
      <text:p text:style-name="P3"/>
      <text:p text:style-name="P3">public enum PersistenceModifier</text:p>
      <text:p text:style-name="P3">{</text:p>
      <text:p text:style-name="P3"><text:s text:c="4"/>UNSPECIFIED,</text:p>
      <text:p text:style-name="P3"><text:s text:c="4"/>PERSISTENT,</text:p>
      <text:p text:style-name="P3"><text:s text:c="4"/>TRANSACTIONAL,</text:p>
      <text:p text:style-name="P3"><text:s text:c="4"/>NONE</text:p>
      <text:p text:style-name="P3">}</text:p>
      <text:p text:style-name="P3"/>
      <text:h text:style-name="P32" text:outline-level="3"><text:alphabetical-index-mark-start text:id="IMark5275126864" text:key1="enum"/>Persistent<text:alphabetical-index-mark-end text:id="IMark5275126864"/> Annotation</text:h>
      <text:p text:style-name="P3">@Target({ElementType.ANNOTATION_TYPE, ElementType.FIELD, ElementType.METHOD}) </text:p>
      <text:p text:style-name="P3">@Retention(RetentionPolicy.RUNTIME)</text:p>
      <text:p text:style-name="P3">public @interface Persistent</text:p>
      <text:p text:style-name="P3">{</text:p>
      <text:p text:style-name="P3"><text:s text:c="4"/>/** Modifier for this field. This is normally not specified, and the </text:p>
      <text:p text:style-name="P3"><text:s text:c="5"/>* defaults are used, or the @Transactional or @NotPersistent </text:p>
      <text:p text:style-name="P3"><text:s text:c="5"/>* annotation is specified directly on the member. One possible use</text:p>
      <text:p text:style-name="P3"><text:s text:c="5"/>* for specifying persistenceModifier is for embedded instances in which</text:p>
      <text:p text:style-name="P3"><text:s text:c="5"/>* a member is not persistent but in the non-embedded instances the</text:p>
      <text:p text:style-name="P3"><text:s text:c="5"/>* member is persistent. Note that it is not portable to specify a</text:p>
      <text:p text:style-name="P3"><text:soft-page-break/><text:s text:c="5"/>* member to be not persistent in the non-embedded case and persistent</text:p>
      <text:p text:style-name="P3"><text:s text:c="5"/>* in the embedded usage.</text:p>
      <text:p text:style-name="P3"><text:s text:c="5"/>* @return the persistence modifier</text:p>
      <text:p text:style-name="P3"><text:s text:c="5"/>*/</text:p>
      <text:p text:style-name="P3"><text:s text:c="4"/>PersistenceModifier persistenceModifier() </text:p>
      <text:p text:style-name="P3"><text:s text:c="8"/>default PersistenceModifier.UNSPECIFIED;</text:p>
      <text:p text:style-name="P3"/>
      <text:p text:style-name="P3"><text:s text:c="4"/>/** Table to use for persisting this member.</text:p>
      <text:p text:style-name="P3"><text:s text:c="5"/>* @return the table to use for persisting this member</text:p>
      <text:p text:style-name="P3"><text:s text:c="5"/>*/</text:p>
      <text:p text:style-name="P3"><text:s text:c="4"/>String table() default ““;</text:p>
      <text:p text:style-name="P3"/>
      <text:p text:style-name="P3"><text:s text:c="4"/>/** Whether this member is in the default fetch group. </text:p>
      <text:p text:style-name="P3"><text:s text:c="5"/>* @return whether this member is in the default fetch group</text:p>
      <text:p text:style-name="P3"><text:s text:c="5"/>*/</text:p>
      <text:p text:style-name="P3"><text:s text:c="4"/>String defaultFetchGroup() default ““;</text:p>
      <text:p text:style-name="P3"/>
      <text:p text:style-name="P3"><text:s text:c="4"/>/** Behavior when this member contains a null value. </text:p>
      <text:p text:style-name="P3"><text:s text:c="5"/>* @return the behavior when this member contains a null value</text:p>
      <text:p text:style-name="P3"><text:s text:c="5"/>*/</text:p>
      <text:p text:style-name="P3"><text:s text:c="4"/>NullValue nullValue() default NullValue.NONE;</text:p>
      <text:p text:style-name="P3"/>
      <text:p text:style-name="P3"><text:s text:c="4"/>/** Whether this member is embedded. </text:p>
      <text:p text:style-name="P3"><text:s text:c="5"/>* @return whether this member is embedded</text:p>
      <text:p text:style-name="P3"><text:s text:c="5"/>*/</text:p>
      <text:p text:style-name="P3"><text:s text:c="4"/>String embedded() default ““;</text:p>
      <text:p text:style-name="P3"/>
      <text:p text:style-name="P3"><text:s text:c="4"/>/** Whether the elements of this member are embedded. </text:p>
      <text:p text:style-name="P3"><text:s text:c="5"/>* @return whether the elements of this member are embedded</text:p>
      <text:p text:style-name="P3"><text:s text:c="5"/>*/</text:p>
      <text:p text:style-name="P3"><text:s text:c="4"/>String embeddedElement() default ““;</text:p>
      <text:p text:style-name="P3"/>
      <text:p text:style-name="P3"><text:s text:c="4"/>/** Whether the keys of this member are embedded. </text:p>
      <text:p text:style-name="P3"><text:s text:c="5"/>* @return whether the keys of this member are embedded</text:p>
      <text:p text:style-name="P3"><text:s text:c="5"/>*/</text:p>
      <text:p text:style-name="P3"><text:s text:c="4"/>String embeddedKey() default ““;</text:p>
      <text:p text:style-name="P3"/>
      <text:p text:style-name="P3"><text:s text:c="4"/>/** Whether the values of this member are embedded. </text:p>
      <text:p text:style-name="P3"><text:s text:c="5"/>* @return whether the values of this member are embedded</text:p>
      <text:p text:style-name="P3"><text:s text:c="5"/>*/</text:p>
      <text:p text:style-name="P3"><text:s text:c="4"/>String embeddedValue() default ““;</text:p>
      <text:p text:style-name="P3"/>
      <text:p text:style-name="P3"><text:s text:c="4"/>/** Whether this member is serialized into a single column. </text:p>
      <text:p text:style-name="P3"><text:s text:c="5"/>* @return whether this member is serialized into a single column</text:p>
      <text:p text:style-name="P3"><text:s text:c="5"/>*/</text:p>
      <text:p text:style-name="P3"><text:s text:c="4"/>String serialized() default ““;</text:p>
      <text:p text:style-name="P3"/>
      <text:p text:style-name="P3"><text:s text:c="4"/>/** Whether the elements of this member are serialized. </text:p>
      <text:p text:style-name="P3"><text:s text:c="5"/>* @return whether the elements of this member are serialized</text:p>
      <text:p text:style-name="P3"><text:s text:c="5"/>*/</text:p>
      <text:p text:style-name="P3"><text:s text:c="4"/>String serializedElement() default ““;</text:p>
      <text:p text:style-name="P3"/>
      <text:p text:style-name="P3"><text:s text:c="4"/>/** Whether the keys of this member are serialized. </text:p>
      <text:p text:style-name="P3"><text:s text:c="5"/>* @return whether the keys of this member are serialized</text:p>
      <text:p text:style-name="P3"><text:s text:c="5"/>*/</text:p>
      <text:p text:style-name="P3"><text:s text:c="4"/>String serializedKey() default ““;</text:p>
      <text:p text:style-name="P3"><text:soft-page-break/></text:p>
      <text:p text:style-name="P3"><text:s text:c="4"/>/** Whether the values of this member are serialized. </text:p>
      <text:p text:style-name="P3"><text:s text:c="5"/>* @return whether the values of this member are serialized</text:p>
      <text:p text:style-name="P3"><text:s text:c="5"/>*/</text:p>
      <text:p text:style-name="P3"><text:s text:c="4"/>String serializedValue() default ““;</text:p>
      <text:p text:style-name="P3"/>
      <text:p text:style-name="P3"><text:s text:c="4"/>/** Whether related object(s) of this member are dependent</text:p>
      <text:p text:style-name="P3"><text:s text:c="5"/>* and so deleted when this object is deleted. </text:p>
      <text:p text:style-name="P3"><text:s text:c="5"/>* @return whether the related object(s) of this member</text:p>
      <text:p text:style-name="P3"><text:s text:c="5"/>* are dependent</text:p>
      <text:p text:style-name="P3"><text:s text:c="5"/>*/</text:p>
      <text:p text:style-name="P3"><text:s text:c="4"/>String dependent() default ““;</text:p>
      <text:p text:style-name="P3"/>
      <text:p text:style-name="P3"><text:s text:c="4"/>/** Whether the elements of this member are dependent. </text:p>
      <text:p text:style-name="P3"><text:s text:c="5"/>* @return whether the elements of this member are dependent</text:p>
      <text:p text:style-name="P3"><text:s text:c="5"/>*/</text:p>
      <text:p text:style-name="P3"><text:s text:c="4"/>String dependentElement() default ““;</text:p>
      <text:p text:style-name="P3"/>
      <text:p text:style-name="P3"><text:s text:c="4"/>/** Whether the keys of this member are dependent. </text:p>
      <text:p text:style-name="P3"><text:s text:c="5"/>* @return whether the keys of this member are dependent</text:p>
      <text:p text:style-name="P3"><text:s text:c="5"/>*/</text:p>
      <text:p text:style-name="P3"><text:s text:c="4"/>String dependentKey() default ““;</text:p>
      <text:p text:style-name="P3"/>
      <text:p text:style-name="P3"><text:s text:c="4"/>/** Whether the values of this member are dependent. </text:p>
      <text:p text:style-name="P3"><text:s text:c="5"/>* @return whether the values of this member are dependent</text:p>
      <text:p text:style-name="P3"><text:s text:c="5"/>*/</text:p>
      <text:p text:style-name="P3"><text:s text:c="4"/>String dependentValue() default ““;</text:p>
      <text:p text:style-name="P3"/>
      <text:p text:style-name="P3"><text:s text:c="4"/>/** Whether this member is part of the primary key for application</text:p>
      <text:p text:style-name="P3"><text:s text:c="5"/>* identity. This is equivalent to specifying @PrimaryKey as </text:p>
      <text:p text:style-name="P3"><text:s text:c="5"/>* a separate annotation on the member.</text:p>
      <text:p text:style-name="P3"><text:s text:c="5"/>* @return whether this member is part of the primary key</text:p>
      <text:p text:style-name="P3"><text:s text:c="5"/>*/</text:p>
      <text:p text:style-name="P3"><text:s text:c="4"/>String primaryKey() default ““;</text:p>
      <text:p text:style-name="P3"/>
      <text:p text:style-name="P3"><text:s text:c="4"/>/** Value strategy to use to generate the value for this field </text:p>
      <text:p text:style-name="P3"><text:s text:c="5"/>* or property (if any).</text:p>
      <text:p text:style-name="P3"><text:s text:c="5"/>* @return the generated value strategy</text:p>
      <text:p text:style-name="P3"><text:s text:c="5"/>*/</text:p>
      <text:p text:style-name="P3"><text:s text:c="4"/>IdGeneratorStrategy valueStrategy() default IdGeneratorStrategy.UNSPECIFIED;</text:p>
      <text:p text:style-name="P3"/>
      <text:p text:style-name="P3"><text:s text:c="4"/>/** Custom value strategy to use to generate the value for this field </text:p>
      <text:p text:style-name="P3"><text:s text:c="5"/>* or property (if any). If customValueStrategy is non-empty, then</text:p>
      <text:p text:style-name="P3"><text:s text:c="5"/>* valueStrategy must be UNSPECIFIED.</text:p>
      <text:p text:style-name="P3"><text:s text:c="5"/>* @return the custom value strategy</text:p>
      <text:p text:style-name="P3"><text:s text:c="5"/>*/</text:p>
      <text:p text:style-name="P3"><text:s text:c="4"/>String customValueStrategy() default ““;</text:p>
      <text:p text:style-name="P3"/>
      <text:p text:style-name="P3"><text:s text:c="4"/>/** Name of the sequence to use with particular value strategies. </text:p>
      <text:p text:style-name="P3"><text:s text:c="5"/>* @return the name of the sequence</text:p>
      <text:p text:style-name="P3"><text:s text:c="5"/>*/</text:p>
      <text:p text:style-name="P3"><text:s text:c="4"/>String sequence() default ““;</text:p>
      <text:p text:style-name="P3"/>
      <text:p text:style-name="P3"><text:s text:c="4"/>/** Name of the fetch-group to use when this member is loaded </text:p>
      <text:p text:style-name="P3"><text:s text:c="5"/>* due to being referenced when not already loaded.</text:p>
      <text:p text:style-name="P3"><text:s text:c="5"/>* @return the name of the load fetch group</text:p>
      <text:p text:style-name="P3"><text:soft-page-break/><text:s text:c="5"/>*/</text:p>
      <text:p text:style-name="P3"><text:s text:c="4"/>String loadFetchGroup() default ““;</text:p>
      <text:p text:style-name="P3"/>
      <text:p text:style-name="P3"><text:s text:c="4"/>/** Types of the member. Used when the declared </text:p>
      <text:p text:style-name="P3"><text:s text:c="5"/>* member type is a supertype of the actual type that is stored in the </text:p>
      <text:p text:style-name="P3"><text:s text:c="5"/>* member. For example, the declared member type might be an interface type</text:p>
      <text:p text:style-name="P3"><text:s text:c="5"/>* that must contain an object of a concrete type when used</text:p>
      <text:p text:style-name="P3"><text:s text:c="5"/>* for persistence.</text:p>
      <text:p text:style-name="P3"><text:s text:c="5"/>* @return the types</text:p>
      <text:p text:style-name="P3"><text:s text:c="5"/>*/</text:p>
      <text:p text:style-name="P3"><text:s text:c="4"/>Class[] types() default {};</text:p>
      <text:p text:style-name="P3"/>
      <text:p text:style-name="P3"><text:s text:c="4"/>/** Name of the related member in the other class </text:p>
      <text:p text:style-name="P3"><text:s text:c="5"/>* where this value is mapped (bidirectional relationship). </text:p>
      <text:p text:style-name="P3"><text:s text:c="5"/>* @return the related member in the other class</text:p>
      <text:p text:style-name="P3"><text:s text:c="5"/>*/</text:p>
      <text:p text:style-name="P3"><text:s text:c="4"/>String mappedBy() default ““;</text:p>
      <text:p text:style-name="P3"/>
      <text:p text:style-name="P3"><text:s text:c="4"/>/** Column definition(s) for this member. Used for mapping </text:p>
      <text:p text:style-name="P3"><text:s text:c="5"/>* multiple columns</text:p>
      <text:p text:style-name="P3"><text:s text:c="5"/>* to the same member, for example relationships with </text:p>
      <text:p text:style-name="P3"><text:s text:c="5"/>* multiple column foreign keys. </text:p>
      <text:p text:style-name="P3"><text:s text:c="5"/>* @return the columns for this member</text:p>
      <text:p text:style-name="P3"><text:s text:c="5"/>*/</text:p>
      <text:p text:style-name="P3"><text:s text:c="4"/>Column[] columns() default {}; </text:p>
      <text:p text:style-name="P3"/>
      <text:p text:style-name="P3"><text:s text:c="4"/>/** Column name where the values are stored for this member. </text:p>
      <text:p text:style-name="P3"><text:s text:c="5"/>* @return the name of the column</text:p>
      <text:p text:style-name="P3"><text:s text:c="5"/>*/</text:p>
      <text:p text:style-name="P3"><text:s text:c="4"/>String column() default ““;</text:p>
      <text:p text:style-name="P3"/>
      <text:p text:style-name="P3"><text:s text:c="4"/>/** Null indicator column for this member. Used for nested </text:p>
      <text:p text:style-name="P3"><text:s text:c="5"/>* embedded fields or properties to indicate whether the embedded</text:p>
      <text:p text:style-name="P3"><text:s text:c="5"/>* instance should have a null value.</text:p>
      <text:p text:style-name="P3"><text:s text:c="5"/>* @return the null indicator column</text:p>
      <text:p text:style-name="P3"><text:s text:c="5"/>*/</text:p>
      <text:p text:style-name="P3"><text:s text:c="4"/>String nullIndicatorColumn() default ““;</text:p>
      <text:p text:style-name="P3"/>
      <text:p text:style-name="P3"><text:s text:c="4"/>/** Name of the member when this is embedded in another object.</text:p>
      <text:p text:style-name="P3"><text:s text:c="5"/>* The fully-qualified member name is used. For example, </text:p>
      <text:p text:style-name="P3"><text:s text:c="5"/>* “line.point1.x” refers to the member x in class Point </text:p>
      <text:p text:style-name="P3"><text:s text:c="5"/>* that is embedded as member point1 in class Line that is embedded </text:p>
      <text:p text:style-name="P3"><text:s text:c="5"/>* in a member called line.</text:p>
      <text:p text:style-name="P3"><text:s text:c="5"/>* @return the name of the member</text:p>
      <text:p text:style-name="P3"><text:s text:c="5"/>*/</text:p>
      <text:p text:style-name="P3"><text:s text:c="4"/>String name() default ““; </text:p>
      <text:p text:style-name="P3"/>
      <text:p text:style-name="P3"><text:s text:c="4"/>/** Recursion depth for this member. Used only when</text:p>
      <text:p text:style-name="P3"><text:s text:c="5"/>* the annotation is used within the definition of a FetchGroup.</text:p>
      <text:p text:style-name="P3"><text:s text:c="5"/>* @return the recursion depth</text:p>
      <text:p text:style-name="P3"><text:s text:c="5"/>*/</text:p>
      <text:p text:style-name="P3"><text:s text:c="4"/>int recursionDepth() default 1;</text:p>
      <text:p text:style-name="P3"/>
      <text:p text:style-name="P3"><text:s text:c="4"/>/** Whether this field/property is cacheable in a Level2 cache.</text:p>
      <text:p text:style-name="P3"><text:s text:c="5"/>* @since 2.2</text:p>
      <text:p text:style-name="P3"><text:s text:c="5"/>*/</text:p>
      <text:p text:style-name="P3"><text:soft-page-break/><text:s text:c="4"/>String cacheable() default “true”;</text:p>
      <text:p text:style-name="P3"/>
      <text:p text:style-name="P3"><text:s text:c="4"/>/** Vendor extensions for this member. </text:p>
      <text:p text:style-name="P3"><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annotation"/>PrimaryKey<text:alphabetical-index-mark-end text:id="IMark5275126864"/> Annotation</text:h>
      <text:p text:style-name="P3">@Target({ElementType.TYPE, ElementType.FIELD, ElementType.METHOD}) </text:p>
      <text:p text:style-name="P3">@Retention(RetentionPolicy.RUNTIME)</text:p>
      <text:p text:style-name="P3">public @interface PrimaryKey</text:p>
      <text:p text:style-name="P3">{</text:p>
      <text:p text:style-name="P3"><text:s text:c="4"/>/**</text:p>
      <text:p text:style-name="P3"><text:s text:c="5"/>* Name of the primary key constraint</text:p>
      <text:p text:style-name="P3"><text:s text:c="5"/>* @return the name of the primary key constraint</text:p>
      <text:p text:style-name="P3"><text:s text:c="5"/>*/</text:p>
      <text:p text:style-name="P3"><text:s text:c="4"/>String name() default ““;</text:p>
      <text:p text:style-name="P3"/>
      <text:p text:style-name="P3"><text:s text:c="4"/>/**</text:p>
      <text:p text:style-name="P3"><text:s text:c="5"/>* Name of the column to use for the primary key</text:p>
      <text:p text:style-name="P3"><text:s text:c="5"/>* @return the name of the column to use for the primary key</text:p>
      <text:p text:style-name="P3"><text:s text:c="5"/>*/</text:p>
      <text:p text:style-name="P3"><text:s text:c="4"/>String column() default ““;</text:p>
      <text:p text:style-name="P3"/>
      <text:p text:style-name="P3"><text:s text:c="4"/>/**</text:p>
      <text:p text:style-name="P3"><text:s text:c="5"/>* The column(s) for the primary key</text:p>
      <text:p text:style-name="P3"><text:s text:c="5"/>* @return the column(s) for the primary key</text:p>
      <text:p text:style-name="P3"><text:s text:c="5"/>*/</text:p>
      <text:p text:style-name="P3"><text:s text:c="4"/>Column[] columns() default {};</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annotation"/>Queries<text:alphabetical-index-mark-end text:id="IMark5275126864"/> Annotation</text:h>
      <text:p text:style-name="P3">@Target(ElementType.TYPE) </text:p>
      <text:p text:style-name="P3">@Retention(RetentionPolicy.RUNTIME)</text:p>
      <text:p text:style-name="P3">public @interface Queries</text:p>
      <text:p text:style-name="P3">{</text:p>
      <text:p text:style-name="P3"><text:s text:c="4"/>/**</text:p>
      <text:p text:style-name="P3"><text:s text:c="5"/>* The named queries</text:p>
      <text:p text:style-name="P3"><text:s text:c="5"/>* @return The named queries</text:p>
      <text:p text:style-name="P3"><text:s text:c="5"/>*/</text:p>
      <text:p text:style-name="P3"><text:s text:c="4"/>Query[] value();</text:p>
      <text:p text:style-name="P3">}</text:p>
      <text:p text:style-name="P3"/>
      <text:p text:style-name="P3"/>
      <text:p text:style-name="P3"/>
      <text:h text:style-name="P32" text:outline-level="3"><text:soft-page-break/><text:alphabetical-index-mark-start text:id="IMark5275126864" text:key1="annotation"/>Query<text:alphabetical-index-mark-end text:id="IMark5275126864"/> Annotation</text:h>
      <text:p text:style-name="P3">@Target(ElementType.TYPE) </text:p>
      <text:p text:style-name="P3">@Retention(RetentionPolicy.RUNTIME)</text:p>
      <text:p text:style-name="P3">@Repeatable(Queries.class)</text:p>
      <text:p text:style-name="P3">public @interface Query</text:p>
      <text:p text:style-name="P3">{</text:p>
      <text:p text:style-name="P3"><text:s text:c="4"/>/** Name of the query (mandatory)</text:p>
      <text:p text:style-name="P3"><text:s text:c="5"/>* @return the name of the query</text:p>
      <text:p text:style-name="P3"><text:s text:c="5"/>*/</text:p>
      <text:p text:style-name="P3"><text:s text:c="4"/>String name();</text:p>
      <text:p text:style-name="P3"/>
      <text:p text:style-name="P3"><text:s text:c="4"/>/** The query string (mandatory)</text:p>
      <text:p text:style-name="P3"><text:s text:c="5"/>* @return the query string</text:p>
      <text:p text:style-name="P3"><text:s text:c="5"/>*/</text:p>
      <text:p text:style-name="P3"><text:s text:c="4"/>String value();</text:p>
      <text:p text:style-name="P3"/>
      <text:p text:style-name="P3"><text:s text:c="4"/>/** The query language</text:p>
      <text:p text:style-name="P3"><text:s text:c="5"/>* @return the query language</text:p>
      <text:p text:style-name="P3"><text:s text:c="5"/>*/</text:p>
      <text:p text:style-name="P3"><text:s text:c="4"/>String language() default "JDOQL";</text:p>
      <text:p text:style-name="P3"/>
      <text:p text:style-name="P3"><text:s text:c="4"/>/** Whether the query is unmodifiable.</text:p>
      <text:p text:style-name="P3"><text:s text:c="5"/>* @return whether the query is unmodifiable</text:p>
      <text:p text:style-name="P3"><text:s text:c="5"/>*/</text:p>
      <text:p text:style-name="P3"><text:s text:c="4"/>String unmodifiable() default "";</text:p>
      <text:p text:style-name="P3"/>
      <text:p text:style-name="P3"><text:s text:c="4"/>/** Whether the query returns a single unique result.</text:p>
      <text:p text:style-name="P3"><text:s text:c="5"/>* @return whether the query returns a single unique result</text:p>
      <text:p text:style-name="P3"><text:s text:c="5"/>*/</text:p>
      <text:p text:style-name="P3"><text:s text:c="4"/>String unique() default "";</text:p>
      <text:p text:style-name="P3"/>
      <text:p text:style-name="P3"><text:s text:c="4"/>/** Result class into which to put the results.</text:p>
      <text:p text:style-name="P3"><text:s text:c="5"/>* @return the class of the result</text:p>
      <text:p text:style-name="P3"><text:s text:c="5"/>*/</text:p>
      <text:p text:style-name="P3"><text:s text:c="4"/>Class resultClass() default void.class;</text:p>
      <text:p text:style-name="P3"/>
      <text:p text:style-name="P3"><text:s text:c="4"/>/** The name of the fetch plan used by this query</text:p>
      <text:p text:style-name="P3"><text:s text:c="5"/>* @return the fetch plan</text:p>
      <text:p text:style-name="P3"><text:s text:c="5"/>*/</text:p>
      <text:p text:style-name="P3"><text:s text:c="4"/>String fetchPlan() default "";</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annotation"/>Sequence<text:alphabetical-index-mark-end text:id="IMark5275126864"/> Annotation</text:h>
      <text:p text:style-name="P3">@Target(ElementType.TYPE) </text:p>
      <text:p text:style-name="P3">@Retention(RetentionPolicy.RUNTIME)</text:p>
      <text:p text:style-name="P3">public @interface Sequence</text:p>
      <text:p text:style-name="P3">{</text:p>
      <text:p text:style-name="P3"><text:s text:c="4"/>/** The symbolic name of the datastore sequence. </text:p>
      <text:p text:style-name="P3"><text:s text:c="5"/>* @return the name of the sequence</text:p>
      <text:p text:style-name="P3"><text:soft-page-break/><text:s text:c="5"/>*/</text:p>
      <text:p text:style-name="P3"><text:s text:c="4"/>String name();</text:p>
      <text:p text:style-name="P3"/>
      <text:p text:style-name="P3"><text:s text:c="4"/>/** Strategy for the sequence. </text:p>
      <text:p text:style-name="P3"><text:s text:c="5"/>* @return the strategy for the sequence</text:p>
      <text:p text:style-name="P3"><text:s text:c="5"/>*/</text:p>
      <text:p text:style-name="P3"><text:s text:c="4"/>SequenceStrategy strategy();</text:p>
      <text:p text:style-name="P3"/>
      <text:p text:style-name="P3"><text:s text:c="4"/>/** Name of the sequence in the datastore. </text:p>
      <text:p text:style-name="P3"><text:s text:c="5"/>* @return the name of the datastore sequence</text:p>
      <text:p text:style-name="P3"><text:s text:c="5"/>*/</text:p>
      <text:p text:style-name="P3"><text:s text:c="4"/>String datastoreSequence() default ““;</text:p>
      <text:p text:style-name="P3"/>
      <text:p text:style-name="P3"><text:s text:c="4"/>/** Name of a factory class for generating the sequence values. </text:p>
      <text:p text:style-name="P3"><text:s text:c="5"/>* @return the name of the factory class for the sequence</text:p>
      <text:p text:style-name="P3"><text:s text:c="5"/>*/</text:p>
      <text:p text:style-name="P3"><text:s text:c="4"/>Class factoryClass() default void.class;</text:p>
      <text:p text:style-name="P3"/>
      <text:p text:style-name="P1"><text:s text:c="4"/><text:span text:style-name="T2">/**</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3">/** Vendor extensions for this sequence. </text:p>
      <text:p text:style-name="P3"><text:s text:c="5"/>* @return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enum"/>SequenceStrategy<text:alphabetical-index-mark-end text:id="IMark5275126864"/> Enum</text:h>
      <text:p text:style-name="P3"/>
      <text:p text:style-name="P3">public enum SequenceStrategy</text:p>
      <text:p text:style-name="P3">{</text:p>
      <text:p text:style-name="P3"><text:s text:c="4"/>NONTRANSACTIONAL,</text:p>
      <text:p text:style-name="P3"><text:s text:c="4"/>CONTIGUOUS,</text:p>
      <text:p text:style-name="P3"><text:s text:c="4"/>NONCONTIGUOUS</text:p>
      <text:p text:style-name="P3">}</text:p>
      <text:p text:style-name="P3"/>
      <text:h text:style-name="P32" text:outline-level="3"><text:alphabetical-index-mark-start text:id="IMark5275126864" text:key1="annotation"/>Serialized<text:alphabetical-index-mark-end text:id="IMark5275126864"/> Annotation</text:h>
      <text:p text:style-name="P3">@Target({ElementType.ANNOTATION_TYPE, ElementType.FIELD, ElementType.METHOD}) </text:p>
      <text:p text:style-name="P3">@Retention(RetentionPolicy.RUNTIME)</text:p>
      <text:p text:style-name="P3">public @interface Serialized</text:p>
      <text:p text:style-name="P3">{</text:p>
      <text:p text:style-name="P3">}</text:p>
      <text:p text:style-name="P3"><text:soft-page-break/></text:p>
      <text:h text:style-name="P32" text:outline-level="3"><text:alphabetical-index-mark-start text:id="IMark5275126864" text:key1="annotation"/>Transactional<text:alphabetical-index-mark-end text:id="IMark5275126864"/> Annotation</text:h>
      <text:p text:style-name="P3">@Target({ElementType.ANNOTATION_TYPE, ElementType.FIELD, ElementType.METHOD}) </text:p>
      <text:p text:style-name="P3">@Retention(RetentionPolicy.RUNTIME)</text:p>
      <text:p text:style-name="P3">public @interface Transactional</text:p>
      <text:p text:style-name="P3">{</text:p>
      <text:p text:style-name="P3">}</text:p>
      <text:p text:style-name="P3"/>
      <text:h text:style-name="P32" text:outline-level="3"><text:alphabetical-index-mark-start text:id="IMark5275126864" text:key1="annotation"/>Unique<text:alphabetical-index-mark-end text:id="IMark5275126864"/> Annotation</text:h>
      <text:p text:style-name="P3">@Target({ElementType.TYPE, ElementType.FIELD, ElementType.METHOD}) </text:p>
      <text:p text:style-name="P3">@Retention(RetentionPolicy.RUNTIME)</text:p>
      <text:p text:style-name="P3">@Repeatable(Uniques.class)</text:p>
      <text:p text:style-name="P3">public @interface Unique</text:p>
      <text:p text:style-name="P3">{</text:p>
      <text:p text:style-name="P3"><text:s text:c="4"/>/** Name of the unique constraint.</text:p>
      <text:p text:style-name="P3"><text:s text:c="5"/>* @return the name of the unique constraint</text:p>
      <text:p text:style-name="P3"><text:s text:c="5"/>*/</text:p>
      <text:p text:style-name="P3"><text:s text:c="4"/>String name() default ““;</text:p>
      <text:p text:style-name="P3"/>
      <text:p text:style-name="P3"><text:s text:c="4"/>/** Table for the unique constraint. This is needed iff annotating a type </text:p>
      <text:p text:style-name="P3"><text:s text:c="5"/>* where this unique constraint is not for the primary table for </text:p>
      <text:p text:style-name="P3"><text:s text:c="5"/>* the persistent class or interface.</text:p>
      <text:p text:style-name="P3"><text:s text:c="5"/>* @return the table on which the unique constraint is defined</text:p>
      <text:p text:style-name="P3"><text:s text:c="5"/>*/</text:p>
      <text:p text:style-name="P3"><text:s text:c="4"/>String table() default ““;</text:p>
      <text:p text:style-name="P3"/>
      <text:p text:style-name="P3"><text:s text:c="4"/>/** Whether this unique constraint is deferred until commit.</text:p>
      <text:p text:style-name="P3"><text:s text:c="5"/>* @return whether this unique constraint is deferred until commit</text:p>
      <text:p text:style-name="P3"><text:s text:c="5"/>*/</text:p>
      <text:p text:style-name="P3"><text:s text:c="4"/>String deferred() default ““;</text:p>
      <text:p text:style-name="P3"/>
      <text:p text:style-name="P3"><text:s text:c="4"/>/** Member (field and property) names that compose this unique constraint.</text:p>
      <text:p text:style-name="P3"><text:s text:c="5"/>* @return member names that compose this unique constraint</text:p>
      <text:p text:style-name="P3"><text:s text:c="5"/>*/</text:p>
      <text:p text:style-name="P3"><text:s text:c="4"/>String[] members() default {};</text:p>
      <text:p text:style-name="P3"/>
      <text:p text:style-name="P3"><text:s text:c="4"/>/** Columns that compose this unique constraint.</text:p>
      <text:p text:style-name="P3"><text:s text:c="5"/>* @return columns that compose this unique constraint</text:p>
      <text:p text:style-name="P3"><text:s text:c="5"/>*/</text:p>
      <text:p text:style-name="P3"><text:s text:c="4"/>Column[] columns() default {};</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annotation"/>Uniques<text:alphabetical-index-mark-end text:id="IMark5275126864"/> Annotation</text:h>
      <text:p text:style-name="P3">@Target(ElementType.TYPE) </text:p>
      <text:p text:style-name="P3">@Retention(RetentionPolicy.RUNTIME)</text:p>
      <text:p text:style-name="P3">public @interface Uniques</text:p>
      <text:p text:style-name="P3">{</text:p>
      <text:p text:style-name="P3"><text:soft-page-break/><text:s text:c="4"/>/**</text:p>
      <text:p text:style-name="P3"><text:s text:c="5"/>* The unique constraints.</text:p>
      <text:p text:style-name="P3"><text:s text:c="5"/>* @return The unique constraints</text:p>
      <text:p text:style-name="P3"><text:s text:c="5"/>*/</text:p>
      <text:p text:style-name="P3"><text:s text:c="4"/>Unique[] value();</text:p>
      <text:p text:style-name="P3">}</text:p>
      <text:p text:style-name="P3"/>
      <text:h text:style-name="P32" text:outline-level="3"><text:alphabetical-index-mark-start text:id="IMark5275126864" text:key1="annotation"/>Value<text:alphabetical-index-mark-end text:id="IMark5275126864"/> Annotation</text:h>
      <text:p text:style-name="P3">@Target({ElementType.ANNOTATION_TYPE, ElementType.FIELD, ElementType.METHOD}) </text:p>
      <text:p text:style-name="P3">@Retention(RetentionPolicy.RUNTIME)</text:p>
      <text:p text:style-name="P3">public @interface Value</text:p>
      <text:p text:style-name="P3">{</text:p>
      <text:p text:style-name="P3"><text:s text:c="4"/>/**</text:p>
      <text:p text:style-name="P3"><text:s text:c="5"/>* Types of the values. This can be determined if using JDK1.5 generics</text:p>
      <text:p text:style-name="P3"><text:s text:c="5"/>* but is required otherwise. Multiple types can be specified if the</text:p>
      <text:p text:style-name="P3"><text:s text:c="5"/>* implementation supports multiple types.</text:p>
      <text:p text:style-name="P3"><text:s text:c="5"/>* @return the types of values</text:p>
      <text:p text:style-name="P3"><text:s text:c="5"/>*/</text:p>
      <text:p text:style-name="P3"><text:s text:c="4"/>Class[] types() default {};</text:p>
      <text:p text:style-name="P3"/>
      <text:p text:style-name="P3"><text:s text:c="4"/>/**</text:p>
      <text:p text:style-name="P3"><text:s text:c="5"/>* Whether the value <text:s/>is to be stored serialized (into a single column of a</text:p>
      <text:p text:style-name="P3"><text:s text:c="5"/>* join table).</text:p>
      <text:p text:style-name="P3"><text:s text:c="5"/>* @return Whether the value is to be stored serialized (into a join table)</text:p>
      <text:p text:style-name="P3"><text:s text:c="5"/>*/</text:p>
      <text:p text:style-name="P3"><text:s text:c="4"/>String serialized() default ““;</text:p>
      <text:p text:style-name="P3"/>
      <text:p text:style-name="P3"><text:s text:c="4"/>/** Whether this value is embedded. </text:p>
      <text:p text:style-name="P3"><text:s text:c="5"/>* @return whether this value is embedded</text:p>
      <text:p text:style-name="P3"><text:s text:c="5"/>*/</text:p>
      <text:p text:style-name="P3"><text:s text:c="4"/>String embedded() default ““;</text:p>
      <text:p text:style-name="P3"/>
      <text:p text:style-name="P3"><text:s text:c="4"/>/**</text:p>
      <text:p text:style-name="P3"><text:s text:c="5"/>* The embedded mapping for the value.</text:p>
      <text:p text:style-name="P3"><text:s text:c="5"/>* @return the embedded mapping for the value</text:p>
      <text:p text:style-name="P3"><text:s text:c="5"/>*/</text:p>
      <text:p text:style-name="P3"><text:s text:c="4"/>Embedded[] embeddedMapping() default {};</text:p>
      <text:p text:style-name="P3"/>
      <text:p text:style-name="P3"><text:s text:c="4"/>/**</text:p>
      <text:p text:style-name="P3"><text:s text:c="5"/>* Whether the value is dependent on the owner (and will be deleted </text:p>
      <text:p text:style-name="P3"><text:s text:c="5"/>* when the owner is deleted).</text:p>
      <text:p text:style-name="P3"><text:s text:c="5"/>* @return whether the value is dependent on the owner</text:p>
      <text:p text:style-name="P3"><text:s text:c="5"/>*/</text:p>
      <text:p text:style-name="P3"><text:s text:c="4"/>String dependent() default ““;</text:p>
      <text:p text:style-name="P3"/>
      <text:p text:style-name="P3"><text:s text:c="4"/>/**</text:p>
      <text:p text:style-name="P3"><text:s text:c="5"/>* Name of the table for the value.</text:p>
      <text:p text:style-name="P3"><text:s text:c="5"/>* @return the name of the table for the value</text:p>
      <text:p text:style-name="P3"><text:s text:c="5"/>*/</text:p>
      <text:p text:style-name="P3"><text:s text:c="4"/>String table() default ““;</text:p>
      <text:p text:style-name="P3"/>
      <text:p text:style-name="P3"><text:s text:c="4"/>/**</text:p>
      <text:p text:style-name="P3"><text:s text:c="5"/>* Name of the column to store the value in.</text:p>
      <text:p text:style-name="P3"><text:s text:c="5"/>* @return the name of the column to store the value in</text:p>
      <text:p text:style-name="P3"><text:soft-page-break/><text:s text:c="5"/>*/</text:p>
      <text:p text:style-name="P3"><text:s text:c="4"/>String column() default ““;</text:p>
      <text:p text:style-name="P3"/>
      <text:p text:style-name="P3"><text:s text:c="4"/>/**</text:p>
      <text:p text:style-name="P3"><text:s text:c="5"/>* Delete action to apply to any foreign key for the value.</text:p>
      <text:p text:style-name="P3"><text:s text:c="5"/>* @return delete action to apply to any foreign key for the value</text:p>
      <text:p text:style-name="P3"><text:s text:c="5"/>*/</text:p>
      <text:p text:style-name="P3"><text:s text:c="4"/>ForeignKeyAction deleteAction() default ForeignKeyAction.UNSPECIFIED;</text:p>
      <text:p text:style-name="P3"/>
      <text:p text:style-name="P3"><text:s text:c="4"/>/**</text:p>
      <text:p text:style-name="P3"><text:s text:c="5"/>* Update action to apply to any foreign key for the value.</text:p>
      <text:p text:style-name="P3"><text:s text:c="5"/>* @return update action to apply to any foreign key for the value</text:p>
      <text:p text:style-name="P3"><text:s text:c="5"/>*/</text:p>
      <text:p text:style-name="P3"><text:s text:c="4"/>ForeignKeyAction updateAction() default ForeignKeyAction.UNSPECIFIED;</text:p>
      <text:p text:style-name="P3"/>
      <text:p text:style-name="P3"><text:s text:c="4"/>/**</text:p>
      <text:p text:style-name="P3"><text:s text:c="5"/>* Whether the value column(s) should be indexed.</text:p>
      <text:p text:style-name="P3"><text:s text:c="5"/>* @return whether the value column(s) should be indexed.</text:p>
      <text:p text:style-name="P3"><text:s text:c="5"/>*/</text:p>
      <text:p text:style-name="P3"><text:s text:c="4"/>String indexed() default ““;</text:p>
      <text:p text:style-name="P3"/>
      <text:p text:style-name="P3"><text:s text:c="4"/>/** The name of the index to generate. </text:p>
      <text:p text:style-name="P3"><text:s text:c="5"/>* @return the name of the index</text:p>
      <text:p text:style-name="P3"><text:s text:c="5"/>*/</text:p>
      <text:p text:style-name="P3"><text:s text:c="4"/>String index() default ““;</text:p>
      <text:p text:style-name="P3"/>
      <text:p text:style-name="P3"><text:s text:c="4"/>/**</text:p>
      <text:p text:style-name="P3"><text:s text:c="5"/>* Whether the element column(s) contents should be considered unique</text:p>
      <text:p text:style-name="P3"><text:s text:c="5"/>* @return whether the element column(s) contents should be considered unique</text:p>
      <text:p text:style-name="P3"><text:s text:c="5"/>*/</text:p>
      <text:p text:style-name="P3"><text:s text:c="4"/>String unique() default ““;</text:p>
      <text:p text:style-name="P3"/>
      <text:p text:style-name="P3"><text:s text:c="4"/>/**</text:p>
      <text:p text:style-name="P3"><text:s text:c="5"/>* The name of the unique key constraint to generate.</text:p>
      <text:p text:style-name="P3"><text:s text:c="5"/>* @return the name of the unique key constraint</text:p>
      <text:p text:style-name="P3"><text:s text:c="5"/>*/</text:p>
      <text:p text:style-name="P3"><text:s text:c="4"/>String uniqueKey() default ““;</text:p>
      <text:p text:style-name="P3"/>
      <text:p text:style-name="P3"><text:s text:c="4"/>/**</text:p>
      <text:p text:style-name="P3"><text:s text:c="5"/>* Name of a member in the key class where this value is stored.</text:p>
      <text:p text:style-name="P3"><text:s text:c="5"/>* @return the name of a member in the key class where this value is stored</text:p>
      <text:p text:style-name="P3"><text:s text:c="5"/>*/</text:p>
      <text:p text:style-name="P3"><text:s text:c="4"/>String mappedBy() default ““;</text:p>
      <text:p text:style-name="P3"/>
      <text:p text:style-name="P3"><text:s text:c="4"/>/**</text:p>
      <text:p text:style-name="P3"><text:s text:c="5"/>* The column(s) for the value.</text:p>
      <text:p text:style-name="P3"><text:s text:c="5"/>* @return the column(s) for the value</text:p>
      <text:p text:style-name="P3"><text:s text:c="5"/>*/</text:p>
      <text:p text:style-name="P3"><text:s text:c="4"/>Column[] columns() default {};</text:p>
      <text:p text:style-name="P3"/>
      <text:p text:style-name="P3"><text:s text:c="4"/>/** Generate or assume a foreign key constraint exists on the column</text:p>
      <text:p text:style-name="P3"><text:s text:c="5"/>* or columns associated with this join. Specify “true” or “false”.</text:p>
      <text:p text:style-name="P3"><text:s text:c="5"/>* @return whether to generate or assume a foreign key constraint</text:p>
      <text:p text:style-name="P3"><text:s text:c="5"/>*/</text:p>
      <text:p text:style-name="P3"><text:s text:c="4"/>String generateForeignKey() default ““;</text:p>
      <text:p text:style-name="P3"/>
      <text:p text:style-name="P3"><text:soft-page-break/><text:s text:c="4"/>/** Name for a generated foreign key constraint.</text:p>
      <text:p text:style-name="P3"><text:s text:c="5"/>* @return the name of the generated foreign key constraint</text:p>
      <text:p text:style-name="P3"><text:s text:c="5"/>*/</text:p>
      <text:p text:style-name="P3"><text:s text:c="4"/>String foreignKey() default ““;</text:p>
      <text:p text:style-name="P3"/>
      <text:p text:style-name="P3"><text:tab/>/** Optional AttributeConverter to use for converting this value.</text:p>
      <text:p text:style-name="P3"><text:tab/> * @return The converter class</text:p>
      <text:p text:style-name="P3"><text:tab/> */</text:p>
      <text:p text:style-name="P3"><text:tab/>@SuppressWarnings("rawtypes")</text:p>
      <text:p text:style-name="P3"><text:tab/>Class&lt;? extends AttributeConverter&gt; converter() default UseDefault.class;</text:p>
      <text:p text:style-name="P3"/>
      <text:p text:style-name="P3"><text:s text:c="4"/>/** Vendor extensions.</text:p>
      <text:p text:style-name="P3"><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annotation"/>Version<text:alphabetical-index-mark-end text:id="IMark5275126864"/> Annotation</text:h>
      <text:p text:style-name="P3">@Target(ElementType.TYPE) </text:p>
      <text:p text:style-name="P3">@Retention(RetentionPolicy.RUNTIME)</text:p>
      <text:p text:style-name="P3">public @interface Version</text:p>
      <text:p text:style-name="P3">{</text:p>
      <text:p text:style-name="P3"><text:s text:c="4"/>/**</text:p>
      <text:p text:style-name="P3"><text:s text:c="5"/>* Strategy for versioning of objects of this class.</text:p>
      <text:p text:style-name="P3"><text:s text:c="5"/>* @return the strategy for versioning objects of this class</text:p>
      <text:p text:style-name="P3"><text:s text:c="5"/>*/</text:p>
      <text:p text:style-name="P3"><text:s text:c="4"/>VersionStrategy strategy() default VersionStrategy.UNSPECIFIED;</text:p>
      <text:p text:style-name="P3"/>
      <text:p text:style-name="P3"><text:s text:c="4"/>/**</text:p>
      <text:p text:style-name="P3"><text:s text:c="5"/>* Custom strategy for versioning of objects of this class.</text:p>
      <text:p text:style-name="P3"><text:s text:c="5"/>* If customStrategy is non-empty, strategy must be UNSPECIFIED.</text:p>
      <text:p text:style-name="P3"><text:s text:c="5"/>* @return the custom strategy for versioning objects of this class</text:p>
      <text:p text:style-name="P3"><text:s text:c="5"/>*/</text:p>
      <text:p text:style-name="P3"><text:s text:c="4"/>String customStrategy() default ““;</text:p>
      <text:p text:style-name="P3"/>
      <text:p text:style-name="P3"><text:s text:c="4"/>/**</text:p>
      <text:p text:style-name="P3"><text:s text:c="5"/>* Name of the column for the version.</text:p>
      <text:p text:style-name="P3"><text:s text:c="5"/>* @return the name of the column for the version</text:p>
      <text:p text:style-name="P3"><text:s text:c="5"/>*/</text:p>
      <text:p text:style-name="P3"><text:s text:c="4"/>String column() default ““;</text:p>
      <text:p text:style-name="P3"/>
      <text:p text:style-name="P3"><text:s text:c="4"/>/**</text:p>
      <text:p text:style-name="P3"><text:s text:c="5"/>* Whether the version column(s) is(are) indexed.</text:p>
      <text:p text:style-name="P3"><text:s text:c="5"/>* @return whether the version column(s) is(are) indexed</text:p>
      <text:p text:style-name="P3"><text:s text:c="5"/>*/</text:p>
      <text:p text:style-name="P3"><text:s text:c="4"/>String indexed() default ““;</text:p>
      <text:p text:style-name="P3"/>
      <text:p text:style-name="P3"><text:s text:c="4"/>/**</text:p>
      <text:p text:style-name="P3"><text:s text:c="5"/>* The column(s) making up the version.</text:p>
      <text:p text:style-name="P3"><text:s text:c="5"/>* @return the column(s) making up the version</text:p>
      <text:p text:style-name="P3"><text:s text:c="5"/>*/</text:p>
      <text:p text:style-name="P3"><text:s text:c="4"/>Column[] columns() default {};</text:p>
      <text:p text:style-name="P3"/>
      <text:p text:style-name="P3"><text:s text:c="4"/>/** Vendor extensions. </text:p>
      <text:p text:style-name="P3"><text:soft-page-break/><text:s text:c="5"/>* @return the vendor extensions</text:p>
      <text:p text:style-name="P3"><text:s text:c="5"/>*/</text:p>
      <text:p text:style-name="P3"><text:s text:c="4"/>Extension[] extensions() default {};</text:p>
      <text:p text:style-name="P3">}</text:p>
      <text:p text:style-name="P3"/>
      <text:h text:style-name="P32" text:outline-level="3"><text:alphabetical-index-mark-start text:id="IMark5275126864" text:key1="enum"/>VersionStrategy<text:alphabetical-index-mark-end text:id="IMark5275126864"/> Enum</text:h>
      <text:p text:style-name="P29">public enum VersionStrategy</text:p>
      <text:p text:style-name="P3">{</text:p>
      <text:p text:style-name="P3"><text:s text:c="4"/>UNSPECIFIED,</text:p>
      <text:p text:style-name="P3"><text:s text:c="4"/>NONE,</text:p>
      <text:p text:style-name="P3"><text:s text:c="4"/>STATE_IMAGE,</text:p>
      <text:p text:style-name="P3"><text:s text:c="4"/>DATE_TIME,</text:p>
      <text:p text:style-name="P3"><text:s text:c="4"/>VERSION_NUMBER</text:p>
      <text:p text:style-name="P3">}</text:p>
      <text:p text:style-name="P5"/>
      <text:p text:style-name="P11"> </text:p>
      <text:p text:style-name="P15">Table 9: Annotation correspondence to xml metadata</text:p>
      <text:p text:style-name="P1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Annotation</text:p>
            </table:table-cell>
            <table:table-cell table:style-name="Table1.B1" office:value-type="string">
              <text:p text:style-name="P10">xml</text:p>
            </table:table-cell>
            <table:table-cell table:style-name="Table1.B1" office:value-type="string">
              <text:p text:style-name="P10">Comments</text:p>
            </table:table-cell>
          </table:table-row>
        </table:table-header-rows>
        <table:table-row table:style-name="Table1.2">
          <table:table-cell table:style-name="Table1.A2" office:value-type="string">
            <text:p text:style-name="P8"><text:alphabetical-index-mark-start text:id="IMark5275126864" text:key1="annotation"/>Column<text:alphabetical-index-mark-end text:id="IMark5275126864"/></text:p>
          </table:table-cell>
          <table:table-cell table:style-name="Table1.B2" office:value-type="string">
            <text:p text:style-name="P9">element column</text:p>
          </table:table-cell>
          <table:table-cell table:style-name="Table1.B2" office:value-type="string">
            <text:p text:style-name="P20"/>
          </table:table-cell>
        </table:table-row>
        <table:table-row table:style-name="Table1.3">
          <table:table-cell table:style-name="Table1.A2" office:value-type="string">
            <text:p text:style-name="P8"><text:alphabetical-index-mark-start text:id="IMark5275126864" text:key1="annotation"/>Columns<text:alphabetical-index-mark-end text:id="IMark5275126864"/></text:p>
          </table:table-cell>
          <table:table-cell table:style-name="Table1.B2" office:value-type="string">
            <text:p text:style-name="P9">element column</text:p>
          </table:table-cell>
          <table:table-cell table:style-name="Table1.B2" office:value-type="string">
            <text:p text:style-name="P8">Used for multiple Column annotations on the same field or method</text:p>
          </table:table-cell>
        </table:table-row>
        <table:table-row table:style-name="Table1.2">
          <table:table-cell table:style-name="Table1.A2" office:value-type="string">
            <text:p text:style-name="P8"><text:alphabetical-index-mark-start text:id="IMark5275126864" text:key1="annotation"/>DatastoreIdentity<text:alphabetical-index-mark-end text:id="IMark5275126864"/></text:p>
          </table:table-cell>
          <table:table-cell table:style-name="Table1.B2" office:value-type="string">
            <text:p text:style-name="P9">element datastore-identity</text:p>
          </table:table-cell>
          <table:table-cell table:style-name="Table1.B2" office:value-type="string">
            <text:p text:style-name="P20"/>
          </table:table-cell>
        </table:table-row>
        <table:table-row table:style-name="Table1.2">
          <table:table-cell table:style-name="Table1.A2" office:value-type="string">
            <text:p text:style-name="P7"><text:alphabetical-index-mark-start text:id="IMark5275126864" text:key1="annotation"/>Discriminator<text:alphabetical-index-mark-end text:id="IMark5275126864"/></text:p>
          </table:table-cell>
          <table:table-cell table:style-name="Table1.B2" office:value-type="string">
            <text:p text:style-name="P9">element discriminator</text:p>
          </table:table-cell>
          <table:table-cell table:style-name="Table1.B2" office:value-type="string">
            <text:p text:style-name="P20"/>
          </table:table-cell>
        </table:table-row>
        <table:table-row table:style-name="Table1.2">
          <table:table-cell table:style-name="Table1.A2" office:value-type="string">
            <text:p text:style-name="P7"><text:alphabetical-index-mark-start text:id="IMark5275126864" text:key1="annotation"/>DiscriminatorStrategy<text:alphabetical-index-mark-end text:id="IMark5275126864"/></text:p>
          </table:table-cell>
          <table:table-cell table:style-name="Table1.B2" office:value-type="string">
            <text:p text:style-name="P8">attribute strategy</text:p>
          </table:table-cell>
          <table:table-cell table:style-name="Table1.B2" office:value-type="string">
            <text:p text:style-name="P20"/>
          </table:table-cell>
        </table:table-row>
        <table:table-row table:style-name="Table1.2">
          <table:table-cell table:style-name="Table1.A2" office:value-type="string">
            <text:p text:style-name="P7"><text:alphabetical-index-mark-start text:id="IMark5275126864" text:key1="annotation"/>Element<text:alphabetical-index-mark-end text:id="IMark5275126864"/></text:p>
          </table:table-cell>
          <table:table-cell table:style-name="Table1.B2" office:value-type="string">
            <text:p text:style-name="P9">element element</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Cacheable<text:alphabetical-index-mark-end text:id="IMark5275126864"/></text:p>
          </table:table-cell>
          <table:table-cell table:style-name="Table1.B2" office:value-type="string">
            <text:p text:style-name="P8">attribute cacheabl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Embedded<text:alphabetical-index-mark-end text:id="IMark5275126864"/></text:p>
          </table:table-cell>
          <table:table-cell table:style-name="Table1.B2" office:value-type="string">
            <text:p text:style-name="P9">element embedded</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EmbeddedOnly<text:alphabetical-index-mark-end text:id="IMark5275126864"/></text:p>
          </table:table-cell>
          <table:table-cell table:style-name="Table1.B2" office:value-type="string">
            <text:p text:style-name="P9">attribute embedded-onl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Extension<text:alphabetical-index-mark-end text:id="IMark5275126864"/></text:p>
          </table:table-cell>
          <table:table-cell table:style-name="Table1.B2" office:value-type="string">
            <text:p text:style-name="P9">element extension</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Extensions<text:alphabetical-index-mark-end text:id="IMark5275126864"/></text:p>
          </table:table-cell>
          <table:table-cell table:style-name="Table1.B2" office:value-type="string">
            <text:p text:style-name="P9">element extension</text:p>
          </table:table-cell>
          <table:table-cell table:style-name="Table1.B2" office:value-type="string">
            <text:p text:style-name="P8">Used for multiple Extensions on the same class, interface, field, or method</text:p>
          </table:table-cell>
        </table:table-row>
        <table:table-row table:style-name="Table1.2">
          <table:table-cell table:style-name="Table1.A2" office:value-type="string">
            <text:p text:style-name="P8"><text:alphabetical-index-mark-start text:id="IMark5275126864" text:key1="annotation"/>FetchGroup<text:alphabetical-index-mark-end text:id="IMark5275126864"/></text:p>
          </table:table-cell>
          <table:table-cell table:style-name="Table1.B2" office:value-type="string">
            <text:p text:style-name="P8">element fetch-group</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FetchGroups<text:alphabetical-index-mark-end text:id="IMark5275126864"/></text:p>
          </table:table-cell>
          <table:table-cell table:style-name="Table1.B2" office:value-type="string">
            <text:p text:style-name="P8">element fetch-group</text:p>
          </table:table-cell>
          <table:table-cell table:style-name="Table1.B2" office:value-type="string">
            <text:p text:style-name="P8">Used for multiple FetchGroups</text:p>
          </table:table-cell>
        </table:table-row>
        <text:soft-page-break/>
        <table:table-row table:style-name="Table1.2">
          <table:table-cell table:style-name="Table1.A2" office:value-type="string">
            <text:p text:style-name="P8"><text:alphabetical-index-mark-start text:id="IMark5275126864" text:key1="annotation"/>FetchPlan<text:alphabetical-index-mark-end text:id="IMark5275126864"/></text:p>
          </table:table-cell>
          <table:table-cell table:style-name="Table1.B2" office:value-type="string">
            <text:p text:style-name="P8">element fetch-plan</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FetchPlans<text:alphabetical-index-mark-end text:id="IMark5275126864"/></text:p>
          </table:table-cell>
          <table:table-cell table:style-name="Table1.B2" office:value-type="string">
            <text:p text:style-name="P8">element fetch-plan</text:p>
          </table:table-cell>
          <table:table-cell table:style-name="Table1.B2" office:value-type="string">
            <text:p text:style-name="P8">Used for multiple FetchPlans on the same class or interface</text:p>
          </table:table-cell>
        </table:table-row>
        <table:table-row table:style-name="Table1.2">
          <table:table-cell table:style-name="Table1.A2" office:value-type="string">
            <text:p text:style-name="P8"><text:alphabetical-index-mark-start text:id="IMark5275126864" text:key1="annotation"/>ForeignKey<text:alphabetical-index-mark-end text:id="IMark5275126864"/></text:p>
          </table:table-cell>
          <table:table-cell table:style-name="Table1.B2" office:value-type="string">
            <text:p text:style-name="P8">element foreign-ke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ForeignKeyAction<text:alphabetical-index-mark-end text:id="IMark5275126864"/></text:p>
          </table:table-cell>
          <table:table-cell table:style-name="Table1.B2" office:value-type="string">
            <text:p text:style-name="P9">attributes update-action, delete-action</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ForeignKeys<text:alphabetical-index-mark-end text:id="IMark5275126864"/></text:p>
          </table:table-cell>
          <table:table-cell table:style-name="Table1.B2" office:value-type="string">
            <text:p text:style-name="P8">element foreign-ke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IdGeneratorStrategy<text:alphabetical-index-mark-end text:id="IMark5275126864"/></text:p>
          </table:table-cell>
          <table:table-cell table:style-name="Table1.B2" office:value-type="string">
            <text:p text:style-name="P8">element datastore-identity, attribute value-strateg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IdentityType<text:alphabetical-index-mark-end text:id="IMark5275126864"/></text:p>
          </table:table-cell>
          <table:table-cell table:style-name="Table1.B2" office:value-type="string">
            <text:p text:style-name="P8">attribute identity-typ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Index<text:alphabetical-index-mark-end text:id="IMark5275126864"/></text:p>
          </table:table-cell>
          <table:table-cell table:style-name="Table1.B2" office:value-type="string">
            <text:p text:style-name="P8">element index</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Indices<text:alphabetical-index-mark-end text:id="IMark5275126864"/></text:p>
          </table:table-cell>
          <table:table-cell table:style-name="Table1.B2" office:value-type="string">
            <text:p text:style-name="P8">element index</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Inheritance<text:alphabetical-index-mark-end text:id="IMark5275126864"/></text:p>
          </table:table-cell>
          <table:table-cell table:style-name="Table1.B2" office:value-type="string">
            <text:p text:style-name="P8">element inheritanc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InheritanceStrategy<text:alphabetical-index-mark-end text:id="IMark5275126864"/></text:p>
          </table:table-cell>
          <table:table-cell table:style-name="Table1.B2" office:value-type="string">
            <text:p text:style-name="P8">element inheritance, attribute strateg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Join<text:alphabetical-index-mark-end text:id="IMark5275126864"/></text:p>
          </table:table-cell>
          <table:table-cell table:style-name="Table1.B2" office:value-type="string">
            <text:p text:style-name="P8">element join</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JoinTable<text:alphabetical-index-mark-end text:id="IMark5275126864"/></text:p>
          </table:table-cell>
          <table:table-cell table:style-name="Table1.B2" office:value-type="string">
            <text:p text:style-name="P8">element join, <text:line-break/>attribute tabl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Joins<text:alphabetical-index-mark-end text:id="IMark5275126864"/></text:p>
          </table:table-cell>
          <table:table-cell table:style-name="Table1.B2" office:value-type="string">
            <text:p text:style-name="P8">element join</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Key<text:alphabetical-index-mark-end text:id="IMark5275126864"/></text:p>
          </table:table-cell>
          <table:table-cell table:style-name="Table1.B2" office:value-type="string">
            <text:p text:style-name="P8">element ke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NullValue<text:alphabetical-index-mark-end text:id="IMark5275126864"/></text:p>
          </table:table-cell>
          <table:table-cell table:style-name="Table1.B2" office:value-type="string">
            <text:p text:style-name="P8">attribute null-valu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Order<text:alphabetical-index-mark-end text:id="IMark5275126864"/></text:p>
          </table:table-cell>
          <table:table-cell table:style-name="Table1.B2" office:value-type="string">
            <text:p text:style-name="P8">element order</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PersistenceAware<text:alphabetical-index-mark-end text:id="IMark5275126864"/></text:p>
          </table:table-cell>
          <table:table-cell table:style-name="Table1.B2" office:value-type="string">
            <text:p text:style-name="P8">attribute persistence-modifier</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PersistenceCapable<text:alphabetical-index-mark-end text:id="IMark5275126864"/></text:p>
          </table:table-cell>
          <table:table-cell table:style-name="Table1.B2" office:value-type="string">
            <text:p text:style-name="P8">elements class, interfac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enum"/>Persistent<text:alphabetical-index-mark-end text:id="IMark5275126864"/></text:p>
          </table:table-cell>
          <table:table-cell table:style-name="Table1.B2" office:value-type="string">
            <text:p text:style-name="P8">elements field, property<text:soft-page-break/></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PrimaryKey<text:alphabetical-index-mark-end text:id="IMark5275126864"/></text:p>
          </table:table-cell>
          <table:table-cell table:style-name="Table1.B2" office:value-type="string">
            <text:p text:style-name="P8">element primary-ke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Queries<text:alphabetical-index-mark-end text:id="IMark5275126864"/></text:p>
          </table:table-cell>
          <table:table-cell table:style-name="Table1.B2" office:value-type="string">
            <text:p text:style-name="P8">element quer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Query<text:alphabetical-index-mark-end text:id="IMark5275126864"/></text:p>
          </table:table-cell>
          <table:table-cell table:style-name="Table1.B2" office:value-type="string">
            <text:p text:style-name="P8">element quer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Sequence<text:alphabetical-index-mark-end text:id="IMark5275126864"/></text:p>
          </table:table-cell>
          <table:table-cell table:style-name="Table1.B2" office:value-type="string">
            <text:p text:style-name="P8">element sequenc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enum"/>SequenceStrategy<text:alphabetical-index-mark-end text:id="IMark5275126864"/></text:p>
          </table:table-cell>
          <table:table-cell table:style-name="Table1.B2" office:value-type="string">
            <text:p text:style-name="P8">element sequence, <text:line-break/>attribute strategy</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Serialized<text:alphabetical-index-mark-end text:id="IMark5275126864"/></text:p>
          </table:table-cell>
          <table:table-cell table:style-name="Table1.B2" office:value-type="string">
            <text:p text:style-name="P8">elements field, property, attribute serialized</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126864" text:key1="annotation"/>Transactional<text:alphabetical-index-mark-end text:id="IMark5275126864"/></text:p>
          </table:table-cell>
          <table:table-cell table:style-name="Table1.B2" office:value-type="string">
            <text:p text:style-name="P8">elements field, property, attribute persistence-modifier</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789824" text:key1="annotation"/>Unique<text:alphabetical-index-mark-end text:id="IMark5275789824"/></text:p>
          </table:table-cell>
          <table:table-cell table:style-name="Table1.B2" office:value-type="string">
            <text:p text:style-name="P8">element uniqu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789824" text:key1="annotation"/>Uniques<text:alphabetical-index-mark-end text:id="IMark5275789824"/></text:p>
          </table:table-cell>
          <table:table-cell table:style-name="Table1.B2" office:value-type="string">
            <text:p text:style-name="P8">element uniqu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789824" text:key1="annotation"/>Value<text:alphabetical-index-mark-end text:id="IMark5275789824"/></text:p>
          </table:table-cell>
          <table:table-cell table:style-name="Table1.B2" office:value-type="string">
            <text:p text:style-name="P8">element value</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789824" text:key1="annotation"/>Version<text:alphabetical-index-mark-end text:id="IMark5275789824"/></text:p>
          </table:table-cell>
          <table:table-cell table:style-name="Table1.B2" office:value-type="string">
            <text:p text:style-name="P8">element version</text:p>
          </table:table-cell>
          <table:table-cell table:style-name="Table1.B2" office:value-type="string">
            <text:p text:style-name="P20"/>
          </table:table-cell>
        </table:table-row>
        <table:table-row table:style-name="Table1.2">
          <table:table-cell table:style-name="Table1.A2" office:value-type="string">
            <text:p text:style-name="P8"><text:alphabetical-index-mark-start text:id="IMark5275789824" text:key1="enum"/>VersionStrategy<text:alphabetical-index-mark-end text:id="IMark5275789824"/></text:p>
          </table:table-cell>
          <table:table-cell table:style-name="Table1.B2" office:value-type="string">
            <text:p text:style-name="P8">element version; attribute strategy</text:p>
          </table:table-cell>
          <table:table-cell table:style-name="Table1.B2" office:value-type="string">
            <text:p text:style-name="P20"/>
          </table:table-cell>
        </table:table-row>
      </table:table>
      <text:p text:style-name="P11"> </text:p>
      <text:p text:style-name="P14"><draw:frame draw:style-name="fr1" draw:name="2" text:anchor-type="as-char" svg:width="7.091cm" svg:height="0.342cm" draw:z-index="3"><draw:image xlink:href="Pictures/2000000900000FB5000000C9E5A4A80D23E7850E.wmf" xlink:type="simple" xlink:show="embed" xlink:actuate="onLoad"/></draw:frame></text:p>
      <text:h text:style-name="P31" text:outline-level="2"><text:alphabetical-index-mark-start text:id="IMark5275789824" text:main-entry="true"/>Metadata API<text:alphabetical-index-mark-end text:id="IMark5275789824"/></text:h>
      <text:p text:style-name="P5">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33" text:outline-level="3">Metadata</text:h>
      <text:p text:style-name="P5"><text:alphabetical-index-mark-start text:id="IMark5275789824"/>Metadata<text:alphabetical-index-mark-end text:id="IMark5275789824"/> is the base interface for all metadata.</text:p>
      <text:p text:style-name="P23">/**</text:p>
      <text:p text:style-name="P24"><text:s/>* This interface provides base level definitions for all metadata components.</text:p>
      <text:p text:style-name="P23"><text:soft-page-break/><text:s/>*</text:p>
      <text:p text:style-name="P23"><text:s/>* @version 2.3</text:p>
      <text:p text:style-name="P23"><text:s/>*/</text:p>
      <text:p text:style-name="P23">public interface Metadata {</text:p>
      <text:p text:style-name="P23"><text:s text:c="4"/>/**</text:p>
      <text:p text:style-name="P23"><text:s text:c="5"/>* Add a vendor extension to this metadata component.</text:p>
      <text:p text:style-name="P23"><text:s text:c="5"/>* </text:p>
      <text:p text:style-name="P23"><text:s text:c="5"/>* @param vendor Identifier for the vendor</text:p>
      <text:p text:style-name="P23"><text:s text:c="5"/>* @param key The extension key</text:p>
      <text:p text:style-name="P23"><text:s text:c="5"/>* @param value Value for the extension</text:p>
      <text:p text:style-name="P23"><text:s text:c="5"/>* @return The ExtensionMetaData</text:p>
      <text:p text:style-name="P23"><text:s text:c="5"/>*/</text:p>
      <text:p text:style-name="P24"><text:s text:c="4"/><text:alphabetical-index-mark-start text:id="IMark5275789824" text:main-entry="true"/>ExtensionMetadata<text:alphabetical-index-mark-end text:id="IMark5275789824"/> newExtensionMetaData(String vendor, <text:line-break/> <text:s text:c="42"/>String key, String value);</text:p>
      <text:p text:style-name="P23"/>
      <text:p text:style-name="P23"><text:s text:c="4"/>/**</text:p>
      <text:p text:style-name="P23"><text:s text:c="5"/>* Number of extensions on this component.</text:p>
      <text:p text:style-name="P23"><text:s text:c="5"/>* </text:p>
      <text:p text:style-name="P23"><text:s text:c="5"/>* @return Number of extensions</text:p>
      <text:p text:style-name="P23"><text:s text:c="5"/>*/</text:p>
      <text:p text:style-name="P23"><text:s text:c="4"/>int getNumberOfExtensions();</text:p>
      <text:p text:style-name="P23"/>
      <text:p text:style-name="P23"><text:s text:c="4"/>/**</text:p>
      <text:p text:style-name="P23"><text:s text:c="5"/>* Accessor for the defined extensions for this component</text:p>
      <text:p text:style-name="P23"><text:s text:c="5"/>* </text:p>
      <text:p text:style-name="P23"><text:s text:c="5"/>* @return The extensions</text:p>
      <text:p text:style-name="P23"><text:s text:c="5"/>*/</text:p>
      <text:p text:style-name="P23"><text:s text:c="4"/>ExtensionMetadata[] getExtensions();</text:p>
      <text:p text:style-name="P23"/>
      <text:p text:style-name="P23"><text:s text:c="4"/>/**</text:p>
      <text:p text:style-name="P23"><text:s text:c="5"/>* Accessor for the parent metadata component.</text:p>
      <text:p text:style-name="P23"><text:s text:c="5"/>* </text:p>
      <text:p text:style-name="P23"><text:s text:c="5"/>* @return The parent</text:p>
      <text:p text:style-name="P23"><text:s text:c="5"/>*/</text:p>
      <text:p text:style-name="P23"><text:s text:c="4"/>Metadata getParent();</text:p>
      <text:p text:style-name="P23">}</text:p>
      <text:p text:style-name="P6"/>
      <text:h text:style-name="P34" text:outline-level="3">JDO Metadata</text:h>
      <text:p text:style-name="P5"><text:alphabetical-index-mark-start text:id="IMark5275789824" text:main-entry="true"/>JDOMetadata<text:alphabetical-index-mark-end text:id="IMark5275789824"/> represents the root of the metadata.</text:p>
      <text:p text:style-name="P23">/**</text:p>
      <text:p text:style-name="P23"><text:s/>* Represents the top-level JDO metadata.</text:p>
      <text:p text:style-name="P23"><text:s/>* @since 2.3</text:p>
      <text:p text:style-name="P23"><text:s/>*/</text:p>
      <text:p text:style-name="P23">public interface JDOMetadata extends Metadata {</text:p>
      <text:p text:style-name="P23"><text:s text:c="4"/>/**</text:p>
      <text:p text:style-name="P23"><text:s text:c="5"/>* Method to set the catalog (ORM) to apply to all classes in this</text:p>
      <text:p text:style-name="P23"><text:s text:c="5"/>* JDO Metadata.</text:p>
      <text:p text:style-name="P23"><text:s text:c="5"/>* </text:p>
      <text:p text:style-name="P23"><text:s text:c="5"/>* @param catalog Catalog name</text:p>
      <text:p text:style-name="P23"><text:s text:c="5"/>*/</text:p>
      <text:p text:style-name="P23"><text:s text:c="4"/>JDOMetadata setCatalog(String catalog);</text:p>
      <text:p text:style-name="P23"/>
      <text:p text:style-name="P23"><text:soft-page-break/><text:s text:c="4"/>/**</text:p>
      <text:p text:style-name="P23"><text:s text:c="5"/>* Accessor for the catalog (ORM) that all classes in this JDO Metadata</text:p>
      <text:p text:style-name="P23"><text:s text:c="5"/>* default to.</text:p>
      <text:p text:style-name="P23"><text:s text:c="5"/>* </text:p>
      <text:p text:style-name="P23"><text:s text:c="5"/>* @return The catalog</text:p>
      <text:p text:style-name="P23"><text:s text:c="5"/>*/</text:p>
      <text:p text:style-name="P23"><text:s text:c="4"/>String getCatalog();</text:p>
      <text:p text:style-name="P23"/>
      <text:p text:style-name="P23"><text:s text:c="4"/>/**</text:p>
      <text:p text:style-name="P23"><text:s text:c="5"/>* Method to set the schema (ORM) to apply to all classes in this JDO</text:p>
      <text:p text:style-name="P23"><text:s text:c="5"/>* Metadata.</text:p>
      <text:p text:style-name="P23"><text:s text:c="5"/>* </text:p>
      <text:p text:style-name="P23"><text:s text:c="5"/>* @param schema Schema name</text:p>
      <text:p text:style-name="P23"><text:s text:c="5"/>*/</text:p>
      <text:p text:style-name="P23"><text:s text:c="4"/>JDOMetadata setSchema(String schema);</text:p>
      <text:p text:style-name="P23"/>
      <text:p text:style-name="P23"><text:s text:c="4"/>/**</text:p>
      <text:p text:style-name="P23"><text:s text:c="5"/>* Accessor for the schema (ORM) that all classes in this JDO Metadata</text:p>
      <text:p text:style-name="P23"><text:s text:c="5"/>* default to.</text:p>
      <text:p text:style-name="P23"><text:s text:c="5"/>* </text:p>
      <text:p text:style-name="P23"><text:s text:c="5"/>* @return The schema</text:p>
      <text:p text:style-name="P23"><text:s text:c="5"/>*/</text:p>
      <text:p text:style-name="P23"><text:s text:c="4"/>String getSchema();</text:p>
      <text:p text:style-name="P23"/>
      <text:p text:style-name="P23"><text:s text:c="4"/>/**</text:p>
      <text:p text:style-name="P23"><text:s text:c="5"/>* Accessor for all packages defined on the JDO Metadata.</text:p>
      <text:p text:style-name="P23"><text:s text:c="5"/>* </text:p>
      <text:p text:style-name="P23"><text:s text:c="5"/>* @return The packages</text:p>
      <text:p text:style-name="P23"><text:s text:c="5"/>*/</text:p>
      <text:p text:style-name="P23"><text:s text:c="4"/>PackageMetadata[] getPackages();</text:p>
      <text:p text:style-name="P23"/>
      <text:p text:style-name="P23"><text:s text:c="4"/>/**</text:p>
      <text:p text:style-name="P23"><text:s text:c="5"/>* Add a new package to this JDO Metadata.</text:p>
      <text:p text:style-name="P23"><text:s text:c="5"/>* </text:p>
      <text:p text:style-name="P23"><text:s text:c="5"/>* @param pkgName Name of the package</text:p>
      <text:p text:style-name="P23"><text:s text:c="5"/>* @return The PackageMetadata</text:p>
      <text:p text:style-name="P23"><text:s text:c="5"/>*/</text:p>
      <text:p text:style-name="P23"><text:s text:c="4"/>PackageMetadata newPackageMetadata(String pkgName);</text:p>
      <text:p text:style-name="P23"/>
      <text:p text:style-name="P23"><text:s text:c="4"/>/**</text:p>
      <text:p text:style-name="P23"><text:s text:c="5"/>* Add a new package to this JDO Metadata.</text:p>
      <text:p text:style-name="P23"><text:s text:c="5"/>* </text:p>
      <text:p text:style-name="P23"><text:s text:c="5"/>* @param pkg The package</text:p>
      <text:p text:style-name="P23"><text:s text:c="5"/>* @return The PackageMetadata</text:p>
      <text:p text:style-name="P23"><text:s text:c="5"/>*/</text:p>
      <text:p text:style-name="P23"><text:s text:c="4"/>PackageMetadata newPackageMetadata(Package pkg);</text:p>
      <text:p text:style-name="P23"/>
      <text:p text:style-name="P23"><text:s text:c="4"/>/**</text:p>
      <text:p text:style-name="P23"><text:s text:c="5"/>* Accessor for the number of packages defined in this JDO Metadata.</text:p>
      <text:p text:style-name="P23"><text:s text:c="5"/>* </text:p>
      <text:p text:style-name="P23"><text:s text:c="5"/>* @return The number of packages.</text:p>
      <text:p text:style-name="P23"><text:s text:c="5"/>*/</text:p>
      <text:p text:style-name="P23"><text:s text:c="4"/>int getNumberOfPackages();</text:p>
      <text:p text:style-name="P23"><text:soft-page-break/></text:p>
      <text:p text:style-name="P23"><text:s text:c="4"/>/**</text:p>
      <text:p text:style-name="P23"><text:s text:c="5"/>* Add a new class to this JDO Metadata.</text:p>
      <text:p text:style-name="P23"><text:s text:c="5"/>* Adds its package also if not yet existing.</text:p>
      <text:p text:style-name="P23"><text:s text:c="5"/>* </text:p>
      <text:p text:style-name="P23"><text:s text:c="5"/>* @param cls Class to add</text:p>
      <text:p text:style-name="P23"><text:s text:c="5"/>* @return The ClassMetadata</text:p>
      <text:p text:style-name="P23"><text:s text:c="5"/>*/</text:p>
      <text:p text:style-name="P23"><text:s text:c="4"/>ClassMetadata newClassMetadata(Class cls);</text:p>
      <text:p text:style-name="P23"/>
      <text:p text:style-name="P23"><text:s text:c="4"/>/**</text:p>
      <text:p text:style-name="P23"><text:s text:c="5"/>* Add a new interface to this JDO Metadata.</text:p>
      <text:p text:style-name="P23"><text:s text:c="5"/>* Adds its package also if not yet existing.</text:p>
      <text:p text:style-name="P23"><text:s text:c="5"/>* </text:p>
      <text:p text:style-name="P23"><text:s text:c="5"/>* @param cls Class to add</text:p>
      <text:p text:style-name="P23"><text:s text:c="5"/>* @return The InterfaceMetadata</text:p>
      <text:p text:style-name="P23"><text:s text:c="5"/>*/</text:p>
      <text:p text:style-name="P23"><text:s text:c="4"/>InterfaceMetadata newInterfaceMetadata(Class cls);</text:p>
      <text:p text:style-name="P23"/>
      <text:p text:style-name="P23"><text:s text:c="4"/>/**</text:p>
      <text:p text:style-name="P23"><text:s text:c="5"/>* Accessor for any named queries defined on the JDO Metadata.</text:p>
      <text:p text:style-name="P23"><text:s text:c="5"/>* </text:p>
      <text:p text:style-name="P23"><text:s text:c="5"/>* @return The queries</text:p>
      <text:p text:style-name="P23"><text:s text:c="5"/>*/</text:p>
      <text:p text:style-name="P23"><text:s text:c="4"/>QueryMetadata[] getQueries();</text:p>
      <text:p text:style-name="P23"/>
      <text:p text:style-name="P23"><text:s text:c="4"/>/**</text:p>
      <text:p text:style-name="P23"><text:s text:c="5"/>* Add a new named query to this JDO Metadata.</text:p>
      <text:p text:style-name="P23"><text:s text:c="5"/>* </text:p>
      <text:p text:style-name="P23"><text:s text:c="5"/>* @param name Name of the query</text:p>
      <text:p text:style-name="P23"><text:s text:c="5"/>* @return The QueryMetadata</text:p>
      <text:p text:style-name="P23"><text:s text:c="5"/>*/</text:p>
      <text:p text:style-name="P23"><text:s text:c="4"/>QueryMetadata newQueryMetadata(String name);</text:p>
      <text:p text:style-name="P23"/>
      <text:p text:style-name="P23"><text:s text:c="4"/>/**</text:p>
      <text:p text:style-name="P23"><text:s text:c="5"/>* Accessor for the number of named queries defined in this JDO Metadata.</text:p>
      <text:p text:style-name="P23"><text:s text:c="5"/>* </text:p>
      <text:p text:style-name="P23"><text:s text:c="5"/>* @return The number of queries.</text:p>
      <text:p text:style-name="P23"><text:s text:c="5"/>*/</text:p>
      <text:p text:style-name="P23"><text:s text:c="4"/>int getNumberOfQueries();</text:p>
      <text:p text:style-name="P23"/>
      <text:p text:style-name="P23"><text:s text:c="4"/>/**</text:p>
      <text:p text:style-name="P23"><text:s text:c="5"/>* Accessor for any fetch plans defined on the JDO Metadata.</text:p>
      <text:p text:style-name="P23"><text:s text:c="5"/>* </text:p>
      <text:p text:style-name="P23"><text:s text:c="5"/>* @return The fetch plans</text:p>
      <text:p text:style-name="P23"><text:s text:c="5"/>*/</text:p>
      <text:p text:style-name="P23"><text:s text:c="4"/>FetchPlanMetadata[] getFetchPlans();</text:p>
      <text:p text:style-name="P23"/>
      <text:p text:style-name="P23"><text:s text:c="4"/>/**</text:p>
      <text:p text:style-name="P23"><text:s text:c="5"/>* Add a new fetch plan to this JDO Metadata.</text:p>
      <text:p text:style-name="P23"><text:s text:c="5"/>* </text:p>
      <text:p text:style-name="P23"><text:s text:c="5"/>* @param name Name of the query</text:p>
      <text:p text:style-name="P23"><text:s text:c="5"/>* @return The FetchPlanMetadata</text:p>
      <text:p text:style-name="P23"><text:soft-page-break/><text:s text:c="5"/>*/</text:p>
      <text:p text:style-name="P23"><text:s text:c="4"/>FetchPlanMetadata newFetchPlanMetadata(String name);</text:p>
      <text:p text:style-name="P23"/>
      <text:p text:style-name="P23"><text:s text:c="4"/>/**</text:p>
      <text:p text:style-name="P23"><text:s text:c="5"/>* Accessor for the number of fetch plans defined in this JDO Metadata.</text:p>
      <text:p text:style-name="P23"><text:s text:c="5"/>* </text:p>
      <text:p text:style-name="P23"><text:s text:c="5"/>* @return The number of fetch plans.</text:p>
      <text:p text:style-name="P23"><text:s text:c="5"/>*/</text:p>
      <text:p text:style-name="P23"><text:s text:c="4"/>int getNumberOfFetchPlans();</text:p>
      <text:p text:style-name="P23">}</text:p>
      <text:p text:style-name="P26"/>
      <text:h text:style-name="P34" text:outline-level="3">Package Metadata</text:h>
      <text:p text:style-name="P5"><text:alphabetical-index-mark-start text:id="IMark5275789824" text:main-entry="true"/>PackageMetadata<text:alphabetical-index-mark-end text:id="IMark5275789824"/> represents the collection of metadata that share the same package.</text:p>
      <text:p text:style-name="P23">/**</text:p>
      <text:p text:style-name="P23"><text:s/>* Represents a package within a JDOMetadata.</text:p>
      <text:p text:style-name="P23"><text:s/>* @since 2.3</text:p>
      <text:p text:style-name="P23"><text:s/>*/</text:p>
      <text:p text:style-name="P23">public interface PackageMetadata extends Metadata {</text:p>
      <text:p text:style-name="P23"><text:s text:c="4"/>/**</text:p>
      <text:p text:style-name="P23"><text:s text:c="5"/>* Accessor for the name of this package (set on construction).</text:p>
      <text:p text:style-name="P23"><text:s text:c="5"/>* </text:p>
      <text:p text:style-name="P23"><text:s text:c="5"/>* @return The name</text:p>
      <text:p text:style-name="P23"><text:s text:c="5"/>*/</text:p>
      <text:p text:style-name="P23"><text:s text:c="4"/>String getName();</text:p>
      <text:p text:style-name="P23"/>
      <text:p text:style-name="P23"><text:s text:c="4"/>/**</text:p>
      <text:p text:style-name="P23"><text:s text:c="5"/>* Method to set the catalog (ORM) to apply to all classes in this package.</text:p>
      <text:p text:style-name="P23"><text:s text:c="5"/>* </text:p>
      <text:p text:style-name="P23"><text:s text:c="5"/>* @param catalog Catalog name</text:p>
      <text:p text:style-name="P23"><text:s text:c="5"/>*/</text:p>
      <text:p text:style-name="P23"><text:s text:c="4"/>PackageMetadata setCatalog(String catalog);</text:p>
      <text:p text:style-name="P23"/>
      <text:p text:style-name="P23"><text:s text:c="4"/>/**</text:p>
      <text:p text:style-name="P23"><text:s text:c="5"/>* Accessor for the catalog (ORM) that all classes in this package default</text:p>
      <text:p text:style-name="P23"><text:s text:c="5"/>* to.</text:p>
      <text:p text:style-name="P23"><text:s text:c="5"/>* </text:p>
      <text:p text:style-name="P23"><text:s text:c="5"/>* @return The catalog</text:p>
      <text:p text:style-name="P23"><text:s text:c="5"/>*/</text:p>
      <text:p text:style-name="P23"><text:s text:c="4"/>String getCatalog();</text:p>
      <text:p text:style-name="P23"/>
      <text:p text:style-name="P23"><text:s text:c="4"/>/**</text:p>
      <text:p text:style-name="P23"><text:s text:c="5"/>* Method to set the schema (ORM) to apply to all classes in this package.</text:p>
      <text:p text:style-name="P23"><text:s text:c="5"/>* </text:p>
      <text:p text:style-name="P23"><text:s text:c="5"/>* @param schema Schema name</text:p>
      <text:p text:style-name="P23"><text:s text:c="5"/>*/</text:p>
      <text:p text:style-name="P23"><text:s text:c="4"/>PackageMetadata setSchema(String schema);</text:p>
      <text:p text:style-name="P23"/>
      <text:p text:style-name="P23"><text:s text:c="4"/>/**</text:p>
      <text:p text:style-name="P23"><text:s text:c="5"/>* Accessor for the schema (ORM) that all classes in this package default to.</text:p>
      <text:p text:style-name="P23"><text:s text:c="5"/>* </text:p>
      <text:p text:style-name="P23"><text:s text:c="5"/>* @return The schema</text:p>
      <text:p text:style-name="P23"><text:s text:c="5"/>*/</text:p>
      <text:p text:style-name="P23"><text:soft-page-break/><text:s text:c="4"/>String getSchema();</text:p>
      <text:p text:style-name="P23"/>
      <text:p text:style-name="P23"><text:s text:c="4"/>/**</text:p>
      <text:p text:style-name="P23"><text:s text:c="5"/>* Accessor for all classes defined in this package.</text:p>
      <text:p text:style-name="P23"><text:s text:c="5"/>* </text:p>
      <text:p text:style-name="P23"><text:s text:c="5"/>* @return The classes</text:p>
      <text:p text:style-name="P23"><text:s text:c="5"/>*/</text:p>
      <text:p text:style-name="P23"><text:s text:c="4"/>ClassMetadata[] getClasses();</text:p>
      <text:p text:style-name="P23"/>
      <text:p text:style-name="P23"><text:s text:c="4"/>/**</text:p>
      <text:p text:style-name="P23"><text:s text:c="5"/>* Add a new class to this package.</text:p>
      <text:p text:style-name="P23"><text:s text:c="5"/>* </text:p>
      <text:p text:style-name="P23"><text:s text:c="5"/>* @param name Name of the class</text:p>
      <text:p text:style-name="P23"><text:s text:c="5"/>* @return The ClassMetadata</text:p>
      <text:p text:style-name="P23"><text:s text:c="5"/>*/</text:p>
      <text:p text:style-name="P23"><text:s text:c="4"/>ClassMetadata newClassMetadata(String name);</text:p>
      <text:p text:style-name="P23"/>
      <text:p text:style-name="P23"><text:s text:c="4"/>/**</text:p>
      <text:p text:style-name="P23"><text:s text:c="5"/>* Add a new class to this package.</text:p>
      <text:p text:style-name="P23"><text:s text:c="5"/>* </text:p>
      <text:p text:style-name="P23"><text:s text:c="5"/>* @param cls The class</text:p>
      <text:p text:style-name="P23"><text:s text:c="5"/>* @return The ClassMetadata</text:p>
      <text:p text:style-name="P23"><text:s text:c="5"/>*/</text:p>
      <text:p text:style-name="P23"><text:s text:c="4"/>ClassMetadata newClassMetadata(Class cls);</text:p>
      <text:p text:style-name="P23"/>
      <text:p text:style-name="P23"><text:s text:c="4"/>/**</text:p>
      <text:p text:style-name="P23"><text:s text:c="5"/>* Accessor for the number of classes defined in this package.</text:p>
      <text:p text:style-name="P23"><text:s text:c="5"/>* </text:p>
      <text:p text:style-name="P23"><text:s text:c="5"/>* @return The number of classes.</text:p>
      <text:p text:style-name="P23"><text:s text:c="5"/>*/</text:p>
      <text:p text:style-name="P23"><text:s text:c="4"/>int getNumberOfClasses();</text:p>
      <text:p text:style-name="P23"/>
      <text:p text:style-name="P23"><text:s text:c="4"/>/**</text:p>
      <text:p text:style-name="P23"><text:s text:c="5"/>* Accessor for all interfaces defined in this package.</text:p>
      <text:p text:style-name="P23"><text:s text:c="5"/>* </text:p>
      <text:p text:style-name="P23"><text:s text:c="5"/>* @return The interfaces</text:p>
      <text:p text:style-name="P23"><text:s text:c="5"/>*/</text:p>
      <text:p text:style-name="P23"><text:s text:c="4"/>InterfaceMetadata[] getInterfaces();</text:p>
      <text:p text:style-name="P23"/>
      <text:p text:style-name="P23"><text:s text:c="4"/>/**</text:p>
      <text:p text:style-name="P23"><text:s text:c="5"/>* Add a new interface to this package.</text:p>
      <text:p text:style-name="P23"><text:s text:c="5"/>* </text:p>
      <text:p text:style-name="P23"><text:s text:c="5"/>* @param name The interface name</text:p>
      <text:p text:style-name="P23"><text:s text:c="5"/>* @return The InterfaceMetadata</text:p>
      <text:p text:style-name="P23"><text:s text:c="5"/>*/</text:p>
      <text:p text:style-name="P23"><text:s text:c="4"/>InterfaceMetadata newInterfaceMetadata(String name);</text:p>
      <text:p text:style-name="P23"/>
      <text:p text:style-name="P23"><text:s text:c="4"/>/**</text:p>
      <text:p text:style-name="P23"><text:s text:c="5"/>* Add a new interface to this package.</text:p>
      <text:p text:style-name="P23"><text:s text:c="5"/>* </text:p>
      <text:p text:style-name="P23"><text:s text:c="5"/>* @param cls The class</text:p>
      <text:p text:style-name="P23"><text:s text:c="5"/>* @return The ClassMetadata</text:p>
      <text:p text:style-name="P23"><text:s text:c="5"/>*/</text:p>
      <text:p text:style-name="P23"><text:soft-page-break/><text:s text:c="4"/>InterfaceMetadata newInterfaceMetadata(Class cls);</text:p>
      <text:p text:style-name="P23"/>
      <text:p text:style-name="P23"><text:s text:c="4"/>/**</text:p>
      <text:p text:style-name="P23"><text:s text:c="5"/>* Accessor for the number of interfaces defined in this package.</text:p>
      <text:p text:style-name="P23"><text:s text:c="5"/>* </text:p>
      <text:p text:style-name="P23"><text:s text:c="5"/>* @return The number of interfaces.</text:p>
      <text:p text:style-name="P23"><text:s text:c="5"/>*/</text:p>
      <text:p text:style-name="P23"><text:s text:c="4"/>int getNumberOfInterfaces();</text:p>
      <text:p text:style-name="P23"/>
      <text:p text:style-name="P23"><text:s text:c="4"/>/**</text:p>
      <text:p text:style-name="P23"><text:s text:c="5"/>* Accessor for any sequences defined on the package.</text:p>
      <text:p text:style-name="P23"><text:s text:c="5"/>* </text:p>
      <text:p text:style-name="P23"><text:s text:c="5"/>* @return The sequences</text:p>
      <text:p text:style-name="P23"><text:s text:c="5"/>*/</text:p>
      <text:p text:style-name="P23"><text:s text:c="4"/>SequenceMetadata[] getSequences();</text:p>
      <text:p text:style-name="P23"/>
      <text:p text:style-name="P23"><text:s text:c="4"/>/**</text:p>
      <text:p text:style-name="P23"><text:s text:c="5"/>* Add a new sequence to this package.</text:p>
      <text:p text:style-name="P23"><text:s text:c="5"/>* </text:p>
      <text:p text:style-name="P23"><text:s text:c="5"/>* @param name Name of the sequence</text:p>
      <text:p text:style-name="P23"><text:s text:c="5"/>* @param strategy Strategy for the sequence</text:p>
      <text:p text:style-name="P23"><text:s text:c="5"/>* @return The SequenceMetadata</text:p>
      <text:p text:style-name="P23"><text:s text:c="5"/>*/</text:p>
      <text:p text:style-name="P23"><text:s text:c="4"/>SequenceMetadata newSequenceMetadata(String name,</text:p>
      <text:p text:style-name="P23"><text:s text:c="12"/>SequenceStrategy strategy);</text:p>
      <text:p text:style-name="P23"/>
      <text:p text:style-name="P23"><text:s text:c="4"/>/**</text:p>
      <text:p text:style-name="P23"><text:s text:c="5"/>* Accessor for the number of sequences defined for this package.</text:p>
      <text:p text:style-name="P23"><text:s text:c="5"/>* </text:p>
      <text:p text:style-name="P23"><text:s text:c="5"/>* @return The number of sequences.</text:p>
      <text:p text:style-name="P23"><text:s text:c="5"/>*/</text:p>
      <text:p text:style-name="P23"><text:s text:c="4"/>int getNumberOfSequences();</text:p>
      <text:p text:style-name="P23">}</text:p>
      <text:p text:style-name="P6"/>
      <text:h text:style-name="P34" text:outline-level="3">Component Metadata</text:h>
      <text:p text:style-name="P5"><text:alphabetical-index-mark-start text:id="IMark5275789824" text:main-entry="true"/>ComponentMetadata<text:alphabetical-index-mark-end text:id="IMark5275789824"/> represents the metadata for classes and interfaces.</text:p>
      <text:p text:style-name="P23">/**</text:p>
      <text:p text:style-name="P23"><text:s/>* Represents a class or interface. Extended for the specifics of those cases.</text:p>
      <text:p text:style-name="P23"><text:s/>* @since 2.3</text:p>
      <text:p text:style-name="P23"><text:s/>*/</text:p>
      <text:p text:style-name="P23">public interface ComponentMetadata extends Metadata {</text:p>
      <text:p text:style-name="P23"><text:s text:c="4"/>/**</text:p>
      <text:p text:style-name="P23"><text:s text:c="5"/>* Accessor for the name of this component (set on construction).</text:p>
      <text:p text:style-name="P23"><text:s text:c="5"/>* </text:p>
      <text:p text:style-name="P23"><text:s text:c="5"/>* @return The name</text:p>
      <text:p text:style-name="P23"><text:s text:c="5"/>*/</text:p>
      <text:p text:style-name="P23"><text:s text:c="4"/>String getName();</text:p>
      <text:p text:style-name="P23"/>
      <text:p text:style-name="P23"><text:s text:c="4"/>/**</text:p>
      <text:p text:style-name="P23"><text:s text:c="5"/>* Method to define the identity type to use.</text:p>
      <text:p text:style-name="P23"><text:s text:c="5"/>* </text:p>
      <text:p text:style-name="P23"><text:s text:c="5"/>* @param id identity type</text:p>
      <text:p text:style-name="P23"><text:soft-page-break/><text:s text:c="5"/>*/</text:p>
      <text:p text:style-name="P23"><text:s text:c="4"/>ComponentMetadata setIdentityType(IdentityType id);</text:p>
      <text:p text:style-name="P23"/>
      <text:p text:style-name="P23"><text:s text:c="4"/>/**</text:p>
      <text:p text:style-name="P23"><text:s text:c="5"/>* Accessor for the identity type to use.</text:p>
      <text:p text:style-name="P23"><text:s text:c="5"/>* </text:p>
      <text:p text:style-name="P23"><text:s text:c="5"/>* @return identity type</text:p>
      <text:p text:style-name="P23"><text:s text:c="5"/>*/</text:p>
      <text:p text:style-name="P23"><text:s text:c="4"/>IdentityType getIdentityType();</text:p>
      <text:p text:style-name="P23"/>
      <text:p text:style-name="P23"><text:s text:c="4"/>/**</text:p>
      <text:p text:style-name="P23"><text:s text:c="5"/>* Method to set the object-id (PK) class.</text:p>
      <text:p text:style-name="P23"><text:s text:c="5"/>* </text:p>
      <text:p text:style-name="P23"><text:s text:c="5"/>* @param idclass Object-id class</text:p>
      <text:p text:style-name="P23"><text:s text:c="5"/>*/</text:p>
      <text:p text:style-name="P23"><text:s text:c="4"/>ComponentMetadata setObjectIdClass(String idclass);</text:p>
      <text:p text:style-name="P23"/>
      <text:p text:style-name="P23"><text:s text:c="4"/>/**</text:p>
      <text:p text:style-name="P23"><text:s text:c="5"/>* Accessor for the object-id class (if defined).</text:p>
      <text:p text:style-name="P23"><text:s text:c="5"/>* </text:p>
      <text:p text:style-name="P23"><text:s text:c="5"/>* @return The object-id class</text:p>
      <text:p text:style-name="P23"><text:s text:c="5"/>*/</text:p>
      <text:p text:style-name="P23"><text:s text:c="4"/>String getObjectIdClass();</text:p>
      <text:p text:style-name="P23"/>
      <text:p text:style-name="P23"><text:s text:c="4"/>/**</text:p>
      <text:p text:style-name="P23"><text:s text:c="5"/>* Method to set whether the component requires an extent.</text:p>
      <text:p text:style-name="P23"><text:s text:c="5"/>* </text:p>
      <text:p text:style-name="P23"><text:s text:c="5"/>* @param extent Requires extent?</text:p>
      <text:p text:style-name="P23"><text:s text:c="5"/>*/</text:p>
      <text:p text:style-name="P23"><text:s text:c="4"/>ComponentMetadata setRequiresExtent(boolean extent);</text:p>
      <text:p text:style-name="P23"/>
      <text:p text:style-name="P23"><text:s text:c="4"/>/**</text:p>
      <text:p text:style-name="P23"><text:s text:c="5"/>* Accessor for whether the component requires an extent.</text:p>
      <text:p text:style-name="P23"><text:s text:c="5"/>* </text:p>
      <text:p text:style-name="P23"><text:s text:c="5"/>* @return Requires extent?</text:p>
      <text:p text:style-name="P23"><text:s text:c="5"/>*/</text:p>
      <text:p text:style-name="P23"><text:s text:c="4"/>boolean getRequiresExtent();</text:p>
      <text:p text:style-name="P23"/>
      <text:p text:style-name="P23"><text:s text:c="4"/>/**</text:p>
      <text:p text:style-name="P23"><text:s text:c="5"/>* Method to set whether this is detachable</text:p>
      <text:p text:style-name="P23"><text:s text:c="5"/>* </text:p>
      <text:p text:style-name="P23"><text:s text:c="5"/>* @param detachable Detachable?</text:p>
      <text:p text:style-name="P23"><text:s text:c="5"/>*/</text:p>
      <text:p text:style-name="P23"><text:s text:c="4"/>ComponentMetadata setDetachable(boolean detachable);</text:p>
      <text:p text:style-name="P23"/>
      <text:p text:style-name="P23"><text:s text:c="4"/>/**</text:p>
      <text:p text:style-name="P23"><text:s text:c="5"/>* Accessor for whether this is detachable.</text:p>
      <text:p text:style-name="P23"><text:s text:c="5"/>* </text:p>
      <text:p text:style-name="P23"><text:s text:c="5"/>* @return Detachable?</text:p>
      <text:p text:style-name="P23"><text:s text:c="5"/>*/</text:p>
      <text:p text:style-name="P23"><text:s text:c="4"/>boolean getDetachable();</text:p>
      <text:p text:style-name="P23"/>
      <text:p text:style-name="P23"><text:s text:c="4"/>/**</text:p>
      <text:p text:style-name="P23"><text:soft-page-break/><text:s text:c="5"/>* Method to set whether this is cacheable</text:p>
      <text:p text:style-name="P23"><text:s text:c="5"/>* </text:p>
      <text:p text:style-name="P23"><text:s text:c="5"/>* @param cacheable Cacheable?</text:p>
      <text:p text:style-name="P23"><text:s text:c="5"/>*/</text:p>
      <text:p text:style-name="P23"><text:s text:c="4"/>ComponentMetadata setCacheable(boolean cacheable);</text:p>
      <text:p text:style-name="P23"/>
      <text:p text:style-name="P23"><text:s text:c="4"/>/**</text:p>
      <text:p text:style-name="P23"><text:s text:c="5"/>* Accessor for whether this is cacheable.</text:p>
      <text:p text:style-name="P23"><text:s text:c="5"/>* </text:p>
      <text:p text:style-name="P23"><text:s text:c="5"/>* @return Cacheable?</text:p>
      <text:p text:style-name="P23"><text:s text:c="5"/>*/</text:p>
      <text:p text:style-name="P23"><text:s text:c="4"/>boolean getCacheable();</text:p>
      <text:p text:style-name="P23"/>
      <text:p text:style-name="P23"><text:s text:c="4"/>/**</text:p>
      <text:p text:style-name="P23"><text:s text:c="5"/>* Method to set whether this is serializeRead</text:p>
      <text:p text:style-name="P23"><text:s text:c="5"/>* </text:p>
      <text:p text:style-name="P23"><text:s text:c="5"/>* @param serializeRead serializeRead?</text:p>
      <text:p text:style-name="P23"><text:s text:c="5"/>*/</text:p>
      <text:p text:style-name="P23"><text:s text:c="4"/>ComponentMetadata setSerializeRead(boolean serializeRead);</text:p>
      <text:p text:style-name="P23"/>
      <text:p text:style-name="P23"><text:s text:c="4"/>/**</text:p>
      <text:p text:style-name="P23"><text:s text:c="5"/>* Accessor for whether this is serializeRead.</text:p>
      <text:p text:style-name="P23"><text:s text:c="5"/>* </text:p>
      <text:p text:style-name="P23"><text:s text:c="5"/>* @return serializeRead?</text:p>
      <text:p text:style-name="P23"><text:s text:c="5"/>*/</text:p>
      <text:p text:style-name="P23"><text:s text:c="4"/>boolean getSerializeRead();</text:p>
      <text:p text:style-name="P23"/>
      <text:p text:style-name="P23"><text:s text:c="4"/>/**</text:p>
      <text:p text:style-name="P23"><text:s text:c="5"/>* Method to set whether it is stored only as embedded in other objects.</text:p>
      <text:p text:style-name="P23"><text:s text:c="5"/>* </text:p>
      <text:p text:style-name="P23"><text:s text:c="5"/>* @param embedded Whether it is only stored embedded</text:p>
      <text:p text:style-name="P23"><text:s text:c="5"/>*/</text:p>
      <text:p text:style-name="P23"><text:s text:c="4"/>ComponentMetadata setEmbeddedOnly(boolean embedded);</text:p>
      <text:p text:style-name="P23"/>
      <text:p text:style-name="P23"><text:s text:c="4"/>/**</text:p>
      <text:p text:style-name="P23"><text:s text:c="5"/>* Accessor for whether this is embedded only.</text:p>
      <text:p text:style-name="P23"><text:s text:c="5"/>* </text:p>
      <text:p text:style-name="P23"><text:s text:c="5"/>* @return Only stored as embedded</text:p>
      <text:p text:style-name="P23"><text:s text:c="5"/>*/</text:p>
      <text:p text:style-name="P23"><text:s text:c="4"/>Boolean getEmbeddedOnly();</text:p>
      <text:p text:style-name="P23"/>
      <text:p text:style-name="P23"><text:s text:c="4"/>/**</text:p>
      <text:p text:style-name="P23"><text:s text:c="5"/>* Method to set the catalog (ORM) for this component</text:p>
      <text:p text:style-name="P23"><text:s text:c="5"/>* </text:p>
      <text:p text:style-name="P23"><text:s text:c="5"/>* @param catalog Catalog name</text:p>
      <text:p text:style-name="P23"><text:s text:c="5"/>*/</text:p>
      <text:p text:style-name="P23"><text:s text:c="4"/>ComponentMetadata setCatalog(String catalog);</text:p>
      <text:p text:style-name="P23"/>
      <text:p text:style-name="P23"><text:s text:c="4"/>/**</text:p>
      <text:p text:style-name="P23"><text:s text:c="5"/>* Accessor for the catalog (ORM) for this component</text:p>
      <text:p text:style-name="P23"><text:s text:c="5"/>* </text:p>
      <text:p text:style-name="P23"><text:s text:c="5"/>* @return The catalog</text:p>
      <text:p text:style-name="P23"><text:s text:c="5"/>*/</text:p>
      <text:p text:style-name="P23"><text:soft-page-break/><text:s text:c="4"/>String getCatalog();</text:p>
      <text:p text:style-name="P23"/>
      <text:p text:style-name="P23"><text:s text:c="4"/>/**</text:p>
      <text:p text:style-name="P23"><text:s text:c="5"/>* Method to set the schema (ORM) for this component</text:p>
      <text:p text:style-name="P23"><text:s text:c="5"/>* </text:p>
      <text:p text:style-name="P23"><text:s text:c="5"/>* @param schema Schema name</text:p>
      <text:p text:style-name="P23"><text:s text:c="5"/>*/</text:p>
      <text:p text:style-name="P23"><text:s text:c="4"/>ComponentMetadata setSchema(String schema);</text:p>
      <text:p text:style-name="P23"/>
      <text:p text:style-name="P23"><text:s text:c="4"/>/**</text:p>
      <text:p text:style-name="P23"><text:s text:c="5"/>* Accessor for the schema (ORM) for this component</text:p>
      <text:p text:style-name="P23"><text:s text:c="5"/>* </text:p>
      <text:p text:style-name="P23"><text:s text:c="5"/>* @return The schema</text:p>
      <text:p text:style-name="P23"><text:s text:c="5"/>*/</text:p>
      <text:p text:style-name="P23"><text:s text:c="4"/>String getSchema();</text:p>
      <text:p text:style-name="P23"/>
      <text:p text:style-name="P23"><text:s text:c="4"/>/**</text:p>
      <text:p text:style-name="P23"><text:s text:c="5"/>* Method to set the table name.</text:p>
      <text:p text:style-name="P23"><text:s text:c="5"/>* </text:p>
      <text:p text:style-name="P23"><text:s text:c="5"/>* @param table Table name</text:p>
      <text:p text:style-name="P23"><text:s text:c="5"/>*/</text:p>
      <text:p text:style-name="P23"><text:s text:c="4"/>ComponentMetadata setTable(String table);</text:p>
      <text:p text:style-name="P23"/>
      <text:p text:style-name="P23"><text:s text:c="4"/>/**</text:p>
      <text:p text:style-name="P23"><text:s text:c="5"/>* Accessor for the name of the table.</text:p>
      <text:p text:style-name="P23"><text:s text:c="5"/>* </text:p>
      <text:p text:style-name="P23"><text:s text:c="5"/>* @return The name</text:p>
      <text:p text:style-name="P23"><text:s text:c="5"/>*/</text:p>
      <text:p text:style-name="P23"><text:s text:c="4"/>String getTable();</text:p>
      <text:p text:style-name="P23"/>
      <text:p text:style-name="P23"><text:s text:c="4"/>/**</text:p>
      <text:p text:style-name="P23"><text:s text:c="5"/>* Method to define the inheritance metadata.</text:p>
      <text:p text:style-name="P23"><text:s text:c="5"/>* </text:p>
      <text:p text:style-name="P23"><text:s text:c="5"/>* @return The InheritanceMetadata</text:p>
      <text:p text:style-name="P23"><text:s text:c="5"/>*/</text:p>
      <text:p text:style-name="P23"><text:s text:c="4"/>InheritanceMetadata newInheritanceMetadata();</text:p>
      <text:p text:style-name="P23"/>
      <text:p text:style-name="P23"><text:s text:c="4"/>/**</text:p>
      <text:p text:style-name="P23"><text:s text:c="5"/>* Accessor for the inheritance (if any).</text:p>
      <text:p text:style-name="P23"><text:s text:c="5"/>* </text:p>
      <text:p text:style-name="P23"><text:s text:c="5"/>* @return inheritance</text:p>
      <text:p text:style-name="P23"><text:s text:c="5"/>*/</text:p>
      <text:p text:style-name="P23"><text:s text:c="4"/>InheritanceMetadata getInheritanceMetadata();</text:p>
      <text:p text:style-name="P23"/>
      <text:p text:style-name="P23"><text:s text:c="4"/>/**</text:p>
      <text:p text:style-name="P23"><text:s text:c="5"/>* Method to define the version metadata.</text:p>
      <text:p text:style-name="P23"><text:s text:c="5"/>* </text:p>
      <text:p text:style-name="P23"><text:s text:c="5"/>* @return The VersionMetadata</text:p>
      <text:p text:style-name="P23"><text:s text:c="5"/>*/</text:p>
      <text:p text:style-name="P23"><text:s text:c="4"/>VersionMetadata newVersionMetadata();</text:p>
      <text:p text:style-name="P23"/>
      <text:p text:style-name="P23"><text:s text:c="4"/>/**</text:p>
      <text:p text:style-name="P23"><text:s text:c="5"/>* Accessor for the version (if any).</text:p>
      <text:p text:style-name="P23"><text:soft-page-break/><text:s text:c="5"/>* </text:p>
      <text:p text:style-name="P23"><text:s text:c="5"/>* @return version</text:p>
      <text:p text:style-name="P23"><text:s text:c="5"/>*/</text:p>
      <text:p text:style-name="P23"><text:s text:c="4"/>VersionMetadata getVersionMetadata();</text:p>
      <text:p text:style-name="P23"/>
      <text:p text:style-name="P23"><text:s text:c="4"/>/**</text:p>
      <text:p text:style-name="P23"><text:s text:c="5"/>* Method to define the datastore identity metadata details.</text:p>
      <text:p text:style-name="P23"><text:s text:c="5"/>* </text:p>
      <text:p text:style-name="P23"><text:s text:c="5"/>* @return The DatastoreIdentityMetadata</text:p>
      <text:p text:style-name="P23"><text:s text:c="5"/>*/</text:p>
      <text:p text:style-name="P23"><text:s text:c="4"/>DatastoreIdentityMetadata newDatastoreIdentityMetadata();</text:p>
      <text:p text:style-name="P23"/>
      <text:p text:style-name="P23"><text:s text:c="4"/>/**</text:p>
      <text:p text:style-name="P23"><text:s text:c="5"/>* Accessor for the datastore identity details.</text:p>
      <text:p text:style-name="P23"><text:s text:c="5"/>* </text:p>
      <text:p text:style-name="P23"><text:s text:c="5"/>* @return datastore identity details</text:p>
      <text:p text:style-name="P23"><text:s text:c="5"/>*/</text:p>
      <text:p text:style-name="P23"><text:s text:c="4"/>DatastoreIdentityMetadata getDatastoreIdentityMetadata();</text:p>
      <text:p text:style-name="P23"/>
      <text:p text:style-name="P23"><text:s text:c="4"/>/**</text:p>
      <text:p text:style-name="P23"><text:s text:c="5"/>* Method to define the primary key details.</text:p>
      <text:p text:style-name="P23"><text:s text:c="5"/>* </text:p>
      <text:p text:style-name="P23"><text:s text:c="5"/>* @return The PrimaryKeyMetadata</text:p>
      <text:p text:style-name="P23"><text:s text:c="5"/>*/</text:p>
      <text:p text:style-name="P23"><text:s text:c="4"/>PrimaryKeyMetadata newPrimaryKeyMetadata();</text:p>
      <text:p text:style-name="P23"/>
      <text:p text:style-name="P23"><text:s text:c="4"/>/**</text:p>
      <text:p text:style-name="P23"><text:s text:c="5"/>* Accessor for the primary key (if any).</text:p>
      <text:p text:style-name="P23"><text:s text:c="5"/>* </text:p>
      <text:p text:style-name="P23"><text:s text:c="5"/>* @return primary key details</text:p>
      <text:p text:style-name="P23"><text:s text:c="5"/>*/</text:p>
      <text:p text:style-name="P23"><text:s text:c="4"/>PrimaryKeyMetadata getPrimaryKeyMetadata();</text:p>
      <text:p text:style-name="P23"/>
      <text:p text:style-name="P23"><text:s text:c="4"/>/**</text:p>
      <text:p text:style-name="P23"><text:s text:c="5"/>* Accessor for all joins(s) defined on the component.</text:p>
      <text:p text:style-name="P23"><text:s text:c="5"/>* </text:p>
      <text:p text:style-name="P23"><text:s text:c="5"/>* @return The join(s)</text:p>
      <text:p text:style-name="P23"><text:s text:c="5"/>*/</text:p>
      <text:p text:style-name="P23"><text:s text:c="4"/>JoinMetadata[] getJoins();</text:p>
      <text:p text:style-name="P23"/>
      <text:p text:style-name="P23"><text:s text:c="4"/>/**</text:p>
      <text:p text:style-name="P23"><text:s text:c="5"/>* Add a join for this component.</text:p>
      <text:p text:style-name="P23"><text:s text:c="5"/>* </text:p>
      <text:p text:style-name="P23"><text:s text:c="5"/>* @return The JoinMetadata</text:p>
      <text:p text:style-name="P23"><text:s text:c="5"/>*/</text:p>
      <text:p text:style-name="P23"><text:s text:c="4"/>JoinMetadata newJoinMetadata();</text:p>
      <text:p text:style-name="P23"/>
      <text:p text:style-name="P23"><text:s text:c="4"/>/**</text:p>
      <text:p text:style-name="P23"><text:s text:c="5"/>* Accessor for the number of join(s) defined for this component.</text:p>
      <text:p text:style-name="P23"><text:s text:c="5"/>* </text:p>
      <text:p text:style-name="P23"><text:s text:c="5"/>* @return The number of join(s)</text:p>
      <text:p text:style-name="P23"><text:s text:c="5"/>*/</text:p>
      <text:p text:style-name="P23"><text:s text:c="4"/>int getNumberOfJoins();</text:p>
      <text:p text:style-name="P23"><text:soft-page-break/></text:p>
      <text:p text:style-name="P23"><text:s text:c="4"/>/**</text:p>
      <text:p text:style-name="P23"><text:s text:c="5"/>* Accessor for all fk(s) defined on the component.</text:p>
      <text:p text:style-name="P23"><text:s text:c="5"/>* </text:p>
      <text:p text:style-name="P23"><text:s text:c="5"/>* @return The fk(s)</text:p>
      <text:p text:style-name="P23"><text:s text:c="5"/>*/</text:p>
      <text:p text:style-name="P23"><text:s text:c="4"/>ForeignKeyMetadata[] getForeignKeys();</text:p>
      <text:p text:style-name="P23"/>
      <text:p text:style-name="P23"><text:s text:c="4"/>/**</text:p>
      <text:p text:style-name="P23"><text:s text:c="5"/>* Add a new FK for this component.</text:p>
      <text:p text:style-name="P23"><text:s text:c="5"/>* </text:p>
      <text:p text:style-name="P23"><text:s text:c="5"/>* @return The ForeignKeyMetadata</text:p>
      <text:p text:style-name="P23"><text:s text:c="5"/>*/</text:p>
      <text:p text:style-name="P23"><text:s text:c="4"/>ForeignKeyMetadata newForeignKeyMetadata();</text:p>
      <text:p text:style-name="P23"/>
      <text:p text:style-name="P23"><text:s text:c="4"/>/**</text:p>
      <text:p text:style-name="P23"><text:s text:c="5"/>* Accessor for the number of FKs defined for this component.</text:p>
      <text:p text:style-name="P23"><text:s text:c="5"/>* </text:p>
      <text:p text:style-name="P23"><text:s text:c="5"/>* @return The number of FKs</text:p>
      <text:p text:style-name="P23"><text:s text:c="5"/>*/</text:p>
      <text:p text:style-name="P23"><text:s text:c="4"/>int getNumberOfForeignKeys();</text:p>
      <text:p text:style-name="P23"/>
      <text:p text:style-name="P23"><text:s text:c="4"/>/**</text:p>
      <text:p text:style-name="P23"><text:s text:c="5"/>* Accessor for all index(s) defined on the component.</text:p>
      <text:p text:style-name="P23"><text:s text:c="5"/>* </text:p>
      <text:p text:style-name="P23"><text:s text:c="5"/>* @return The index(s)</text:p>
      <text:p text:style-name="P23"><text:s text:c="5"/>*/</text:p>
      <text:p text:style-name="P23"><text:s text:c="4"/>IndexMetadata[] getIndices();</text:p>
      <text:p text:style-name="P23"/>
      <text:p text:style-name="P23"><text:s text:c="4"/>/**</text:p>
      <text:p text:style-name="P23"><text:s text:c="5"/>* Add a new index for this component.</text:p>
      <text:p text:style-name="P23"><text:s text:c="5"/>* </text:p>
      <text:p text:style-name="P23"><text:s text:c="5"/>* @return The IndexMetadata</text:p>
      <text:p text:style-name="P23"><text:s text:c="5"/>*/</text:p>
      <text:p text:style-name="P23"><text:s text:c="4"/>IndexMetadata newIndexMetadata();</text:p>
      <text:p text:style-name="P23"/>
      <text:p text:style-name="P23"><text:s text:c="4"/>/**</text:p>
      <text:p text:style-name="P23"><text:s text:c="5"/>* Accessor for the number of indices defined for this component.</text:p>
      <text:p text:style-name="P23"><text:s text:c="5"/>* </text:p>
      <text:p text:style-name="P23"><text:s text:c="5"/>* @return The number of indices</text:p>
      <text:p text:style-name="P23"><text:s text:c="5"/>*/</text:p>
      <text:p text:style-name="P23"><text:s text:c="4"/>int getNumberOfIndices();</text:p>
      <text:p text:style-name="P23"/>
      <text:p text:style-name="P23"><text:s text:c="4"/>/**</text:p>
      <text:p text:style-name="P23"><text:s text:c="5"/>* Accessor for all unique constraints defined on the component.</text:p>
      <text:p text:style-name="P23"><text:s text:c="5"/>* </text:p>
      <text:p text:style-name="P23"><text:s text:c="5"/>* @return The unique constraints</text:p>
      <text:p text:style-name="P23"><text:s text:c="5"/>*/</text:p>
      <text:p text:style-name="P23"><text:s text:c="4"/>UniqueMetadata[] getUniques();</text:p>
      <text:p text:style-name="P23"/>
      <text:p text:style-name="P23"><text:s text:c="4"/>/**</text:p>
      <text:p text:style-name="P23"><text:s text:c="5"/>* Add a new unique constraint for this component.</text:p>
      <text:p text:style-name="P23"><text:s text:c="5"/>* </text:p>
      <text:p text:style-name="P23"><text:soft-page-break/><text:s text:c="5"/>* @return The UniqueMetadata</text:p>
      <text:p text:style-name="P23"><text:s text:c="5"/>*/</text:p>
      <text:p text:style-name="P23"><text:s text:c="4"/>UniqueMetadata newUniqueMetadata();</text:p>
      <text:p text:style-name="P23"/>
      <text:p text:style-name="P23"><text:s text:c="4"/>/**</text:p>
      <text:p text:style-name="P23"><text:s text:c="5"/>* Accessor for the number of unique constraints defined for this component.</text:p>
      <text:p text:style-name="P23"><text:s text:c="5"/>* </text:p>
      <text:p text:style-name="P23"><text:s text:c="5"/>* @return The number of unique constraints</text:p>
      <text:p text:style-name="P23"><text:s text:c="5"/>*/</text:p>
      <text:p text:style-name="P23"><text:s text:c="4"/>int getNumberOfUniques();</text:p>
      <text:p text:style-name="P23"/>
      <text:p text:style-name="P23"><text:s text:c="4"/>/**</text:p>
      <text:p text:style-name="P23"><text:s text:c="5"/>* Accessor for all fields/properties defined on the component.</text:p>
      <text:p text:style-name="P23"><text:s text:c="5"/>* </text:p>
      <text:p text:style-name="P23"><text:s text:c="5"/>* @return The members</text:p>
      <text:p text:style-name="P23"><text:s text:c="5"/>*/</text:p>
      <text:p text:style-name="P23"><text:s text:c="4"/>MemberMetadata[] getMembers();</text:p>
      <text:p text:style-name="P23"/>
      <text:p text:style-name="P23"><text:s text:c="4"/>/**</text:p>
      <text:p text:style-name="P23"><text:s text:c="5"/>* Accessor for the number of fields/properties defined for this component.</text:p>
      <text:p text:style-name="P23"><text:s text:c="5"/>* </text:p>
      <text:p text:style-name="P23"><text:s text:c="5"/>* @return The number of members</text:p>
      <text:p text:style-name="P23"><text:s text:c="5"/>*/</text:p>
      <text:p text:style-name="P23"><text:s text:c="4"/>int getNumberOfMembers();</text:p>
      <text:p text:style-name="P23"/>
      <text:p text:style-name="P23"><text:s text:c="4"/>/**</text:p>
      <text:p text:style-name="P23"><text:s text:c="5"/>* Add a new property for this component.</text:p>
      <text:p text:style-name="P23"><text:s text:c="5"/>* </text:p>
      <text:p text:style-name="P23"><text:s text:c="5"/>* @param name Name of the property</text:p>
      <text:p text:style-name="P23"><text:s text:c="5"/>* @return The PropertyMetadata</text:p>
      <text:p text:style-name="P23"><text:s text:c="5"/>*/</text:p>
      <text:p text:style-name="P23"><text:s text:c="4"/>PropertyMetadata newPropertyMetadata(String name);</text:p>
      <text:p text:style-name="P23"/>
      <text:p text:style-name="P23"><text:s text:c="4"/>/**</text:p>
      <text:p text:style-name="P23"><text:s text:c="5"/>* Add a new property for this component.</text:p>
      <text:p text:style-name="P23"><text:s text:c="5"/>* </text:p>
      <text:p text:style-name="P23"><text:s text:c="5"/>* @param method Java bean getter/setter method</text:p>
      <text:p text:style-name="P23"><text:s text:c="5"/>* @return The PropertyMetadata</text:p>
      <text:p text:style-name="P23"><text:s text:c="5"/>*/</text:p>
      <text:p text:style-name="P23"><text:s text:c="4"/>PropertyMetadata newPropertyMetadata(Method method);</text:p>
      <text:p text:style-name="P23"/>
      <text:p text:style-name="P23"><text:s text:c="4"/>/**</text:p>
      <text:p text:style-name="P23"><text:s text:c="5"/>* Accessor for all named queries defined on the component.</text:p>
      <text:p text:style-name="P23"><text:s text:c="5"/>* </text:p>
      <text:p text:style-name="P23"><text:s text:c="5"/>* @return The queries</text:p>
      <text:p text:style-name="P23"><text:s text:c="5"/>*/</text:p>
      <text:p text:style-name="P23"><text:s text:c="4"/>QueryMetadata[] getQueries();</text:p>
      <text:p text:style-name="P23"/>
      <text:p text:style-name="P23"><text:s text:c="4"/>/**</text:p>
      <text:p text:style-name="P23"><text:s text:c="5"/>* Add a new query for this component.</text:p>
      <text:p text:style-name="P23"><text:s text:c="5"/>* </text:p>
      <text:p text:style-name="P23"><text:s text:c="5"/>* @param name</text:p>
      <text:p text:style-name="P23"><text:s text:c="5"/>* <text:s text:c="11"/>Name of the query to add</text:p>
      <text:p text:style-name="P23"><text:soft-page-break/><text:s text:c="5"/>* @return The QueryMetadata</text:p>
      <text:p text:style-name="P23"><text:s text:c="5"/>*/</text:p>
      <text:p text:style-name="P23"><text:s text:c="4"/>QueryMetadata newQueryMetadata(String name);</text:p>
      <text:p text:style-name="P23"/>
      <text:p text:style-name="P23"><text:s text:c="4"/>/**</text:p>
      <text:p text:style-name="P23"><text:s text:c="5"/>* Accessor for the number of named queries defined for this component.</text:p>
      <text:p text:style-name="P23"><text:s text:c="5"/>* </text:p>
      <text:p text:style-name="P23"><text:s text:c="5"/>* @return The number of named queries</text:p>
      <text:p text:style-name="P23"><text:s text:c="5"/>*/</text:p>
      <text:p text:style-name="P23"><text:s text:c="4"/>int getNumberOfQueries();</text:p>
      <text:p text:style-name="P23"/>
      <text:p text:style-name="P23"><text:s text:c="4"/>/**</text:p>
      <text:p text:style-name="P23"><text:s text:c="5"/>* Accessor for all FetchGroup defined on the component.</text:p>
      <text:p text:style-name="P23"><text:s text:c="5"/>* </text:p>
      <text:p text:style-name="P23"><text:s text:c="5"/>* @return The FetchGroups</text:p>
      <text:p text:style-name="P23"><text:s text:c="5"/>*/</text:p>
      <text:p text:style-name="P23"><text:s text:c="4"/>FetchGroupMetadata[] getFetchGroups();</text:p>
      <text:p text:style-name="P23"/>
      <text:p text:style-name="P23"><text:s text:c="4"/>/**</text:p>
      <text:p text:style-name="P23"><text:s text:c="5"/>* Add a new FetchGroup for this component.</text:p>
      <text:p text:style-name="P23"><text:s text:c="5"/>* </text:p>
      <text:p text:style-name="P23"><text:s text:c="5"/>* @param name Name of the FetchGroup</text:p>
      <text:p text:style-name="P23"><text:s text:c="5"/>* @return The FetchGroupMetadata</text:p>
      <text:p text:style-name="P23"><text:s text:c="5"/>*/</text:p>
      <text:p text:style-name="P27"><text:span text:style-name="T1"><text:s text:c="4"/></text:span><text:span text:style-name="T1">FetchGroupMetadata</text:span><text:span text:style-name="T1"> </text:span><text:span text:style-name="T1">newFetchGroupMetadata</text:span><text:span text:style-name="T1">(String name);</text:span></text:p>
      <text:p text:style-name="P23"/>
      <text:p text:style-name="P23"><text:s text:c="4"/>/**</text:p>
      <text:p text:style-name="P23"><text:s text:c="5"/>* Accessor for the number of fetchGroups defined for this component.</text:p>
      <text:p text:style-name="P23"><text:s text:c="5"/>* </text:p>
      <text:p text:style-name="P23"><text:s text:c="5"/>* @return The number of fetch groups</text:p>
      <text:p text:style-name="P23"><text:s text:c="5"/>*/</text:p>
      <text:p text:style-name="P23"><text:s text:c="4"/>int getNumberOfFetchGroups();</text:p>
      <text:p text:style-name="P23"/>
      <text:p text:style-name="P23"><text:s text:c="4"/>/**</text:p>
      <text:p text:style-name="P23"><text:s text:c="5"/>* Accessor for all column(s) defined on the join.</text:p>
      <text:p text:style-name="P23"><text:s text:c="5"/>* </text:p>
      <text:p text:style-name="P23"><text:s text:c="5"/>* @return The column(s)</text:p>
      <text:p text:style-name="P23"><text:s text:c="5"/>*/</text:p>
      <text:p text:style-name="P23"><text:s text:c="4"/>ColumnMetadata[] getColumns();</text:p>
      <text:p text:style-name="P23"/>
      <text:p text:style-name="P23"><text:s text:c="4"/>/**</text:p>
      <text:p text:style-name="P23"><text:s text:c="5"/>* Add a new column for this join.</text:p>
      <text:p text:style-name="P23"><text:s text:c="5"/>* </text:p>
      <text:p text:style-name="P23"><text:s text:c="5"/>* @return The ColumnMetadata</text:p>
      <text:p text:style-name="P23"><text:s text:c="5"/>*/</text:p>
      <text:p text:style-name="P23"><text:s text:c="4"/>ColumnMetadata newColumnMetadata();</text:p>
      <text:p text:style-name="P23"/>
      <text:p text:style-name="P23"><text:s text:c="4"/>/**</text:p>
      <text:p text:style-name="P23"><text:s text:c="5"/>* Accessor for the number of columns defined for this join.</text:p>
      <text:p text:style-name="P23"><text:s text:c="5"/>* </text:p>
      <text:p text:style-name="P23"><text:s text:c="5"/>* @return The number of columns</text:p>
      <text:p text:style-name="P23"><text:s text:c="5"/>*/</text:p>
      <text:p text:style-name="P23"><text:s text:c="4"/>int getNumberOfColumns();</text:p>
      <text:p text:style-name="P23"><text:soft-page-break/>}</text:p>
      <text:p text:style-name="P21"/>
      <text:h text:style-name="P34" text:outline-level="3">Class Metadata</text:h>
      <text:p text:style-name="P5"><text:alphabetical-index-mark-start text:id="IMark5275789824" text:main-entry="true"/>ClassMetadata<text:alphabetical-index-mark-end text:id="IMark5275789824"/> represents metadata for a specific persistence-capable class.</text:p>
      <text:p text:style-name="P28">/**</text:p>
      <text:p text:style-name="P23"><text:s/>* Represents a class.</text:p>
      <text:p text:style-name="P23"><text:s/>* @since 2.3</text:p>
      <text:p text:style-name="P23"><text:s/>*/</text:p>
      <text:p text:style-name="P23">public interface ClassMetadata extends ComponentMetadata {</text:p>
      <text:p text:style-name="P23"><text:s text:c="4"/>/**</text:p>
      <text:p text:style-name="P23"><text:s text:c="5"/>* Method to define the persistence modifier.</text:p>
      <text:p text:style-name="P23"><text:s text:c="5"/>* @param mod persistence modifier</text:p>
      <text:p text:style-name="P23"><text:s text:c="5"/>*/</text:p>
      <text:p text:style-name="P23"><text:s text:c="4"/>ClassMetadata setPersistenceModifier(ClassPersistenceModifier mod);</text:p>
      <text:p text:style-name="P23"/>
      <text:p text:style-name="P23"><text:s text:c="4"/>/**</text:p>
      <text:p text:style-name="P23"><text:s text:c="5"/>* Accessor for the persistence modifier.</text:p>
      <text:p text:style-name="P23"><text:s text:c="5"/>* @return persistence modifier</text:p>
      <text:p text:style-name="P23"><text:s text:c="5"/>*/</text:p>
      <text:p text:style-name="P23"><text:s text:c="4"/>ClassPersistenceModifier getPersistenceModifier();</text:p>
      <text:p text:style-name="P23"/>
      <text:p text:style-name="P23"><text:s text:c="4"/>/**</text:p>
      <text:p text:style-name="P23"><text:s text:c="5"/>* Add a new field to this class.</text:p>
      <text:p text:style-name="P23"><text:s text:c="5"/>* @param name Name of the field</text:p>
      <text:p text:style-name="P23"><text:s text:c="5"/>* @return The FieldMetadata</text:p>
      <text:p text:style-name="P23"><text:s text:c="5"/>*/</text:p>
      <text:p text:style-name="P23"><text:s text:c="4"/>FieldMetadata newFieldMetadata(String name);</text:p>
      <text:p text:style-name="P23"/>
      <text:p text:style-name="P23"><text:s text:c="4"/>/**</text:p>
      <text:p text:style-name="P23"><text:s text:c="5"/>* Add a new field to this class.</text:p>
      <text:p text:style-name="P23"><text:s text:c="5"/>* @param fld The field</text:p>
      <text:p text:style-name="P23"><text:s text:c="5"/>* @return The FieldMetadata</text:p>
      <text:p text:style-name="P23"><text:s text:c="5"/>*/</text:p>
      <text:p text:style-name="P23"><text:s text:c="4"/>FieldMetadata newFieldMetadata(Field fld);</text:p>
      <text:p text:style-name="P23">}</text:p>
      <text:p text:style-name="P6"/>
      <text:h text:style-name="P34" text:outline-level="3">Interface Metadata</text:h>
      <text:p text:style-name="P5"><text:alphabetical-index-mark-start text:id="IMark5275789824" text:main-entry="true"/>InterfaceMetadata<text:alphabetical-index-mark-end text:id="IMark5275789824"/> represents metadata for a specific persistence-capable interface.</text:p>
      <text:p text:style-name="P23">/**</text:p>
      <text:p text:style-name="P23"><text:s/>* Represents a persistent-interface.</text:p>
      <text:p text:style-name="P23"><text:s/>* @since 2.3</text:p>
      <text:p text:style-name="P23"><text:s/>*/</text:p>
      <text:p text:style-name="P23">public interface InterfaceMetadata extends ComponentMetadata {</text:p>
      <text:p text:style-name="P23"><text:s text:c="4"/></text:p>
      <text:p text:style-name="P23">}</text:p>
      <text:p text:style-name="P6"/>
      <text:h text:style-name="P34" text:outline-level="3">Field Metadata</text:h>
      <text:p text:style-name="P5"><text:alphabetical-index-mark-start text:id="IMark5275789824" text:main-entry="true"/>FieldMetadata<text:alphabetical-index-mark-end text:id="IMark5275789824"/> represents metadata for persistent fields.</text:p>
      <text:p text:style-name="P23">/**</text:p>
      <text:p text:style-name="P23"><text:soft-page-break/><text:s/>* Represents a field in a class.</text:p>
      <text:p text:style-name="P23"><text:s/>* @since 2.3</text:p>
      <text:p text:style-name="P23"><text:s/>*/</text:p>
      <text:p text:style-name="P23">public interface FieldMetadata extends MemberMetadata {</text:p>
      <text:p text:style-name="P23"/>
      <text:p text:style-name="P23">}</text:p>
      <text:p text:style-name="P6"/>
      <text:h text:style-name="P34" text:outline-level="3">Property Metadata</text:h>
      <text:p text:style-name="P5"><text:alphabetical-index-mark-start text:id="IMark5275789824" text:main-entry="true"/>PropertyMetadata<text:alphabetical-index-mark-end text:id="IMark5275789824"/> represents metadata for persistent properties.</text:p>
      <text:p text:style-name="P22">/**</text:p>
      <text:p text:style-name="P23"><text:s/>* Represents a property in a class/persistent-interface.</text:p>
      <text:p text:style-name="P23"><text:s/>* @since 2.3</text:p>
      <text:p text:style-name="P23"><text:s/>*/</text:p>
      <text:p text:style-name="P23">public interface PropertyMetadata extends MemberMetadata {</text:p>
      <text:p text:style-name="P23"><text:s text:c="4"/>/**</text:p>
      <text:p text:style-name="P23"><text:s text:c="5"/>* Method to set the field name (persistent interfaces)</text:p>
      <text:p text:style-name="P23"><text:s text:c="5"/>* </text:p>
      <text:p text:style-name="P23"><text:s text:c="5"/>* @param name field name</text:p>
      <text:p text:style-name="P23"><text:s text:c="5"/>*/</text:p>
      <text:p text:style-name="P23"><text:s text:c="4"/>PropertyMetadata setFieldName(String name);</text:p>
      <text:p text:style-name="P23"/>
      <text:p text:style-name="P23"><text:s text:c="4"/>/**</text:p>
      <text:p text:style-name="P23"><text:s text:c="5"/>* Accessor for the field name</text:p>
      <text:p text:style-name="P23"><text:s text:c="5"/>* </text:p>
      <text:p text:style-name="P23"><text:s text:c="5"/>* @return Field name</text:p>
      <text:p text:style-name="P23"><text:s text:c="5"/>*/</text:p>
      <text:p text:style-name="P23"><text:s text:c="4"/>String getFieldName();</text:p>
      <text:p text:style-name="P23">}</text:p>
      <text:p text:style-name="P6"/>
      <text:h text:style-name="P34" text:outline-level="3">Query Metadata</text:h>
      <text:p text:style-name="P5"><text:alphabetical-index-mark-start text:id="IMark5275789824" text:main-entry="true"/>QueryMetadata<text:alphabetical-index-mark-end text:id="IMark5275789824"/> represents metadata for queries.</text:p>
      <text:p text:style-name="P23">/**</text:p>
      <text:p text:style-name="P23"><text:s/>* Represents a named query.</text:p>
      <text:p text:style-name="P23"><text:s/>* @since 2.3</text:p>
      <text:p text:style-name="P23"><text:s/>*/</text:p>
      <text:p text:style-name="P23">public interface QueryMetadata extends Metadata {</text:p>
      <text:p text:style-name="P23"><text:s text:c="4"/>/**</text:p>
      <text:p text:style-name="P23"><text:s text:c="5"/>* Accessor for the name of the query (set on construction).</text:p>
      <text:p text:style-name="P23"><text:s text:c="5"/>* </text:p>
      <text:p text:style-name="P23"><text:s text:c="5"/>* @return The name</text:p>
      <text:p text:style-name="P23"><text:s text:c="5"/>*/</text:p>
      <text:p text:style-name="P23"><text:s text:c="4"/>String getName();</text:p>
      <text:p text:style-name="P23"/>
      <text:p text:style-name="P23"><text:s text:c="4"/>/**</text:p>
      <text:p text:style-name="P23"><text:s text:c="5"/>* Method to set the language of the query.</text:p>
      <text:p text:style-name="P23"><text:s text:c="5"/>* </text:p>
      <text:p text:style-name="P23"><text:s text:c="5"/>* @param lang Query language</text:p>
      <text:p text:style-name="P23"><text:s text:c="5"/>*/</text:p>
      <text:p text:style-name="P23"><text:s text:c="4"/>QueryMetadata setLanguage(String lang);</text:p>
      <text:p text:style-name="P23"/>
      <text:p text:style-name="P23"><text:soft-page-break/><text:s text:c="4"/>/**</text:p>
      <text:p text:style-name="P23"><text:s text:c="5"/>* Accessor for the query language.</text:p>
      <text:p text:style-name="P23"><text:s text:c="5"/>* </text:p>
      <text:p text:style-name="P23"><text:s text:c="5"/>* @return The language</text:p>
      <text:p text:style-name="P23"><text:s text:c="5"/>*/</text:p>
      <text:p text:style-name="P23"><text:s text:c="4"/>String getLanguage();</text:p>
      <text:p text:style-name="P23"/>
      <text:p text:style-name="P23"><text:s text:c="4"/>/**</text:p>
      <text:p text:style-name="P23"><text:s text:c="5"/>* Method to set the single-string query.</text:p>
      <text:p text:style-name="P23"><text:s text:c="5"/>* </text:p>
      <text:p text:style-name="P23"><text:s text:c="5"/>* @param query The query</text:p>
      <text:p text:style-name="P23"><text:s text:c="5"/>*/</text:p>
      <text:p text:style-name="P23"><text:s text:c="4"/>QueryMetadata setQuery(String query);</text:p>
      <text:p text:style-name="P23"/>
      <text:p text:style-name="P23"><text:s text:c="4"/>/**</text:p>
      <text:p text:style-name="P23"><text:s text:c="5"/>* Accessor for the single-string query.</text:p>
      <text:p text:style-name="P23"><text:s text:c="5"/>* </text:p>
      <text:p text:style-name="P23"><text:s text:c="5"/>* @return The query</text:p>
      <text:p text:style-name="P23"><text:s text:c="5"/>*/</text:p>
      <text:p text:style-name="P23"><text:s text:c="4"/>String getQuery();</text:p>
      <text:p text:style-name="P23"/>
      <text:p text:style-name="P23"><text:s text:c="4"/>/**</text:p>
      <text:p text:style-name="P23"><text:s text:c="5"/>* Method to set the result class name for the query</text:p>
      <text:p text:style-name="P23"><text:s text:c="5"/>* </text:p>
      <text:p text:style-name="P23"><text:s text:c="5"/>* @param clsName Result class name</text:p>
      <text:p text:style-name="P23"><text:s text:c="5"/>*/</text:p>
      <text:p text:style-name="P23"><text:s text:c="4"/>QueryMetadata setResultClass(String clsName);</text:p>
      <text:p text:style-name="P23"/>
      <text:p text:style-name="P23"><text:s text:c="4"/>/**</text:p>
      <text:p text:style-name="P23"><text:s text:c="5"/>* Accessor for the result class name for the query.</text:p>
      <text:p text:style-name="P23"><text:s text:c="5"/>* </text:p>
      <text:p text:style-name="P23"><text:s text:c="5"/>* @return The result class name</text:p>
      <text:p text:style-name="P23"><text:s text:c="5"/>*/</text:p>
      <text:p text:style-name="P23"><text:s text:c="4"/>String getResultClass();</text:p>
      <text:p text:style-name="P23"/>
      <text:p text:style-name="P23"><text:s text:c="4"/>/**</text:p>
      <text:p text:style-name="P23"><text:s text:c="5"/>* Method to set if the query results are unique</text:p>
      <text:p text:style-name="P23"><text:s text:c="5"/>* </text:p>
      <text:p text:style-name="P23"><text:s text:c="5"/>* @param unique Whether they are unique</text:p>
      <text:p text:style-name="P23"><text:s text:c="5"/>*/</text:p>
      <text:p text:style-name="P23"><text:s text:c="4"/>QueryMetadata setUnique(boolean unique);</text:p>
      <text:p text:style-name="P23"/>
      <text:p text:style-name="P23"><text:s text:c="4"/>/**</text:p>
      <text:p text:style-name="P23"><text:s text:c="5"/>* Accessor for whether results from the query are unique</text:p>
      <text:p text:style-name="P23"><text:s text:c="5"/>* </text:p>
      <text:p text:style-name="P23"><text:s text:c="5"/>* @return Results are unique?</text:p>
      <text:p text:style-name="P23"><text:s text:c="5"/>*/</text:p>
      <text:p text:style-name="P23"><text:s text:c="4"/>Boolean getUnique();</text:p>
      <text:p text:style-name="P23"/>
      <text:p text:style-name="P23"><text:s text:c="4"/>/**</text:p>
      <text:p text:style-name="P23"><text:s text:c="5"/>* Method to set the query as not being modifiable from now.</text:p>
      <text:p text:style-name="P23"><text:s text:c="5"/>*/</text:p>
      <text:p text:style-name="P23"><text:s text:c="4"/>QueryMetadata setUnmodifiable();</text:p>
      <text:p text:style-name="P23"><text:soft-page-break/></text:p>
      <text:p text:style-name="P23"><text:s text:c="4"/>/**</text:p>
      <text:p text:style-name="P23"><text:s text:c="5"/>* Accessor for whether the query is unmodifiable.</text:p>
      <text:p text:style-name="P23"><text:s text:c="5"/>* </text:p>
      <text:p text:style-name="P23"><text:s text:c="5"/>* @return Can’t be changed?</text:p>
      <text:p text:style-name="P23"><text:s text:c="5"/>*/</text:p>
      <text:p text:style-name="P23"><text:s text:c="4"/>boolean getUnmodifiable();</text:p>
      <text:p text:style-name="P23"/>
      <text:p text:style-name="P23"><text:s text:c="4"/>/**</text:p>
      <text:p text:style-name="P23"><text:s text:c="5"/>* Method to set the FetchPlan to use for this named query.</text:p>
      <text:p text:style-name="P23"><text:s text:c="5"/>* </text:p>
      <text:p text:style-name="P23"><text:s text:c="5"/>* @param fetchPlanName name of the FetchPlan</text:p>
      <text:p text:style-name="P23"><text:s text:c="5"/>*/</text:p>
      <text:p text:style-name="P23"><text:s text:c="4"/>QueryMetadata setFetchPlan(String fetchPlanName);</text:p>
      <text:p text:style-name="P23"/>
      <text:p text:style-name="P23"><text:s text:c="4"/>/**</text:p>
      <text:p text:style-name="P23"><text:s text:c="5"/>* Accessor for the name of a fetch plan to use (if any).</text:p>
      <text:p text:style-name="P23"><text:s text:c="5"/>* </text:p>
      <text:p text:style-name="P23"><text:s text:c="5"/>* @return The fetch plan name</text:p>
      <text:p text:style-name="P23"><text:s text:c="5"/>*/</text:p>
      <text:p text:style-name="P23"><text:s text:c="4"/>String getFetchPlan();</text:p>
      <text:p text:style-name="P23">}</text:p>
      <text:p text:style-name="P26"/>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2</meta:editing-cycles>
    <meta:creation-date>2012-06-24T16:01:14.64</meta:creation-date>
    <meta:editing-duration>P11DT1H13M15S</meta:editing-duration>
    <meta:generator>OpenOffice/4.1.10$Unix OpenOffice.org_project/4110m2$Build-9807</meta:generator>
    <dc:title>JDO_Chapter</dc:title>
    <dc:date>2021-09-01T23:31:01</dc:date>
    <dc:creator>Michael Bouschen</dc:creator>
    <meta:document-statistic meta:table-count="1" meta:image-count="3" meta:object-count="0" meta:page-count="51" meta:paragraph-count="2217" meta:word-count="9417" meta:character-count="683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